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6999999999998" table:style-name="ce1">
            <text:p>3.9677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1.39" table:style-name="ce1">
            <text:p>1.39</text:p>
          </table:table-cell>
          <table:table-cell office:value-type="float" office:value="1.88" table:style-name="ce1">
            <text:p>1.88</text:p>
          </table:table-cell>
          <table:table-cell office:value-type="float" office:value="1" table:style-name="ce1">
            <text:p>1</text:p>
          </table:table-cell>
          <table:table-cell office:value-type="float" office:value="4.9349999999999996" table:style-name="ce1">
            <text:p>4.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0522927289999999" table:style-name="ce1">
            <text:p>1.052292729</text:p>
          </table:table-cell>
          <table:table-cell office:value-type="float" office:value="-0.66296666439999996" table:style-name="ce1">
            <text:p>-0.662966664</text:p>
          </table:table-cell>
          <table:table-cell office:value-type="float" office:value="1" table:style-name="ce1">
            <text:p>1</text:p>
          </table:table-cell>
          <table:table-cell office:value-type="float" office:value="5.4958" table:style-name="ce1">
            <text:p>5.4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office:value-type="float" office:value="-8.9900000000000008E-2" table:style-name="ce1">
            <text:p>-0.0899</text:p>
          </table:table-cell>
          <table:table-cell office:value-type="float" office:value="1" table:style-name="ce1">
            <text:p>1</text:p>
          </table:table-cell>
          <table:table-cell office:value-type="float" office:value="0.18719999999999998" table:style-name="ce1">
            <text:p>0.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14328265000000001" table:style-name="ce1">
            <text:p>0.14328265</text:p>
          </table:table-cell>
          <table:table-cell office:value-type="float" office:value="-0.17671735000000002" table:style-name="ce1">
            <text:p>-0.17671735</text:p>
          </table:table-cell>
          <table:table-cell office:value-type="float" office:value="1" table:style-name="ce1">
            <text:p>1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1.08510424" table:style-name="ce1">
            <text:p>11.08510424</text:p>
          </table:table-cell>
          <table:table-cell office:value-type="float" office:value="-4.7335650779999998" table:style-name="ce1">
            <text:p>-4.733565078</text:p>
          </table:table-cell>
          <table:table-cell office:value-type="float" office:value="1" table:style-name="ce1">
            <text:p>1</text:p>
          </table:table-cell>
          <table:table-cell office:value-type="float" office:value="15.24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2833642169999999" table:style-name="ce1">
            <text:p>1.283364217</text:p>
          </table:table-cell>
          <table:table-cell office:value-type="float" office:value="-1.581387783" table:style-name="ce1">
            <text:p>-1.581387783</text:p>
          </table:table-cell>
          <table:table-cell office:value-type="float" office:value="1" table:style-name="ce1">
            <text:p>1</text:p>
          </table:table-cell>
          <table:table-cell office:value-type="float" office:value="3.8789999999999996" table:style-name="ce1">
            <text:p>3.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1" table:style-name="ce1">
            <text:p>1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1.447939487" table:style-name="ce1">
            <text:p>1.447939487</text:p>
          </table:table-cell>
          <table:table-cell office:value-type="float" office:value="-0.66169873339999996" table:style-name="ce1">
            <text:p>-0.661698733</text:p>
          </table:table-cell>
          <table:table-cell office:value-type="float" office:value="1" table:style-name="ce1">
            <text:p>1</text:p>
          </table:table-cell>
          <table:table-cell office:value-type="float" office:value="5.53" table:style-name="ce1">
            <text:p>5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6.5071000000000004E-2" table:style-name="ce1">
            <text:p>0.065071</text:p>
          </table:table-cell>
          <table:table-cell office:value-type="float" office:value="-7.2929000000000008E-2" table:style-name="ce1">
            <text:p>-0.072929</text:p>
          </table:table-cell>
          <table:table-cell office:value-type="float" office:value="1" table:style-name="ce1">
            <text:p>1</text:p>
          </table:table-cell>
          <table:table-cell office:value-type="float" office:value="0.1512" table:style-name="ce1">
            <text:p>0.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065561979" table:style-name="ce1">
            <text:p>0.106556198</text:p>
          </table:table-cell>
          <table:table-cell office:value-type="float" office:value="-0.1234438021" table:style-name="ce1">
            <text:p>-0.123443802</text:p>
          </table:table-cell>
          <table:table-cell office:value-type="float" office:value="1" table:style-name="ce1">
            <text:p>1</text:p>
          </table:table-cell>
          <table:table-cell office:value-type="float" office:value="0.252" table:style-name="ce1">
            <text:p>0.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6.4146831180000001" table:style-name="ce1">
            <text:p>6.414683118</text:p>
          </table:table-cell>
          <table:table-cell office:value-type="float" office:value="-6.7900375859999995" table:style-name="ce1">
            <text:p>-6.790037586</text:p>
          </table:table-cell>
          <table:table-cell office:value-type="float" office:value="1" table:style-name="ce1">
            <text:p>1</text:p>
          </table:table-cell>
          <table:table-cell office:value-type="float" office:value="22.84" table:style-name="ce1">
            <text:p>22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-1.378599087" table:style-name="ce1">
            <text:p>-1.378599087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1.3727" table:style-name="ce1">
            <text:p>1.3727</text:p>
          </table:table-cell>
          <table:table-cell office:value-type="float" office:value="-1.2295" table:style-name="ce1">
            <text:p>-1.2295</text:p>
          </table:table-cell>
          <table:table-cell office:value-type="float" office:value="1" table:style-name="ce1">
            <text:p>1</text:p>
          </table:table-cell>
          <table:table-cell office:value-type="float" office:value="2.59" table:style-name="ce1">
            <text:p>2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4.1647256320000006" table:style-name="ce1">
            <text:p>4.164725632</text:p>
          </table:table-cell>
          <table:table-cell office:value-type="float" office:value="-4.2977315779999996" table:style-name="ce1">
            <text:p>-4.297731578</text:p>
          </table:table-cell>
          <table:table-cell office:value-type="float" office:value="1" table:style-name="ce1">
            <text:p>1</text:p>
          </table:table-cell>
          <table:table-cell office:value-type="float" office:value="10.74" table:style-name="ce1">
            <text:p>1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1538765205" table:style-name="ce1">
            <text:p>0.153876521</text:p>
          </table:table-cell>
          <table:table-cell office:value-type="float" office:value="-9.9377775859999989E-2" table:style-name="ce1">
            <text:p>-0.099377776</text:p>
          </table:table-cell>
          <table:table-cell office:value-type="float" office:value="1" table:style-name="ce1">
            <text:p>1</text:p>
          </table:table-cell>
          <table:table-cell office:value-type="float" office:value="0.23199999999999998" table:style-name="ce1">
            <text:p>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4.3966181999999998" table:style-name="ce1">
            <text:p>4.3966182</text:p>
          </table:table-cell>
          <table:table-cell office:value-type="float" office:value="-4.8480304890000001" table:style-name="ce1">
            <text:p>-4.848030489</text:p>
          </table:table-cell>
          <table:table-cell office:value-type="float" office:value="1" table:style-name="ce1">
            <text:p>1</text:p>
          </table:table-cell>
          <table:table-cell office:value-type="float" office:value="10.0152" table:style-name="ce1">
            <text:p>10.0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248" table:style-name="ce1">
            <text:p>0.248</text:p>
          </table:table-cell>
          <table:table-cell office:value-type="float" office:value="-0.255" table:style-name="ce1">
            <text:p>-0.255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2090137699999999" table:style-name="ce1">
            <text:p>0.120901377</text:p>
          </table:table-cell>
          <table:table-cell office:value-type="float" office:value="-0.17489862299999998" table:style-name="ce1">
            <text:p>-0.174898623</text:p>
          </table:table-cell>
          <table:table-cell office:value-type="float" office:value="1" table:style-name="ce1">
            <text:p>1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2575598080000001" table:style-name="ce1">
            <text:p>1.257559808</text:p>
          </table:table-cell>
          <table:table-cell office:value-type="float" office:value="-1.310176558" table:style-name="ce1">
            <text:p>-1.310176558</text:p>
          </table:table-cell>
          <table:table-cell office:value-type="float" office:value="1" table:style-name="ce1">
            <text:p>1</text:p>
          </table:table-cell>
          <table:table-cell office:value-type="float" office:value="2.2680000000000002" table:style-name="ce1">
            <text:p>2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6.8134072310000002" table:style-name="ce1">
            <text:p>6.813407231</text:p>
          </table:table-cell>
          <table:table-cell office:value-type="float" office:value="-4.6907282690000001" table:style-name="ce1">
            <text:p>-4.690728269</text:p>
          </table:table-cell>
          <table:table-cell office:value-type="float" office:value="1" table:style-name="ce1">
            <text:p>1</text:p>
          </table:table-cell>
          <table:table-cell office:value-type="float" office:value="12.16" table:style-name="ce1">
            <text:p>1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2.2034389210000001" table:style-name="ce1">
            <text:p>2.203438921</text:p>
          </table:table-cell>
          <table:table-cell office:value-type="float" office:value="-2.0524054309999999" table:style-name="ce1">
            <text:p>-2.052405431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5.5919411749999997" table:style-name="ce1">
            <text:p>5.591941175</text:p>
          </table:table-cell>
          <table:table-cell office:value-type="float" office:value="-5.3968407760000003" table:style-name="ce1">
            <text:p>-5.396840776</text:p>
          </table:table-cell>
          <table:table-cell office:value-type="float" office:value="1" table:style-name="ce1">
            <text:p>1</text:p>
          </table:table-cell>
          <table:table-cell office:value-type="float" office:value="12.08" table:style-name="ce1">
            <text:p>1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1.679526233" table:style-name="ce1">
            <text:p>1.679526233</text:p>
          </table:table-cell>
          <table:table-cell office:value-type="float" office:value="-1.380443168" table:style-name="ce1">
            <text:p>-1.380443168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1" table:style-name="ce1">
            <text:p>1</text:p>
          </table:table-cell>
          <table:table-cell office:value-type="float" office:value="1.3031999999999999" table:style-name="ce1">
            <text:p>1.3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2.160950809999999" table:style-name="ce1">
            <text:p>12.16095081</text:p>
          </table:table-cell>
          <table:table-cell office:value-type="float" office:value="-10.0632167" table:style-name="ce1">
            <text:p>-10.0632167</text:p>
          </table:table-cell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8.7321601629999996" table:style-name="ce1">
            <text:p>8.732160163</text:p>
          </table:table-cell>
          <table:table-cell office:value-type="float" office:value="-5.7146171350000001" table:style-name="ce1">
            <text:p>-5.714617135</text:p>
          </table:table-cell>
          <table:table-cell office:value-type="float" office:value="1" table:style-name="ce1">
            <text:p>1</text:p>
          </table:table-cell>
          <table:table-cell office:value-type="float" office:value="19.61" table:style-name="ce1">
            <text:p>19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0.94224833039999989" table:style-name="ce1">
            <text:p>0.94224833</text:p>
          </table:table-cell>
          <table:table-cell office:value-type="float" office:value="-0.75208609420000005" table:style-name="ce1">
            <text:p>-0.752086094</text:p>
          </table:table-cell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6.7031589489999996" table:style-name="ce1">
            <text:p>6.703158949</text:p>
          </table:table-cell>
          <table:table-cell office:value-type="float" office:value="-5.3907053169999992" table:style-name="ce1">
            <text:p>-5.390705317</text:p>
          </table:table-cell>
          <table:table-cell office:value-type="float" office:value="1" table:style-name="ce1">
            <text:p>1</text:p>
          </table:table-cell>
          <table:table-cell office:value-type="float" office:value="10.39" table:style-name="ce1">
            <text:p>1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5.7998399770000004" table:style-name="ce1">
            <text:p>5.799839977</text:p>
          </table:table-cell>
          <table:table-cell office:value-type="float" office:value="-4.1811790499999999" table:style-name="ce1">
            <text:p>-4.18117905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9.6004939910000004" table:style-name="ce1">
            <text:p>9.600493991</text:p>
          </table:table-cell>
          <table:table-cell office:value-type="float" office:value="-8.5305988389999996" table:style-name="ce1">
            <text:p>-8.530598839</text:p>
          </table:table-cell>
          <table:table-cell office:value-type="float" office:value="1" table:style-name="ce1">
            <text:p>1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1641821720000001" table:style-name="ce1">
            <text:p>1.164182172</text:p>
          </table:table-cell>
          <table:table-cell office:value-type="float" office:value="-0.94965199909999998" table:style-name="ce1">
            <text:p>-0.949651999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3.4447718739999997" table:style-name="ce1">
            <text:p>3.444771874</text:p>
          </table:table-cell>
          <table:table-cell office:value-type="float" office:value="-5.7552281259999996" table:style-name="ce1">
            <text:p>-5.755228126</text:p>
          </table:table-cell>
          <table:table-cell office:value-type="float" office:value="1" table:style-name="ce1">
            <text:p>1</text:p>
          </table:table-cell>
          <table:table-cell office:value-type="float" office:value="10.96" table:style-name="ce1">
            <text:p>10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35.350318829999999" table:style-name="ce1">
            <text:p>35.35031883</text:p>
          </table:table-cell>
          <table:table-cell office:value-type="float" office:value="-25.27871669" table:style-name="ce1">
            <text:p>-25.2787166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15.870560170000001" table:style-name="ce1">
            <text:p>15.87056017</text:p>
          </table:table-cell>
          <table:table-cell office:value-type="float" office:value="-12.89624064" table:style-name="ce1">
            <text:p>-12.89624064</text:p>
          </table:table-cell>
          <table:table-cell office:value-type="float" office:value="1" table:style-name="ce1">
            <text:p>1</text:p>
          </table:table-cell>
          <table:table-cell office:value-type="float" office:value="39.72" table:style-name="ce1">
            <text:p>39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36.532342020000002" table:style-name="ce1">
            <text:p>36.53234202</text:p>
          </table:table-cell>
          <table:table-cell office:value-type="float" office:value="-33.545781810000001" table:style-name="ce1">
            <text:p>-33.54578181</text:p>
          </table:table-cell>
          <table:table-cell office:value-type="float" office:value="1" table:style-name="ce1">
            <text:p>1</text:p>
          </table:table-cell>
          <table:table-cell office:value-type="float" office:value="70.41" table:style-name="ce1">
            <text:p>7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7.6732652759999995" table:style-name="ce1">
            <text:p>7.673265276</text:p>
          </table:table-cell>
          <table:table-cell office:value-type="float" office:value="-5.6284910749999995" table:style-name="ce1">
            <text:p>-5.628491075</text:p>
          </table:table-cell>
          <table:table-cell office:value-type="float" office:value="1" table:style-name="ce1">
            <text:p>1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8.1423219949999996" table:style-name="ce1">
            <text:p>8.142321995</text:p>
          </table:table-cell>
          <table:table-cell office:value-type="float" office:value="-4.0594159339999996" table:style-name="ce1">
            <text:p>-4.05941593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8.8497149769999996" table:style-name="ce1">
            <text:p>8.849714977</text:p>
          </table:table-cell>
          <table:table-cell office:value-type="float" office:value="-5.3417123200000001" table:style-name="ce1">
            <text:p>-5.34171232</text:p>
          </table:table-cell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4002176281" table:style-name="ce1">
            <text:p>0.400217628</text:p>
          </table:table-cell>
          <table:table-cell office:value-type="float" office:value="-0.73578237189999995" table:style-name="ce1">
            <text:p>-0.735782372</text:p>
          </table:table-cell>
          <table:table-cell office:value-type="float" office:value="1" table:style-name="ce1">
            <text:p>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13.36631772" table:style-name="ce1">
            <text:p>13.36631772</text:p>
          </table:table-cell>
          <table:table-cell office:value-type="float" office:value="-14.689819030000001" table:style-name="ce1">
            <text:p>-14.68981903</text:p>
          </table:table-cell>
          <table:table-cell office:value-type="float" office:value="1" table:style-name="ce1">
            <text:p>1</text:p>
          </table:table-cell>
          <table:table-cell office:value-type="float" office:value="28.45" table:style-name="ce1">
            <text:p>2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1.6269999999999998" table:style-name="ce1">
            <text:p>1.627</text:p>
          </table:table-cell>
          <table:table-cell office:value-type="float" office:value="-1.6269999999999998" table:style-name="ce1">
            <text:p>-1.627</text:p>
          </table:table-cell>
          <table:table-cell office:value-type="float" office:value="1" table:style-name="ce1">
            <text:p>1</text:p>
          </table:table-cell>
          <table:table-cell office:value-type="float" office:value="4.0680000000000005" table:style-name="ce1">
            <text:p>4.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6.2114133059999999" table:style-name="ce1">
            <text:p>6.211413306</text:p>
          </table:table-cell>
          <table:table-cell office:value-type="float" office:value="-5.2338012990000005" table:style-name="ce1">
            <text:p>-5.23380129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3.2614991730000003" table:style-name="ce1">
            <text:p>3.261499173</text:p>
          </table:table-cell>
          <table:table-cell office:value-type="float" office:value="-3.0606988260000003" table:style-name="ce1">
            <text:p>-3.060698826</text:p>
          </table:table-cell>
          <table:table-cell office:value-type="float" office:value="1" table:style-name="ce1">
            <text:p>1</text:p>
          </table:table-cell>
          <table:table-cell office:value-type="float" office:value="6.65" table:style-name="ce1">
            <text:p>6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1.8971900439999998" table:style-name="ce1">
            <text:p>1.897190044</text:p>
          </table:table-cell>
          <table:table-cell office:value-type="float" office:value="-2.3268100309999999" table:style-name="ce1">
            <text:p>-2.326810031</text:p>
          </table:table-cell>
          <table:table-cell office:value-type="float" office:value="1" table:style-name="ce1">
            <text:p>1</text:p>
          </table:table-cell>
          <table:table-cell office:value-type="float" office:value="4.0110000000000001" table:style-name="ce1">
            <text:p>4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15.896653300000001" table:style-name="ce1">
            <text:p>15.8966533</text:p>
          </table:table-cell>
          <table:table-cell office:value-type="float" office:value="-13.88267098" table:style-name="ce1">
            <text:p>-13.88267098</text:p>
          </table:table-cell>
          <table:table-cell office:value-type="float" office:value="1" table:style-name="ce1">
            <text:p>1</text:p>
          </table:table-cell>
          <table:table-cell office:value-type="float" office:value="37.72" table:style-name="ce1">
            <text:p>37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0.84805800669999998" table:style-name="ce1">
            <text:p>0.848058007</text:p>
          </table:table-cell>
          <table:table-cell office:value-type="float" office:value="-1.539941993" table:style-name="ce1">
            <text:p>-1.539941993</text:p>
          </table:table-cell>
          <table:table-cell office:value-type="float" office:value="1" table:style-name="ce1">
            <text:p>1</text:p>
          </table:table-cell>
          <table:table-cell office:value-type="float" office:value="3.63" table:style-name="ce1">
            <text:p>3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3.1775764729999998" table:style-name="ce1">
            <text:p>3.177576473</text:p>
          </table:table-cell>
          <table:table-cell office:value-type="float" office:value="-2.1142910860000002" table:style-name="ce1">
            <text:p>-2.114291086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2.008135709999999" table:style-name="ce1">
            <text:p>12.00813571</text:p>
          </table:table-cell>
          <table:table-cell office:value-type="float" office:value="-12.62242187" table:style-name="ce1">
            <text:p>-12.62242187</text:p>
          </table:table-cell>
          <table:table-cell office:value-type="float" office:value="1" table:style-name="ce1">
            <text:p>1</text:p>
          </table:table-cell>
          <table:table-cell office:value-type="float" office:value="30.810100000000002" table:style-name="ce1">
            <text:p>30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9.4937837569999992" table:style-name="ce1">
            <text:p>9.493783757</text:p>
          </table:table-cell>
          <table:table-cell office:value-type="float" office:value="-9.474163171999999" table:style-name="ce1">
            <text:p>-9.474163172</text:p>
          </table:table-cell>
          <table:table-cell office:value-type="float" office:value="1" table:style-name="ce1">
            <text:p>1</text:p>
          </table:table-cell>
          <table:table-cell office:value-type="float" office:value="21.23" table:style-name="ce1">
            <text:p>2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8.8144399959999991" table:style-name="ce1">
            <text:p>8.814439996</text:p>
          </table:table-cell>
          <table:table-cell office:value-type="float" office:value="-4.3135018240000003" table:style-name="ce1">
            <text:p>-4.313501824</text:p>
          </table:table-cell>
          <table:table-cell office:value-type="float" office:value="1" table:style-name="ce1">
            <text:p>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8410988210000001" table:style-name="ce1">
            <text:p>3.841098821</text:p>
          </table:table-cell>
          <table:table-cell office:value-type="float" office:value="-2.9462189360000002" table:style-name="ce1">
            <text:p>-2.946218936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2.54526922" table:style-name="ce1">
            <text:p>12.54526922</text:p>
          </table:table-cell>
          <table:table-cell office:value-type="float" office:value="-11.146380150000001" table:style-name="ce1">
            <text:p>-11.14638015</text:p>
          </table:table-cell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6.6603152589999999" table:style-name="ce1">
            <text:p>6.660315259</text:p>
          </table:table-cell>
          <table:table-cell office:value-type="float" office:value="-5.4179213990000008" table:style-name="ce1">
            <text:p>-5.417921399</text:p>
          </table:table-cell>
          <table:table-cell office:value-type="float" office:value="1" table:style-name="ce1">
            <text:p>1</text:p>
          </table:table-cell>
          <table:table-cell office:value-type="float" office:value="10.82" table:style-name="ce1">
            <text:p>10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6.5782430729999994" table:style-name="ce1">
            <text:p>6.578243073</text:p>
          </table:table-cell>
          <table:table-cell office:value-type="float" office:value="-5.7970193510000003" table:style-name="ce1">
            <text:p>-5.797019351</text:p>
          </table:table-cell>
          <table:table-cell office:value-type="float" office:value="1" table:style-name="ce1">
            <text:p>1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60793576280000006" table:style-name="ce1">
            <text:p>0.607935763</text:p>
          </table:table-cell>
          <table:table-cell office:value-type="float" office:value="-0.71206423720000001" table:style-name="ce1">
            <text:p>-0.712064237</text:p>
          </table:table-cell>
          <table:table-cell office:value-type="float" office:value="1" table:style-name="ce1">
            <text:p>1</text:p>
          </table:table-cell>
          <table:table-cell office:value-type="float" office:value="2.08" table:style-name="ce1">
            <text:p>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4.5531719920000002" table:style-name="ce1">
            <text:p>4.553171992</text:p>
          </table:table-cell>
          <table:table-cell office:value-type="float" office:value="-4.8042881829999997" table:style-name="ce1">
            <text:p>-4.804288183</text:p>
          </table:table-cell>
          <table:table-cell office:value-type="float" office:value="1" table:style-name="ce1">
            <text:p>1</text:p>
          </table:table-cell>
          <table:table-cell office:value-type="float" office:value="12.61" table:style-name="ce1">
            <text:p>12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</table:table>
      <table:table table:name="FL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percent</text:p>
          </table:table-cell>
          <table:table-cell office:value-type="string" table:style-name="ce2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number-rows-repeated="15" table:style-name="ro1">
          <table:table-cell table:style-name="ce1"/>
          <table:table-cell table:number-columns-repeated="7" table:style-name="ce3"/>
          <table:table-cell table:number-columns-repeated="16376"/>
        </table:table-row>
        <table:table-row table:number-rows-repeated="15" table:style-name="ro1">
          <table:table-cell/>
          <table:table-cell table:number-columns-repeated="7" table:style-name="ce3"/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3048233404299499" table:style-name="ce5">
            <text:p>2.30482334</text:p>
          </table:table-cell>
          <table:table-cell office:value-type="float" office:value="2.2000902320362199" table:style-name="ce5">
            <text:p>2.200090232</text:p>
          </table:table-cell>
          <table:table-cell office:value-type="float" office:value="2.1618072539178699" table:style-name="ce5">
            <text:p>2.161807254</text:p>
          </table:table-cell>
          <table:table-cell office:value-type="float" office:value="2.09217148698399" table:style-name="ce5">
            <text:p>2.092171487</text:p>
          </table:table-cell>
          <table:table-cell office:value-type="float" office:value="2.0614412531031703" table:style-name="ce5">
            <text:p>2.061441253</text:p>
          </table:table-cell>
          <table:table-cell office:value-type="float" office:value="2.0480899860885899" table:style-name="ce5">
            <text:p>2.048089986</text:p>
          </table:table-cell>
          <table:table-cell office:value-type="float" office:value="2.2194166429685898" table:style-name="ce5">
            <text:p>2.219416643</text:p>
          </table:table-cell>
          <table:table-cell office:value-type="float" office:value="2.60652914095105" table:style-name="ce5">
            <text:p>2.606529141</text:p>
          </table:table-cell>
          <table:table-cell office:value-type="float" office:value="2.9614403307995598" table:style-name="ce5">
            <text:p>2.961440331</text:p>
          </table:table-cell>
          <table:table-cell office:value-type="float" office:value="3.1332387459745301" table:style-name="ce5">
            <text:p>3.133238746</text:p>
          </table:table-cell>
          <table:table-cell office:value-type="float" office:value="3.21095343135371" table:style-name="ce5">
            <text:p>3.210953431</text:p>
          </table:table-cell>
          <table:table-cell office:value-type="float" office:value="3.2428628303960498" table:style-name="ce5">
            <text:p>3.24286283</text:p>
          </table:table-cell>
          <table:table-cell office:value-type="float" office:value="3.2530307665111597" table:style-name="ce5">
            <text:p>3.253030767</text:p>
          </table:table-cell>
          <table:table-cell office:value-type="float" office:value="3.2223480312660899" table:style-name="ce5">
            <text:p>3.222348031</text:p>
          </table:table-cell>
          <table:table-cell office:value-type="float" office:value="3.1828780484055699" table:style-name="ce5">
            <text:p>3.182878048</text:p>
          </table:table-cell>
          <table:table-cell office:value-type="float" office:value="3.1615322537257202" table:style-name="ce5">
            <text:p>3.161532254</text:p>
          </table:table-cell>
          <table:table-cell office:value-type="float" office:value="3.2073546026792901" table:style-name="ce5">
            <text:p>3.207354603</text:p>
          </table:table-cell>
          <table:table-cell office:value-type="float" office:value="3.3500723239745098" table:style-name="ce5">
            <text:p>3.350072324</text:p>
          </table:table-cell>
          <table:table-cell office:value-type="float" office:value="3.4303630033279804" table:style-name="ce5">
            <text:p>3.430363003</text:p>
          </table:table-cell>
          <table:table-cell office:value-type="float" office:value="3.3915160365539703" table:style-name="ce5">
            <text:p>3.391516037</text:p>
          </table:table-cell>
          <table:table-cell office:value-type="float" office:value="3.28522654082346" table:style-name="ce5">
            <text:p>3.285226541</text:p>
          </table:table-cell>
          <table:table-cell office:value-type="float" office:value="3.1410368229715102" table:style-name="ce5">
            <text:p>3.141036823</text:p>
          </table:table-cell>
          <table:table-cell office:value-type="float" office:value="2.91969410263702" table:style-name="ce5">
            <text:p>2.919694103</text:p>
          </table:table-cell>
          <table:table-cell office:value-type="float" office:value="2.5940019522093003" table:style-name="ce5">
            <text:p>2.59400195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5264409693174401" table:style-name="ce5">
            <text:p>2.526440969</text:p>
          </table:table-cell>
          <table:table-cell office:value-type="float" office:value="2.4116373697320101" table:style-name="ce5">
            <text:p>2.41163737</text:p>
          </table:table-cell>
          <table:table-cell office:value-type="float" office:value="2.3696733360253601" table:style-name="ce5">
            <text:p>2.369673336</text:p>
          </table:table-cell>
          <table:table-cell office:value-type="float" office:value="2.2933418222709099" table:style-name="ce5">
            <text:p>2.293341822</text:p>
          </table:table-cell>
          <table:table-cell office:value-type="float" office:value="2.2596567582092399" table:style-name="ce5">
            <text:p>2.259656758</text:p>
          </table:table-cell>
          <table:table-cell office:value-type="float" office:value="2.2450217155201799" table:style-name="ce5">
            <text:p>2.245021716</text:p>
          </table:table-cell>
          <table:table-cell office:value-type="float" office:value="2.4328220894078698" table:style-name="ce5">
            <text:p>2.432822089</text:p>
          </table:table-cell>
          <table:table-cell office:value-type="float" office:value="2.8571569429655699" table:style-name="ce5">
            <text:p>2.857156943</text:p>
          </table:table-cell>
          <table:table-cell office:value-type="float" office:value="3.24619420876106" table:style-name="ce5">
            <text:p>3.246194209</text:p>
          </table:table-cell>
          <table:table-cell office:value-type="float" office:value="3.4345117023182303" table:style-name="ce5">
            <text:p>3.434511702</text:p>
          </table:table-cell>
          <table:table-cell office:value-type="float" office:value="3.51969895359926" table:style-name="ce5">
            <text:p>3.519698954</text:p>
          </table:table-cell>
          <table:table-cell office:value-type="float" office:value="3.5546765640879801" table:style-name="ce5">
            <text:p>3.554676564</text:p>
          </table:table-cell>
          <table:table-cell office:value-type="float" office:value="3.565822186368" table:style-name="ce5">
            <text:p>3.565822186</text:p>
          </table:table-cell>
          <table:table-cell office:value-type="float" office:value="3.5321891881186001" table:style-name="ce5">
            <text:p>3.532189188</text:p>
          </table:table-cell>
          <table:table-cell office:value-type="float" office:value="3.48892401459841" table:style-name="ce5">
            <text:p>3.488924015</text:p>
          </table:table-cell>
          <table:table-cell office:value-type="float" office:value="3.4655257396608903" table:style-name="ce5">
            <text:p>3.46552574</text:p>
          </table:table-cell>
          <table:table-cell office:value-type="float" office:value="3.5157540837061498" table:style-name="ce5">
            <text:p>3.515754084</text:p>
          </table:table-cell>
          <table:table-cell office:value-type="float" office:value="3.67219466281822" table:style-name="ce5">
            <text:p>3.672194663</text:p>
          </table:table-cell>
          <table:table-cell office:value-type="float" office:value="3.7602055998018198" table:style-name="ce5">
            <text:p>3.7602056</text:p>
          </table:table-cell>
          <table:table-cell office:value-type="float" office:value="3.7176233477610801" table:style-name="ce5">
            <text:p>3.717623348</text:p>
          </table:table-cell>
          <table:table-cell office:value-type="float" office:value="3.6011137082103302" table:style-name="ce5">
            <text:p>3.601113708</text:p>
          </table:table-cell>
          <table:table-cell office:value-type="float" office:value="3.4430595944110798" table:style-name="ce5">
            <text:p>3.443059594</text:p>
          </table:table-cell>
          <table:table-cell office:value-type="float" office:value="3.2004339201982703" table:style-name="ce5">
            <text:p>3.20043392</text:p>
          </table:table-cell>
          <table:table-cell office:value-type="float" office:value="2.8434252168448104" table:style-name="ce5">
            <text:p>2.843425217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73328408961244" table:style-name="ce5">
            <text:p>2.73328409</text:p>
          </table:table-cell>
          <table:table-cell office:value-type="float" office:value="2.60908136491474" table:style-name="ce5">
            <text:p>2.609081365</text:p>
          </table:table-cell>
          <table:table-cell office:value-type="float" office:value="2.56368167932568" table:style-name="ce5">
            <text:p>2.563681679</text:p>
          </table:table-cell>
          <table:table-cell office:value-type="float" office:value="2.48110080187204" table:style-name="ce5">
            <text:p>2.481100802</text:p>
          </table:table-cell>
          <table:table-cell office:value-type="float" office:value="2.4446578963082399" table:style-name="ce5">
            <text:p>2.444657896</text:p>
          </table:table-cell>
          <table:table-cell office:value-type="float" office:value="2.4288246629896699" table:style-name="ce5">
            <text:p>2.428824663</text:p>
          </table:table-cell>
          <table:table-cell office:value-type="float" office:value="2.6320005060845397" table:style-name="ce5">
            <text:p>2.632000506</text:p>
          </table:table-cell>
          <table:table-cell office:value-type="float" office:value="3.0910762248457901" table:style-name="ce5">
            <text:p>3.091076225</text:p>
          </table:table-cell>
          <table:table-cell office:value-type="float" office:value="3.5119644948584501" table:style-name="ce5">
            <text:p>3.511964495</text:p>
          </table:table-cell>
          <table:table-cell office:value-type="float" office:value="3.71569979490569" table:style-name="ce5">
            <text:p>3.715699795</text:p>
          </table:table-cell>
          <table:table-cell office:value-type="float" office:value="3.8078614410284399" table:style-name="ce5">
            <text:p>3.807861441</text:p>
          </table:table-cell>
          <table:table-cell office:value-type="float" office:value="3.84570271553378" table:style-name="ce5">
            <text:p>3.845702716</text:p>
          </table:table-cell>
          <table:table-cell office:value-type="float" office:value="3.8577608449010499" table:style-name="ce5">
            <text:p>3.857760845</text:p>
          </table:table-cell>
          <table:table-cell office:value-type="float" office:value="3.8213742678476099" table:style-name="ce5">
            <text:p>3.821374268</text:p>
          </table:table-cell>
          <table:table-cell office:value-type="float" office:value="3.7745669163783999" table:style-name="ce5">
            <text:p>3.774566916</text:p>
          </table:table-cell>
          <table:table-cell office:value-type="float" office:value="3.74925299320038" table:style-name="ce5">
            <text:p>3.749252993</text:p>
          </table:table-cell>
          <table:table-cell office:value-type="float" office:value="3.8035935993312102" table:style-name="ce5">
            <text:p>3.803593599</text:p>
          </table:table-cell>
          <table:table-cell office:value-type="float" office:value="3.9728421790723401" table:style-name="ce5">
            <text:p>3.972842179</text:p>
          </table:table-cell>
          <table:table-cell office:value-type="float" office:value="4.0680586898440803" table:style-name="ce5">
            <text:p>4.06805869</text:p>
          </table:table-cell>
          <table:table-cell office:value-type="float" office:value="4.0219901715543802" table:style-name="ce5">
            <text:p>4.021990172</text:p>
          </table:table-cell>
          <table:table-cell office:value-type="float" office:value="3.8959417311047502" table:style-name="ce5">
            <text:p>3.895941731</text:p>
          </table:table-cell>
          <table:table-cell office:value-type="float" office:value="3.7249475144213395" table:style-name="ce5">
            <text:p>3.724947514</text:p>
          </table:table-cell>
          <table:table-cell office:value-type="float" office:value="3.4624577499221103" table:style-name="ce5">
            <text:p>3.46245775</text:p>
          </table:table-cell>
          <table:table-cell office:value-type="float" office:value="3.0762202638379499" table:style-name="ce5">
            <text:p>3.076220264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44168574632985" table:style-name="ce5">
            <text:p>6.441685746</text:p>
          </table:table-cell>
          <table:table-cell office:value-type="float" office:value="6.1489701356909601" table:style-name="ce5">
            <text:p>6.148970136</text:p>
          </table:table-cell>
          <table:table-cell office:value-type="float" office:value="6.0419741199243004" table:style-name="ce5">
            <text:p>6.04197412</text:p>
          </table:table-cell>
          <table:table-cell office:value-type="float" office:value="5.8473510790065406" table:style-name="ce5">
            <text:p>5.847351079</text:p>
          </table:table-cell>
          <table:table-cell office:value-type="float" office:value="5.7614640150832095" table:style-name="ce5">
            <text:p>5.761464015</text:p>
          </table:table-cell>
          <table:table-cell office:value-type="float" office:value="5.7241489354783592" table:style-name="ce5">
            <text:p>5.724148935</text:p>
          </table:table-cell>
          <table:table-cell office:value-type="float" office:value="6.2029849765019502" table:style-name="ce5">
            <text:p>6.202984977</text:p>
          </table:table-cell>
          <table:table-cell office:value-type="float" office:value="7.2849147785554997" table:style-name="ce5">
            <text:p>7.284914779</text:p>
          </table:table-cell>
          <table:table-cell office:value-type="float" office:value="8.276846052747489" table:style-name="ce5">
            <text:p>8.276846053</text:p>
          </table:table-cell>
          <table:table-cell office:value-type="float" office:value="8.75700059772368" table:style-name="ce5">
            <text:p>8.757000598</text:p>
          </table:table-cell>
          <table:table-cell office:value-type="float" office:value="8.9742031799372999" table:style-name="ce5">
            <text:p>8.97420318</text:p>
          </table:table-cell>
          <table:table-cell office:value-type="float" office:value="9.0633858593120404" table:style-name="ce5">
            <text:p>9.063385859</text:p>
          </table:table-cell>
          <table:table-cell office:value-type="float" office:value="9.0918039371722106" table:style-name="ce5">
            <text:p>9.091803937</text:p>
          </table:table-cell>
          <table:table-cell office:value-type="float" office:value="9.006049625846261" table:style-name="ce5">
            <text:p>9.006049626</text:p>
          </table:table-cell>
          <table:table-cell office:value-type="float" office:value="8.8957360840052999" table:style-name="ce5">
            <text:p>8.895736084</text:p>
          </table:table-cell>
          <table:table-cell office:value-type="float" office:value="8.8360773245154807" table:style-name="ce5">
            <text:p>8.836077325</text:p>
          </table:table-cell>
          <table:table-cell office:value-type="float" office:value="8.9641449151805901" table:style-name="ce5">
            <text:p>8.964144915</text:p>
          </table:table-cell>
          <table:table-cell office:value-type="float" office:value="9.3630226490569797" table:style-name="ce5">
            <text:p>9.363022649</text:p>
          </table:table-cell>
          <table:table-cell office:value-type="float" office:value="9.5874248041730699" table:style-name="ce5">
            <text:p>9.587424804</text:p>
          </table:table-cell>
          <table:table-cell office:value-type="float" office:value="9.47885251242006" table:style-name="ce5">
            <text:p>9.478852512</text:p>
          </table:table-cell>
          <table:table-cell office:value-type="float" office:value="9.1817869987117291" table:style-name="ce5">
            <text:p>9.181786999</text:p>
          </table:table-cell>
          <table:table-cell office:value-type="float" office:value="8.7787952231767807" table:style-name="ce5">
            <text:p>8.778795223</text:p>
          </table:table-cell>
          <table:table-cell office:value-type="float" office:value="8.1601706971137205" table:style-name="ce5">
            <text:p>8.160170697</text:p>
          </table:table-cell>
          <table:table-cell office:value-type="float" office:value="7.24990289207215" table:style-name="ce5">
            <text:p>7.24990289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4722677711449403" table:style-name="ce5">
            <text:p>2.472267771</text:p>
          </table:table-cell>
          <table:table-cell office:value-type="float" office:value="2.35992584718415" table:style-name="ce5">
            <text:p>2.359925847</text:p>
          </table:table-cell>
          <table:table-cell office:value-type="float" office:value="2.3188616270657501" table:style-name="ce5">
            <text:p>2.318861627</text:p>
          </table:table-cell>
          <table:table-cell office:value-type="float" office:value="2.244166851423" table:style-name="ce5">
            <text:p>2.244166851</text:p>
          </table:table-cell>
          <table:table-cell office:value-type="float" office:value="2.2112040791833101" table:style-name="ce5">
            <text:p>2.211204079</text:p>
          </table:table-cell>
          <table:table-cell office:value-type="float" office:value="2.1968828483257901" table:style-name="ce5">
            <text:p>2.196882848</text:p>
          </table:table-cell>
          <table:table-cell office:value-type="float" office:value="2.3806563136116101" table:style-name="ce5">
            <text:p>2.380656314</text:p>
          </table:table-cell>
          <table:table-cell office:value-type="float" office:value="2.7958923691398003" table:style-name="ce5">
            <text:p>2.795892369</text:p>
          </table:table-cell>
          <table:table-cell office:value-type="float" office:value="3.1765877052593599" table:style-name="ce5">
            <text:p>3.176587705</text:p>
          </table:table-cell>
          <table:table-cell office:value-type="float" office:value="3.3608672018786598" table:style-name="ce5">
            <text:p>3.360867202</text:p>
          </table:table-cell>
          <table:table-cell office:value-type="float" office:value="3.4442278259392403" table:style-name="ce5">
            <text:p>3.444227826</text:p>
          </table:table-cell>
          <table:table-cell office:value-type="float" office:value="3.4784554291855101" table:style-name="ce5">
            <text:p>3.478455429</text:p>
          </table:table-cell>
          <table:table-cell office:value-type="float" office:value="3.4893620615140999" table:style-name="ce5">
            <text:p>3.489362062</text:p>
          </table:table-cell>
          <table:table-cell office:value-type="float" office:value="3.4564502386657701" table:style-name="ce5">
            <text:p>3.456450239</text:p>
          </table:table-cell>
          <table:table-cell office:value-type="float" office:value="3.4141127784179401" table:style-name="ce5">
            <text:p>3.414112778</text:p>
          </table:table-cell>
          <table:table-cell office:value-type="float" office:value="3.39121622087674" table:style-name="ce5">
            <text:p>3.391216221</text:p>
          </table:table-cell>
          <table:table-cell office:value-type="float" office:value="3.4403675438995798" table:style-name="ce5">
            <text:p>3.440367544</text:p>
          </table:table-cell>
          <table:table-cell office:value-type="float" office:value="3.5934536466564202" table:style-name="ce5">
            <text:p>3.593453647</text:p>
          </table:table-cell>
          <table:table-cell office:value-type="float" office:value="3.6795774095526599" table:style-name="ce5">
            <text:p>3.67957741</text:p>
          </table:table-cell>
          <table:table-cell office:value-type="float" office:value="3.6379082272437802" table:style-name="ce5">
            <text:p>3.637908227</text:p>
          </table:table-cell>
          <table:table-cell office:value-type="float" office:value="3.5238968450713202" table:style-name="ce5">
            <text:p>3.523896845</text:p>
          </table:table-cell>
          <table:table-cell office:value-type="float" office:value="3.3692318058369604" table:style-name="ce5">
            <text:p>3.369231806</text:p>
          </table:table-cell>
          <table:table-cell office:value-type="float" office:value="3.1318086314610798" table:style-name="ce5">
            <text:p>3.131808631</text:p>
          </table:table-cell>
          <table:table-cell office:value-type="float" office:value="2.7824550854894601" table:style-name="ce5">
            <text:p>2.782455085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7916073682598697" table:style-name="ce5">
            <text:p>5.791607368</text:p>
          </table:table-cell>
          <table:table-cell office:value-type="float" office:value="5.5284318651166497" table:style-name="ce5">
            <text:p>5.528431865</text:p>
          </table:table-cell>
          <table:table-cell office:value-type="float" office:value="5.432233612409" table:style-name="ce5">
            <text:p>5.432233612</text:p>
          </table:table-cell>
          <table:table-cell office:value-type="float" office:value="5.2572514288315695" table:style-name="ce5">
            <text:p>5.257251429</text:p>
          </table:table-cell>
          <table:table-cell office:value-type="float" office:value="5.18003186677206" table:style-name="ce5">
            <text:p>5.180031867</text:p>
          </table:table-cell>
          <table:table-cell office:value-type="float" office:value="5.1464825291456808" table:style-name="ce5">
            <text:p>5.146482529</text:p>
          </table:table-cell>
          <table:table-cell office:value-type="float" office:value="5.5769956669467105" table:style-name="ce5">
            <text:p>5.576995667</text:p>
          </table:table-cell>
          <table:table-cell office:value-type="float" office:value="6.5497398926462198" table:style-name="ce5">
            <text:p>6.549739893</text:p>
          </table:table-cell>
          <table:table-cell office:value-type="float" office:value="7.4415680107270994" table:style-name="ce5">
            <text:p>7.441568011</text:p>
          </table:table-cell>
          <table:table-cell office:value-type="float" office:value="7.8732665924488199" table:style-name="ce5">
            <text:p>7.873266592</text:p>
          </table:table-cell>
          <table:table-cell office:value-type="float" office:value="8.0685496480170187" table:style-name="ce5">
            <text:p>8.068549648</text:p>
          </table:table-cell>
          <table:table-cell office:value-type="float" office:value="8.1487322404823903" table:style-name="ce5">
            <text:p>8.14873224</text:p>
          </table:table-cell>
          <table:table-cell office:value-type="float" office:value="8.17428243892547" table:style-name="ce5">
            <text:p>8.174282439</text:p>
          </table:table-cell>
          <table:table-cell office:value-type="float" office:value="8.09718223241223" table:style-name="ce5">
            <text:p>8.097182232</text:p>
          </table:table-cell>
          <table:table-cell office:value-type="float" office:value="7.9980012498396293" table:style-name="ce5">
            <text:p>7.99800125</text:p>
          </table:table-cell>
          <table:table-cell office:value-type="float" office:value="7.9443630991056606" table:style-name="ce5">
            <text:p>7.944363099</text:p>
          </table:table-cell>
          <table:table-cell office:value-type="float" office:value="8.0595064375018097" table:style-name="ce5">
            <text:p>8.059506438</text:p>
          </table:table-cell>
          <table:table-cell office:value-type="float" office:value="8.4181304551154401" table:style-name="ce5">
            <text:p>8.418130455</text:p>
          </table:table-cell>
          <table:table-cell office:value-type="float" office:value="8.6198865211831297" table:style-name="ce5">
            <text:p>8.619886521</text:p>
          </table:table-cell>
          <table:table-cell office:value-type="float" office:value="8.5222710662125305" table:style-name="ce5">
            <text:p>8.522271066</text:p>
          </table:table-cell>
          <table:table-cell office:value-type="float" office:value="8.2551846410435807" table:style-name="ce5">
            <text:p>8.255184641</text:p>
          </table:table-cell>
          <table:table-cell office:value-type="float" office:value="7.8928617602873805" table:style-name="ce5">
            <text:p>7.89286176</text:p>
          </table:table-cell>
          <table:table-cell office:value-type="float" office:value="7.3366672322673798" table:style-name="ce5">
            <text:p>7.336667232</text:p>
          </table:table-cell>
          <table:table-cell office:value-type="float" office:value="6.5182613158079903" table:style-name="ce5">
            <text:p>6.518261316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6690029671374202" table:style-name="ce5">
            <text:p>3.669002967</text:p>
          </table:table-cell>
          <table:table-cell office:value-type="float" office:value="3.5022803907414102" table:style-name="ce5">
            <text:p>3.502280391</text:p>
          </table:table-cell>
          <table:table-cell office:value-type="float" office:value="3.4413384704461798" table:style-name="ce5">
            <text:p>3.44133847</text:p>
          </table:table-cell>
          <table:table-cell office:value-type="float" office:value="3.3304866619723801" table:style-name="ce5">
            <text:p>3.330486662</text:p>
          </table:table-cell>
          <table:table-cell office:value-type="float" office:value="3.2815678067561098" table:style-name="ce5">
            <text:p>3.281567807</text:p>
          </table:table-cell>
          <table:table-cell office:value-type="float" office:value="3.2603141872564101" table:style-name="ce5">
            <text:p>3.260314187</text:p>
          </table:table-cell>
          <table:table-cell office:value-type="float" office:value="3.5330457243837601" table:style-name="ce5">
            <text:p>3.533045724</text:p>
          </table:table-cell>
          <table:table-cell office:value-type="float" office:value="4.1492825000182298" table:style-name="ce5">
            <text:p>4.1492825</text:p>
          </table:table-cell>
          <table:table-cell office:value-type="float" office:value="4.71425864625144" table:style-name="ce5">
            <text:p>4.714258646</text:p>
          </table:table-cell>
          <table:table-cell office:value-type="float" office:value="4.9877411661346702" table:style-name="ce5">
            <text:p>4.987741166</text:p>
          </table:table-cell>
          <table:table-cell office:value-type="float" office:value="5.1114536460651996" table:style-name="ce5">
            <text:p>5.111453646</text:p>
          </table:table-cell>
          <table:table-cell office:value-type="float" office:value="5.1622495911219195" table:style-name="ce5">
            <text:p>5.162249591</text:p>
          </table:table-cell>
          <table:table-cell office:value-type="float" office:value="5.1784357287410501" table:style-name="ce5">
            <text:p>5.178435729</text:p>
          </table:table-cell>
          <table:table-cell office:value-type="float" office:value="5.1295924856693098" table:style-name="ce5">
            <text:p>5.129592486</text:p>
          </table:table-cell>
          <table:table-cell office:value-type="float" office:value="5.0667609958592905" table:style-name="ce5">
            <text:p>5.066760996</text:p>
          </table:table-cell>
          <table:table-cell office:value-type="float" office:value="5.0327810449266295" table:style-name="ce5">
            <text:p>5.032781045</text:p>
          </table:table-cell>
          <table:table-cell office:value-type="float" office:value="5.1057247414446003" table:style-name="ce5">
            <text:p>5.105724741</text:p>
          </table:table-cell>
          <table:table-cell office:value-type="float" office:value="5.3329142764124198" table:style-name="ce5">
            <text:p>5.332914276</text:p>
          </table:table-cell>
          <table:table-cell office:value-type="float" office:value="5.4607274305114197" table:style-name="ce5">
            <text:p>5.460727431</text:p>
          </table:table-cell>
          <table:table-cell office:value-type="float" office:value="5.3988877077621895" table:style-name="ce5">
            <text:p>5.398887708</text:p>
          </table:table-cell>
          <table:table-cell office:value-type="float" office:value="5.2296875489604302" table:style-name="ce5">
            <text:p>5.229687549</text:p>
          </table:table-cell>
          <table:table-cell office:value-type="float" office:value="5.0001547716106298" table:style-name="ce5">
            <text:p>5.000154772</text:p>
          </table:table-cell>
          <table:table-cell office:value-type="float" office:value="4.6478036462918402" table:style-name="ce5">
            <text:p>4.647803646</text:p>
          </table:table-cell>
          <table:table-cell office:value-type="float" office:value="4.12934071452122" table:style-name="ce5">
            <text:p>4.12934071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9248361974998893" table:style-name="ce5">
            <text:p>4.924836197</text:p>
          </table:table-cell>
          <table:table-cell office:value-type="float" office:value="4.7010475043508899" table:style-name="ce5">
            <text:p>4.701047504</text:p>
          </table:table-cell>
          <table:table-cell office:value-type="float" office:value="4.6192462690552798" table:style-name="ce5">
            <text:p>4.619246269</text:p>
          </table:table-cell>
          <table:table-cell office:value-type="float" office:value="4.4704518952649401" table:style-name="ce5">
            <text:p>4.470451895</text:p>
          </table:table-cell>
          <table:table-cell office:value-type="float" office:value="4.4047890023571998" table:style-name="ce5">
            <text:p>4.404789002</text:p>
          </table:table-cell>
          <table:table-cell office:value-type="float" office:value="4.3762606540354394" table:style-name="ce5">
            <text:p>4.376260654</text:p>
          </table:table-cell>
          <table:table-cell office:value-type="float" office:value="4.7423432542063804" table:style-name="ce5">
            <text:p>4.742343254</text:p>
          </table:table-cell>
          <table:table-cell office:value-type="float" office:value="5.5695067114338599" table:style-name="ce5">
            <text:p>5.569506711</text:p>
          </table:table-cell>
          <table:table-cell office:value-type="float" office:value="6.3278639546999207" table:style-name="ce5">
            <text:p>6.327863955</text:p>
          </table:table-cell>
          <table:table-cell office:value-type="float" office:value="6.69495458541566" table:style-name="ce5">
            <text:p>6.694954585</text:p>
          </table:table-cell>
          <table:table-cell office:value-type="float" office:value="6.8610116054566506" table:style-name="ce5">
            <text:p>6.861011605</text:p>
          </table:table-cell>
          <table:table-cell office:value-type="float" office:value="6.9291940820428497" table:style-name="ce5">
            <text:p>6.929194082</text:p>
          </table:table-cell>
          <table:table-cell office:value-type="float" office:value="6.9509204412631593" table:style-name="ce5">
            <text:p>6.950920441</text:p>
          </table:table-cell>
          <table:table-cell office:value-type="float" office:value="6.8853590411668595" table:style-name="ce5">
            <text:p>6.885359041</text:p>
          </table:table-cell>
          <table:table-cell office:value-type="float" office:value="6.8010214709520698" table:style-name="ce5">
            <text:p>6.801021471</text:p>
          </table:table-cell>
          <table:table-cell office:value-type="float" office:value="6.7554107985592395" table:style-name="ce5">
            <text:p>6.755410799</text:p>
          </table:table-cell>
          <table:table-cell office:value-type="float" office:value="6.8533218005967793" table:style-name="ce5">
            <text:p>6.853321801</text:p>
          </table:table-cell>
          <table:table-cell office:value-type="float" office:value="7.1582741965267402" table:style-name="ce5">
            <text:p>7.158274197</text:p>
          </table:table-cell>
          <table:table-cell office:value-type="float" office:value="7.3298354771965402" table:style-name="ce5">
            <text:p>7.329835477</text:p>
          </table:table-cell>
          <table:table-cell office:value-type="float" office:value="7.2468291379358201" table:style-name="ce5">
            <text:p>7.246829138</text:p>
          </table:table-cell>
          <table:table-cell office:value-type="float" office:value="7.0197148308193702" table:style-name="ce5">
            <text:p>7.019714831</text:p>
          </table:table-cell>
          <table:table-cell office:value-type="float" office:value="6.7116171431015097" table:style-name="ce5">
            <text:p>6.711617143</text:p>
          </table:table-cell>
          <table:table-cell office:value-type="float" office:value="6.2386626124722602" table:style-name="ce5">
            <text:p>6.238662612</text:p>
          </table:table-cell>
          <table:table-cell office:value-type="float" office:value="5.5427392141224399" table:style-name="ce5">
            <text:p>5.542739214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4022870567498502" table:style-name="ce5">
            <text:p>0.640228706</text:p>
          </table:table-cell>
          <table:table-cell office:value-type="float" office:value="0.61113617556561506" table:style-name="ce5">
            <text:p>0.611136176</text:p>
          </table:table-cell>
          <table:table-cell office:value-type="float" office:value="0.60050201497718592" table:style-name="ce5">
            <text:p>0.600502015</text:p>
          </table:table-cell>
          <table:table-cell office:value-type="float" office:value="0.58115874638444198" table:style-name="ce5">
            <text:p>0.581158746</text:p>
          </table:table-cell>
          <table:table-cell office:value-type="float" office:value="0.57262257030643604" table:style-name="ce5">
            <text:p>0.57262257</text:p>
          </table:table-cell>
          <table:table-cell office:value-type="float" office:value="0.56891388502460805" table:style-name="ce5">
            <text:p>0.568913885</text:p>
          </table:table-cell>
          <table:table-cell office:value-type="float" office:value="0.61650462304683007" table:style-name="ce5">
            <text:p>0.616504623</text:p>
          </table:table-cell>
          <table:table-cell office:value-type="float" office:value="0.72403587248640211" table:style-name="ce5">
            <text:p>0.724035872</text:p>
          </table:table-cell>
          <table:table-cell office:value-type="float" office:value="0.82262231411098896" table:style-name="ce5">
            <text:p>0.822622314</text:p>
          </table:table-cell>
          <table:table-cell office:value-type="float" office:value="0.87034409610403596" table:style-name="ce5">
            <text:p>0.870344096</text:p>
          </table:table-cell>
          <table:table-cell office:value-type="float" office:value="0.89193150870936411" table:style-name="ce5">
            <text:p>0.891931509</text:p>
          </table:table-cell>
          <table:table-cell office:value-type="float" office:value="0.90079523066556999" table:style-name="ce5">
            <text:p>0.900795231</text:p>
          </table:table-cell>
          <table:table-cell office:value-type="float" office:value="0.90361965736421002" table:style-name="ce5">
            <text:p>0.903619657</text:p>
          </table:table-cell>
          <table:table-cell office:value-type="float" office:value="0.89509667535169202" table:style-name="ce5">
            <text:p>0.895096675</text:p>
          </table:table-cell>
          <table:table-cell office:value-type="float" office:value="0.88413279122376909" table:style-name="ce5">
            <text:p>0.884132791</text:p>
          </table:table-cell>
          <table:table-cell office:value-type="float" office:value="0.87820340381270101" table:style-name="ce5">
            <text:p>0.878203404</text:p>
          </table:table-cell>
          <table:table-cell office:value-type="float" office:value="0.89093183407758103" table:style-name="ce5">
            <text:p>0.890931834</text:p>
          </table:table-cell>
          <table:table-cell office:value-type="float" office:value="0.93057564554847605" table:style-name="ce5">
            <text:p>0.930575646</text:p>
          </table:table-cell>
          <table:table-cell office:value-type="float" office:value="0.95287861203554991" table:style-name="ce5">
            <text:p>0.952878612</text:p>
          </table:table-cell>
          <table:table-cell office:value-type="float" office:value="0.94208778793165704" table:style-name="ce5">
            <text:p>0.942087788</text:p>
          </table:table-cell>
          <table:table-cell office:value-type="float" office:value="0.91256292800651806" table:style-name="ce5">
            <text:p>0.912562928</text:p>
          </table:table-cell>
          <table:table-cell office:value-type="float" office:value="0.87251022860319694" table:style-name="ce5">
            <text:p>0.872510229</text:p>
          </table:table-cell>
          <table:table-cell office:value-type="float" office:value="0.81102613962139503" table:style-name="ce5">
            <text:p>0.81102614</text:p>
          </table:table-cell>
          <table:table-cell office:value-type="float" office:value="0.72055609783591701" table:style-name="ce5">
            <text:p>0.72055609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.6125055017972" table:style-name="ce5">
            <text:p>12.6125055</text:p>
          </table:table-cell>
          <table:table-cell office:value-type="float" office:value="12.039382658642602" table:style-name="ce5">
            <text:p>12.03938266</text:p>
          </table:table-cell>
          <table:table-cell office:value-type="float" office:value="11.8298896950506" table:style-name="ce5">
            <text:p>11.8298897</text:p>
          </table:table-cell>
          <table:table-cell office:value-type="float" office:value="11.4488273037735" table:style-name="ce5">
            <text:p>11.4488273</text:p>
          </table:table-cell>
          <table:table-cell office:value-type="float" office:value="11.280664635036802" table:style-name="ce5">
            <text:p>11.28066464</text:p>
          </table:table-cell>
          <table:table-cell office:value-type="float" office:value="11.2076035349848" table:style-name="ce5">
            <text:p>11.20760353</text:p>
          </table:table-cell>
          <table:table-cell office:value-type="float" office:value="12.145141074022598" table:style-name="ce5">
            <text:p>12.14514107</text:p>
          </table:table-cell>
          <table:table-cell office:value-type="float" office:value="14.263506687982101" table:style-name="ce5">
            <text:p>14.26350669</text:p>
          </table:table-cell>
          <table:table-cell office:value-type="float" office:value="16.205659587986499" table:style-name="ce5">
            <text:p>16.20565959</text:p>
          </table:table-cell>
          <table:table-cell office:value-type="float" office:value="17.1457786932495" table:style-name="ce5">
            <text:p>17.14577869</text:p>
          </table:table-cell>
          <table:table-cell office:value-type="float" office:value="17.571050721574501" table:style-name="ce5">
            <text:p>17.57105072</text:p>
          </table:table-cell>
          <table:table-cell office:value-type="float" office:value="17.745666044111701" table:style-name="ce5">
            <text:p>17.74566604</text:p>
          </table:table-cell>
          <table:table-cell office:value-type="float" office:value="17.801307250074899" table:style-name="ce5">
            <text:p>17.80130725</text:p>
          </table:table-cell>
          <table:table-cell office:value-type="float" office:value="17.633404504428299" table:style-name="ce5">
            <text:p>17.6334045</text:p>
          </table:table-cell>
          <table:table-cell office:value-type="float" office:value="17.4174159871082" table:style-name="ce5">
            <text:p>17.41741599</text:p>
          </table:table-cell>
          <table:table-cell office:value-type="float" office:value="17.300607055110198" table:style-name="ce5">
            <text:p>17.30060706</text:p>
          </table:table-cell>
          <table:table-cell office:value-type="float" office:value="17.551357131328299" table:style-name="ce5">
            <text:p>17.55135713</text:p>
          </table:table-cell>
          <table:table-cell office:value-type="float" office:value="18.332340217304999" table:style-name="ce5">
            <text:p>18.33234022</text:p>
          </table:table-cell>
          <table:table-cell office:value-type="float" office:value="18.771708657100302" table:style-name="ce5">
            <text:p>18.77170866</text:p>
          </table:table-cell>
          <table:table-cell office:value-type="float" office:value="18.559129422253701" table:style-name="ce5">
            <text:p>18.55912942</text:p>
          </table:table-cell>
          <table:table-cell office:value-type="float" office:value="17.9774896817284" table:style-name="ce5">
            <text:p>17.97748968</text:p>
          </table:table-cell>
          <table:table-cell office:value-type="float" office:value="17.188451503482998" table:style-name="ce5">
            <text:p>17.1884515</text:p>
          </table:table-cell>
          <table:table-cell office:value-type="float" office:value="15.9772149505415" table:style-name="ce5">
            <text:p>15.97721495</text:p>
          </table:table-cell>
          <table:table-cell office:value-type="float" office:value="14.194955127367599" table:style-name="ce5">
            <text:p>14.19495513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.547449623599601" table:style-name="ce5">
            <text:p>16.54744962</text:p>
          </table:table-cell>
          <table:table-cell office:value-type="float" office:value="15.795519614619" table:style-name="ce5">
            <text:p>15.79551961</text:p>
          </table:table-cell>
          <table:table-cell office:value-type="float" office:value="15.520667464025701" table:style-name="ce5">
            <text:p>15.52066746</text:p>
          </table:table-cell>
          <table:table-cell office:value-type="float" office:value="15.020718368090199" table:style-name="ce5">
            <text:p>15.02071837</text:p>
          </table:table-cell>
          <table:table-cell office:value-type="float" office:value="14.800091047920199" table:style-name="ce5">
            <text:p>14.80009105</text:p>
          </table:table-cell>
          <table:table-cell office:value-type="float" office:value="14.7042357975591" table:style-name="ce5">
            <text:p>14.7042358</text:p>
          </table:table-cell>
          <table:table-cell office:value-type="float" office:value="15.934273334133501" table:style-name="ce5">
            <text:p>15.93427333</text:p>
          </table:table-cell>
          <table:table-cell office:value-type="float" office:value="18.713542550417802" table:style-name="ce5">
            <text:p>18.71354255</text:p>
          </table:table-cell>
          <table:table-cell office:value-type="float" office:value="21.261622887791699" table:style-name="ce5">
            <text:p>21.26162289</text:p>
          </table:table-cell>
          <table:table-cell office:value-type="float" office:value="22.495047406996601" table:style-name="ce5">
            <text:p>22.49504741</text:p>
          </table:table-cell>
          <table:table-cell office:value-type="float" office:value="23.052998994334299" table:style-name="ce5">
            <text:p>23.05299899</text:p>
          </table:table-cell>
          <table:table-cell office:value-type="float" office:value="23.282092115664" table:style-name="ce5">
            <text:p>23.28209212</text:p>
          </table:table-cell>
          <table:table-cell office:value-type="float" office:value="23.355092682644198" table:style-name="ce5">
            <text:p>23.35509268</text:p>
          </table:table-cell>
          <table:table-cell office:value-type="float" office:value="23.1348063783207" table:style-name="ce5">
            <text:p>23.13480638</text:p>
          </table:table-cell>
          <table:table-cell office:value-type="float" office:value="22.851432142398899" table:style-name="ce5">
            <text:p>22.85143214</text:p>
          </table:table-cell>
          <table:table-cell office:value-type="float" office:value="22.698180283159001" table:style-name="ce5">
            <text:p>22.69818028</text:p>
          </table:table-cell>
          <table:table-cell office:value-type="float" office:value="23.0271612500052" table:style-name="ce5">
            <text:p>23.02716125</text:p>
          </table:table-cell>
          <table:table-cell office:value-type="float" office:value="24.051801300329899" table:style-name="ce5">
            <text:p>24.0518013</text:p>
          </table:table-cell>
          <table:table-cell office:value-type="float" office:value="24.628247203380401" table:style-name="ce5">
            <text:p>24.6282472</text:p>
          </table:table-cell>
          <table:table-cell office:value-type="float" office:value="24.3493459034644" table:style-name="ce5">
            <text:p>24.3493459</text:p>
          </table:table-cell>
          <table:table-cell office:value-type="float" office:value="23.586241831553103" table:style-name="ce5">
            <text:p>23.58624183</text:p>
          </table:table-cell>
          <table:table-cell office:value-type="float" office:value="22.5510336008211" table:style-name="ce5">
            <text:p>22.5510336</text:p>
          </table:table-cell>
          <table:table-cell office:value-type="float" office:value="20.9619063779068" table:style-name="ce5">
            <text:p>20.96190638</text:p>
          </table:table-cell>
          <table:table-cell office:value-type="float" office:value="18.623603759451399" table:style-name="ce5">
            <text:p>18.62360376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.85563023882737" table:style-name="ce5">
            <text:p>5.855630239</text:p>
          </table:table-cell>
          <table:table-cell office:value-type="float" office:value="5.5895454826732101" table:style-name="ce5">
            <text:p>5.589545483</text:p>
          </table:table-cell>
          <table:table-cell office:value-type="float" office:value="5.4922838139067203" table:style-name="ce5">
            <text:p>5.492283814</text:p>
          </table:table-cell>
          <table:table-cell office:value-type="float" office:value="5.3153673034700102" table:style-name="ce5">
            <text:p>5.315367303</text:p>
          </table:table-cell>
          <table:table-cell office:value-type="float" office:value="5.2372941238027" table:style-name="ce5">
            <text:p>5.237294124</text:p>
          </table:table-cell>
          <table:table-cell office:value-type="float" office:value="5.2033739176481397" table:style-name="ce5">
            <text:p>5.203373918</text:p>
          </table:table-cell>
          <table:table-cell office:value-type="float" office:value="5.6386461292513896" table:style-name="ce5">
            <text:p>5.638646129</text:p>
          </table:table-cell>
          <table:table-cell office:value-type="float" office:value="6.6221434798948602" table:style-name="ce5">
            <text:p>6.62214348</text:p>
          </table:table-cell>
          <table:table-cell office:value-type="float" office:value="7.5238302421382004" table:style-name="ce5">
            <text:p>7.523830242</text:p>
          </table:table-cell>
          <table:table-cell office:value-type="float" office:value="7.9603010020592206" table:style-name="ce5">
            <text:p>7.960301002</text:p>
          </table:table-cell>
          <table:table-cell office:value-type="float" office:value="8.1577427988879592" table:style-name="ce5">
            <text:p>8.157742799</text:p>
          </table:table-cell>
          <table:table-cell office:value-type="float" office:value="8.2388117635489504" table:style-name="ce5">
            <text:p>8.238811764</text:p>
          </table:table-cell>
          <table:table-cell office:value-type="float" office:value="8.2646444046618903" table:style-name="ce5">
            <text:p>8.264644405</text:p>
          </table:table-cell>
          <table:table-cell office:value-type="float" office:value="8.1866918999474105" table:style-name="ce5">
            <text:p>8.1866919</text:p>
          </table:table-cell>
          <table:table-cell office:value-type="float" office:value="8.0864145289620097" table:style-name="ce5">
            <text:p>8.086414529</text:p>
          </table:table-cell>
          <table:table-cell office:value-type="float" office:value="8.0321834394869303" table:style-name="ce5">
            <text:p>8.032183439</text:p>
          </table:table-cell>
          <table:table-cell office:value-type="float" office:value="8.1485996209095699" table:style-name="ce5">
            <text:p>8.148599621</text:p>
          </table:table-cell>
          <table:table-cell office:value-type="float" office:value="8.5111880196702892" table:style-name="ce5">
            <text:p>8.51118802</text:p>
          </table:table-cell>
          <table:table-cell office:value-type="float" office:value="8.7151743823866799" table:style-name="ce5">
            <text:p>8.715174382</text:p>
          </table:table-cell>
          <table:table-cell office:value-type="float" office:value="8.616479845005701" table:style-name="ce5">
            <text:p>8.616479845</text:p>
          </table:table-cell>
          <table:table-cell office:value-type="float" office:value="8.3464409338442298" table:style-name="ce5">
            <text:p>8.346440934</text:p>
          </table:table-cell>
          <table:table-cell office:value-type="float" office:value="7.9801127831477006" table:style-name="ce5">
            <text:p>7.980112783</text:p>
          </table:table-cell>
          <table:table-cell office:value-type="float" office:value="7.4177698462295201" table:style-name="ce5">
            <text:p>7.417769846</text:p>
          </table:table-cell>
          <table:table-cell office:value-type="float" office:value="6.5903169255915808" table:style-name="ce5">
            <text:p>6.590316926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.4302865624897" table:style-name="ce5">
            <text:p>12.43028656</text:p>
          </table:table-cell>
          <table:table-cell office:value-type="float" office:value="11.8654439009816" table:style-name="ce5">
            <text:p>11.8654439</text:p>
          </table:table-cell>
          <table:table-cell office:value-type="float" office:value="11.658977583095499" table:style-name="ce5">
            <text:p>11.65897758</text:p>
          </table:table-cell>
          <table:table-cell office:value-type="float" office:value="11.283420583648699" table:style-name="ce5">
            <text:p>11.28342058</text:p>
          </table:table-cell>
          <table:table-cell office:value-type="float" office:value="11.117687441949599" table:style-name="ce5">
            <text:p>11.11768744</text:p>
          </table:table-cell>
          <table:table-cell office:value-type="float" office:value="11.045681890785499" table:style-name="ce5">
            <text:p>11.04568189</text:p>
          </table:table-cell>
          <table:table-cell office:value-type="float" office:value="11.969674373616899" table:style-name="ce5">
            <text:p>11.96967437</text:p>
          </table:table-cell>
          <table:table-cell office:value-type="float" office:value="14.0574349396591" table:style-name="ce5">
            <text:p>14.05743494</text:p>
          </table:table-cell>
          <table:table-cell office:value-type="float" office:value="15.971528621662602" table:style-name="ce5">
            <text:p>15.97152862</text:p>
          </table:table-cell>
          <table:table-cell office:value-type="float" office:value="16.898065373589098" table:style-name="ce5">
            <text:p>16.89806537</text:p>
          </table:table-cell>
          <table:table-cell office:value-type="float" office:value="17.3171932921726" table:style-name="ce5">
            <text:p>17.31719329</text:p>
          </table:table-cell>
          <table:table-cell office:value-type="float" office:value="17.489285863076098" table:style-name="ce5">
            <text:p>17.48928586</text:p>
          </table:table-cell>
          <table:table-cell office:value-type="float" office:value="17.544123193748202" table:style-name="ce5">
            <text:p>17.54412319</text:p>
          </table:table-cell>
          <table:table-cell office:value-type="float" office:value="17.3786462199052" table:style-name="ce5">
            <text:p>17.37864622</text:p>
          </table:table-cell>
          <table:table-cell office:value-type="float" office:value="17.165778192683" table:style-name="ce5">
            <text:p>17.16577819</text:p>
          </table:table-cell>
          <table:table-cell office:value-type="float" office:value="17.050656855563499" table:style-name="ce5">
            <text:p>17.05065686</text:p>
          </table:table-cell>
          <table:table-cell office:value-type="float" office:value="17.297784224706298" table:style-name="ce5">
            <text:p>17.29778422</text:p>
          </table:table-cell>
          <table:table-cell office:value-type="float" office:value="18.067484072033501" table:style-name="ce5">
            <text:p>18.06748407</text:p>
          </table:table-cell>
          <table:table-cell office:value-type="float" office:value="18.5005047444441" table:style-name="ce5">
            <text:p>18.50050474</text:p>
          </table:table-cell>
          <table:table-cell office:value-type="float" office:value="18.29099674415" table:style-name="ce5">
            <text:p>18.29099674</text:p>
          </table:table-cell>
          <table:table-cell office:value-type="float" office:value="17.717760232988102" table:style-name="ce5">
            <text:p>17.71776023</text:p>
          </table:table-cell>
          <table:table-cell office:value-type="float" office:value="16.940121669188201" table:style-name="ce5">
            <text:p>16.94012167</text:p>
          </table:table-cell>
          <table:table-cell office:value-type="float" office:value="15.746384433880001" table:style-name="ce5">
            <text:p>15.74638443</text:p>
          </table:table-cell>
          <table:table-cell office:value-type="float" office:value="13.989873776445" table:style-name="ce5">
            <text:p>13.9898737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0173750776222903" table:style-name="ce5">
            <text:p>9.017375078</text:p>
          </table:table-cell>
          <table:table-cell office:value-type="float" office:value="8.607617980466479" table:style-name="ce5">
            <text:p>8.60761798</text:p>
          </table:table-cell>
          <table:table-cell office:value-type="float" office:value="8.4578399186402109" table:style-name="ce5">
            <text:p>8.457839919</text:p>
          </table:table-cell>
          <table:table-cell office:value-type="float" office:value="8.1853974202300996" table:style-name="ce5">
            <text:p>8.18539742</text:p>
          </table:table-cell>
          <table:table-cell office:value-type="float" office:value="8.0651686633160207" table:style-name="ce5">
            <text:p>8.065168663</text:p>
          </table:table-cell>
          <table:table-cell office:value-type="float" office:value="8.0129332575389007" table:style-name="ce5">
            <text:p>8.012933258</text:p>
          </table:table-cell>
          <table:table-cell office:value-type="float" office:value="8.6832304984518895" table:style-name="ce5">
            <text:p>8.683230498</text:p>
          </table:table-cell>
          <table:table-cell office:value-type="float" office:value="10.1977667886354" table:style-name="ce5">
            <text:p>10.19776679</text:p>
          </table:table-cell>
          <table:table-cell office:value-type="float" office:value="11.586318901055598" table:style-name="ce5">
            <text:p>11.5863189</text:p>
          </table:table-cell>
          <table:table-cell office:value-type="float" office:value="12.2584618458961" table:style-name="ce5">
            <text:p>12.25846185</text:p>
          </table:table-cell>
          <table:table-cell office:value-type="float" office:value="12.5625122495911" table:style-name="ce5">
            <text:p>12.56251225</text:p>
          </table:table-cell>
          <table:table-cell office:value-type="float" office:value="12.6873543642205" table:style-name="ce5">
            <text:p>12.68735436</text:p>
          </table:table-cell>
          <table:table-cell office:value-type="float" office:value="12.7271353279528" table:style-name="ce5">
            <text:p>12.72713533</text:p>
          </table:table-cell>
          <table:table-cell office:value-type="float" office:value="12.607092404376498" table:style-name="ce5">
            <text:p>12.6070924</text:p>
          </table:table-cell>
          <table:table-cell office:value-type="float" office:value="12.452670313313199" table:style-name="ce5">
            <text:p>12.45267031</text:p>
          </table:table-cell>
          <table:table-cell office:value-type="float" office:value="12.369157172162" table:style-name="ce5">
            <text:p>12.36915717</text:p>
          </table:table-cell>
          <table:table-cell office:value-type="float" office:value="12.548432216892699" table:style-name="ce5">
            <text:p>12.54843222</text:p>
          </table:table-cell>
          <table:table-cell office:value-type="float" office:value="13.1068000538405" table:style-name="ce5">
            <text:p>13.10680005</text:p>
          </table:table-cell>
          <table:table-cell office:value-type="float" office:value="13.4209287587469" table:style-name="ce5">
            <text:p>13.42092876</text:p>
          </table:table-cell>
          <table:table-cell office:value-type="float" office:value="13.268944151560499" table:style-name="ce5">
            <text:p>13.26894415</text:p>
          </table:table-cell>
          <table:table-cell office:value-type="float" office:value="12.853097855230301" table:style-name="ce5">
            <text:p>12.85309786</text:p>
          </table:table-cell>
          <table:table-cell office:value-type="float" office:value="12.288970989018901" table:style-name="ce5">
            <text:p>12.28897099</text:p>
          </table:table-cell>
          <table:table-cell office:value-type="float" office:value="11.4229912434367" table:style-name="ce5">
            <text:p>11.42299124</text:p>
          </table:table-cell>
          <table:table-cell office:value-type="float" office:value="10.148755501058201" table:style-name="ce5">
            <text:p>10.148755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.967093708017201" table:style-name="ce5">
            <text:p>12.96709371</text:p>
          </table:table-cell>
          <table:table-cell office:value-type="float" office:value="12.377858078955901" table:style-name="ce5">
            <text:p>12.37785808</text:p>
          </table:table-cell>
          <table:table-cell office:value-type="float" office:value="12.1624754264225" table:style-name="ce5">
            <text:p>12.16247543</text:p>
          </table:table-cell>
          <table:table-cell office:value-type="float" office:value="11.7706998402326" table:style-name="ce5">
            <text:p>11.77069984</text:p>
          </table:table-cell>
          <table:table-cell office:value-type="float" office:value="11.597809443206499" table:style-name="ce5">
            <text:p>11.59780944</text:p>
          </table:table-cell>
          <table:table-cell office:value-type="float" office:value="11.522694302075299" table:style-name="ce5">
            <text:p>11.5226943</text:p>
          </table:table-cell>
          <table:table-cell office:value-type="float" office:value="12.4865897883254" table:style-name="ce5">
            <text:p>12.48658979</text:p>
          </table:table-cell>
          <table:table-cell office:value-type="float" office:value="14.664511171205399" table:style-name="ce5">
            <text:p>14.66451117</text:p>
          </table:table-cell>
          <table:table-cell office:value-type="float" office:value="16.661265792724901" table:style-name="ce5">
            <text:p>16.66126579</text:p>
          </table:table-cell>
          <table:table-cell office:value-type="float" office:value="17.627815423399401" table:style-name="ce5">
            <text:p>17.62781542</text:p>
          </table:table-cell>
          <table:table-cell office:value-type="float" office:value="18.0650435571674" table:style-name="ce5">
            <text:p>18.06504356</text:p>
          </table:table-cell>
          <table:table-cell office:value-type="float" office:value="18.2445680180188" table:style-name="ce5">
            <text:p>18.24456802</text:p>
          </table:table-cell>
          <table:table-cell office:value-type="float" office:value="18.301773521845902" table:style-name="ce5">
            <text:p>18.30177352</text:p>
          </table:table-cell>
          <table:table-cell office:value-type="float" office:value="18.129150355392401" table:style-name="ce5">
            <text:p>18.12915036</text:p>
          </table:table-cell>
          <table:table-cell office:value-type="float" office:value="17.907089533016798" table:style-name="ce5">
            <text:p>17.90708953</text:p>
          </table:table-cell>
          <table:table-cell office:value-type="float" office:value="17.786996632606499" table:style-name="ce5">
            <text:p>17.78699663</text:p>
          </table:table-cell>
          <table:table-cell office:value-type="float" office:value="18.044796300971299" table:style-name="ce5">
            <text:p>18.0447963</text:p>
          </table:table-cell>
          <table:table-cell office:value-type="float" office:value="18.847735959454898" table:style-name="ce5">
            <text:p>18.84773596</text:p>
          </table:table-cell>
          <table:table-cell office:value-type="float" office:value="19.299456811458498" table:style-name="ce5">
            <text:p>19.29945681</text:p>
          </table:table-cell>
          <table:table-cell office:value-type="float" office:value="19.080901120185001" table:style-name="ce5">
            <text:p>19.08090112</text:p>
          </table:table-cell>
          <table:table-cell office:value-type="float" office:value="18.4829091495474" table:style-name="ce5">
            <text:p>18.48290915</text:p>
          </table:table-cell>
          <table:table-cell office:value-type="float" office:value="17.671687937786302" table:style-name="ce5">
            <text:p>17.67168794</text:p>
          </table:table-cell>
          <table:table-cell office:value-type="float" office:value="16.426398658639499" table:style-name="ce5">
            <text:p>16.42639866</text:p>
          </table:table-cell>
          <table:table-cell office:value-type="float" office:value="14.594032350784401" table:style-name="ce5">
            <text:p>14.5940323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.9142117693823195" table:style-name="ce5">
            <text:p>7.914211769</text:p>
          </table:table-cell>
          <table:table-cell office:value-type="float" office:value="7.5545833394918809" table:style-name="ce5">
            <text:p>7.554583339</text:p>
          </table:table-cell>
          <table:table-cell office:value-type="float" office:value="7.4231287543718301" table:style-name="ce5">
            <text:p>7.423128754</text:p>
          </table:table-cell>
          <table:table-cell office:value-type="float" office:value="7.1840161956907602" table:style-name="ce5">
            <text:p>7.184016196</text:p>
          </table:table-cell>
          <table:table-cell office:value-type="float" office:value="7.0784959267880199" table:style-name="ce5">
            <text:p>7.078495927</text:p>
          </table:table-cell>
          <table:table-cell office:value-type="float" office:value="7.0326508710349591" table:style-name="ce5">
            <text:p>7.032650871</text:p>
          </table:table-cell>
          <table:table-cell office:value-type="float" office:value="7.6209456095096595" table:style-name="ce5">
            <text:p>7.62094561</text:p>
          </table:table-cell>
          <table:table-cell office:value-type="float" office:value="8.9501972852742195" table:style-name="ce5">
            <text:p>8.950197285</text:p>
          </table:table-cell>
          <table:table-cell office:value-type="float" office:value="10.168877375202801" table:style-name="ce5">
            <text:p>10.16887738</text:p>
          </table:table-cell>
          <table:table-cell office:value-type="float" office:value="10.758792018763" table:style-name="ce5">
            <text:p>10.75879202</text:p>
          </table:table-cell>
          <table:table-cell office:value-type="float" office:value="11.025645649968801" table:style-name="ce5">
            <text:p>11.02564565</text:p>
          </table:table-cell>
          <table:table-cell office:value-type="float" office:value="11.135214889842901" table:style-name="ce5">
            <text:p>11.13521489</text:p>
          </table:table-cell>
          <table:table-cell office:value-type="float" office:value="11.170129149109901" table:style-name="ce5">
            <text:p>11.17012915</text:p>
          </table:table-cell>
          <table:table-cell office:value-type="float" office:value="11.0647719791551" table:style-name="ce5">
            <text:p>11.06477198</text:p>
          </table:table-cell>
          <table:table-cell office:value-type="float" office:value="10.929241503820002" table:style-name="ce5">
            <text:p>10.9292415</text:p>
          </table:table-cell>
          <table:table-cell office:value-type="float" office:value="10.855945153284699" table:style-name="ce5">
            <text:p>10.85594515</text:p>
          </table:table-cell>
          <table:table-cell office:value-type="float" office:value="11.013288133559" table:style-name="ce5">
            <text:p>11.01328813</text:p>
          </table:table-cell>
          <table:table-cell office:value-type="float" office:value="11.5033466338185" table:style-name="ce5">
            <text:p>11.50334663</text:p>
          </table:table-cell>
          <table:table-cell office:value-type="float" office:value="11.7790456118548" table:style-name="ce5">
            <text:p>11.77904561</text:p>
          </table:table-cell>
          <table:table-cell office:value-type="float" office:value="11.645654424662901" table:style-name="ce5">
            <text:p>11.64565442</text:p>
          </table:table-cell>
          <table:table-cell office:value-type="float" office:value="11.2806817331267" table:style-name="ce5">
            <text:p>11.28068173</text:p>
          </table:table-cell>
          <table:table-cell office:value-type="float" office:value="10.785568748964099" table:style-name="ce5">
            <text:p>10.78556875</text:p>
          </table:table-cell>
          <table:table-cell office:value-type="float" office:value="10.025530818242899" table:style-name="ce5">
            <text:p>10.02553082</text:p>
          </table:table-cell>
          <table:table-cell office:value-type="float" office:value="8.9071819170947588" table:style-name="ce5">
            <text:p>8.907181917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3237479294973795" table:style-name="ce5">
            <text:p>5.323747929</text:p>
          </table:table-cell>
          <table:table-cell office:value-type="float" office:value="5.0818323522033104" table:style-name="ce5">
            <text:p>5.081832352</text:p>
          </table:table-cell>
          <table:table-cell office:value-type="float" office:value="4.9934052168487497" table:style-name="ce5">
            <text:p>4.993405217</text:p>
          </table:table-cell>
          <table:table-cell office:value-type="float" office:value="4.8325584987813999" table:style-name="ce5">
            <text:p>4.832558499</text:p>
          </table:table-cell>
          <table:table-cell office:value-type="float" office:value="4.7615769115481301" table:style-name="ce5">
            <text:p>4.761576912</text:p>
          </table:table-cell>
          <table:table-cell office:value-type="float" office:value="4.7307377670123198" table:style-name="ce5">
            <text:p>4.730737767</text:p>
          </table:table-cell>
          <table:table-cell office:value-type="float" office:value="5.1264730577971003" table:style-name="ce5">
            <text:p>5.126473058</text:p>
          </table:table-cell>
          <table:table-cell office:value-type="float" office:value="6.0206367550600097" table:style-name="ce5">
            <text:p>6.020636755</text:p>
          </table:table-cell>
          <table:table-cell office:value-type="float" office:value="6.8404209350306102" table:style-name="ce5">
            <text:p>6.840420935</text:p>
          </table:table-cell>
          <table:table-cell office:value-type="float" office:value="7.23724590683433" table:style-name="ce5">
            <text:p>7.237245907</text:p>
          </table:table-cell>
          <table:table-cell office:value-type="float" office:value="7.41675354549864" table:style-name="ce5">
            <text:p>7.416753545</text:p>
          </table:table-cell>
          <table:table-cell office:value-type="float" office:value="7.4904588026883197" table:style-name="ce5">
            <text:p>7.490458803</text:p>
          </table:table-cell>
          <table:table-cell office:value-type="float" office:value="7.5139449970054706" table:style-name="ce5">
            <text:p>7.513944997</text:p>
          </table:table-cell>
          <table:table-cell office:value-type="float" office:value="7.4430731235013798" table:style-name="ce5">
            <text:p>7.443073124</text:p>
          </table:table-cell>
          <table:table-cell office:value-type="float" office:value="7.3519042100991898" table:style-name="ce5">
            <text:p>7.35190421</text:p>
          </table:table-cell>
          <table:table-cell office:value-type="float" office:value="7.3025990732425301" table:style-name="ce5">
            <text:p>7.302599073</text:p>
          </table:table-cell>
          <table:table-cell office:value-type="float" office:value="7.4084408664451198" table:style-name="ce5">
            <text:p>7.408440866</text:p>
          </table:table-cell>
          <table:table-cell office:value-type="float" office:value="7.73809440644541" table:style-name="ce5">
            <text:p>7.738094406</text:p>
          </table:table-cell>
          <table:table-cell office:value-type="float" office:value="7.9235521508494609" table:style-name="ce5">
            <text:p>7.923552151</text:p>
          </table:table-cell>
          <table:table-cell office:value-type="float" office:value="7.8338222981086298" table:style-name="ce5">
            <text:p>7.833822298</text:p>
          </table:table-cell>
          <table:table-cell office:value-type="float" office:value="7.5883117321157396" table:style-name="ce5">
            <text:p>7.588311732</text:p>
          </table:table-cell>
          <table:table-cell office:value-type="float" office:value="7.2552581316927398" table:style-name="ce5">
            <text:p>7.255258132</text:p>
          </table:table-cell>
          <table:table-cell office:value-type="float" office:value="6.74399428408252" table:style-name="ce5">
            <text:p>6.743994284</text:p>
          </table:table-cell>
          <table:table-cell office:value-type="float" office:value="5.9917010904663597" table:style-name="ce5">
            <text:p>5.99170109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.4069716909944" table:style-name="ce5">
            <text:p>26.40697169</text:p>
          </table:table-cell>
          <table:table-cell office:value-type="float" office:value="25.207016718329502" table:style-name="ce5">
            <text:p>25.20701672</text:p>
          </table:table-cell>
          <table:table-cell office:value-type="float" office:value="24.7683984946744" table:style-name="ce5">
            <text:p>24.76839849</text:p>
          </table:table-cell>
          <table:table-cell office:value-type="float" office:value="23.970563062410601" table:style-name="ce5">
            <text:p>23.97056306</text:p>
          </table:table-cell>
          <table:table-cell office:value-type="float" office:value="23.618478630639302" table:style-name="ce5">
            <text:p>23.61847863</text:p>
          </table:table-cell>
          <table:table-cell office:value-type="float" office:value="23.465509626938001" table:style-name="ce5">
            <text:p>23.46550963</text:p>
          </table:table-cell>
          <table:table-cell office:value-type="float" office:value="25.428444529054602" table:style-name="ce5">
            <text:p>25.42844453</text:p>
          </table:table-cell>
          <table:table-cell office:value-type="float" office:value="29.863694986708403" table:style-name="ce5">
            <text:p>29.86369499</text:p>
          </table:table-cell>
          <table:table-cell office:value-type="float" office:value="33.9300065251009" table:style-name="ce5">
            <text:p>33.93000653</text:p>
          </table:table-cell>
          <table:table-cell office:value-type="float" office:value="35.898346486998797" table:style-name="ce5">
            <text:p>35.89834649</text:p>
          </table:table-cell>
          <table:table-cell office:value-type="float" office:value="36.788744228458498" table:style-name="ce5">
            <text:p>36.78874423</text:p>
          </table:table-cell>
          <table:table-cell office:value-type="float" office:value="37.154338667913699" table:style-name="ce5">
            <text:p>37.15433867</text:p>
          </table:table-cell>
          <table:table-cell office:value-type="float" office:value="37.270835406053003" table:style-name="ce5">
            <text:p>37.27083541</text:p>
          </table:table-cell>
          <table:table-cell office:value-type="float" office:value="36.919295178736704" table:style-name="ce5">
            <text:p>36.91929518</text:p>
          </table:table-cell>
          <table:table-cell office:value-type="float" office:value="36.467077127245005" table:style-name="ce5">
            <text:p>36.46707713</text:p>
          </table:table-cell>
          <table:table-cell office:value-type="float" office:value="36.222512701874599" table:style-name="ce5">
            <text:p>36.2225127</text:p>
          </table:table-cell>
          <table:table-cell office:value-type="float" office:value="36.747511494799902" table:style-name="ce5">
            <text:p>36.74751149</text:p>
          </table:table-cell>
          <table:table-cell office:value-type="float" office:value="38.382666241776398" table:style-name="ce5">
            <text:p>38.38266624</text:p>
          </table:table-cell>
          <table:table-cell office:value-type="float" office:value="39.302577828727799" table:style-name="ce5">
            <text:p>39.30257783</text:p>
          </table:table-cell>
          <table:table-cell office:value-type="float" office:value="38.857497837611902" table:style-name="ce5">
            <text:p>38.85749784</text:p>
          </table:table-cell>
          <table:table-cell office:value-type="float" office:value="37.639710922853403" table:style-name="ce5">
            <text:p>37.63971092</text:p>
          </table:table-cell>
          <table:table-cell office:value-type="float" office:value="35.987691121310299" table:style-name="ce5">
            <text:p>35.98769112</text:p>
          </table:table-cell>
          <table:table-cell office:value-type="float" office:value="33.4517089280763" table:style-name="ce5">
            <text:p>33.45170893</text:p>
          </table:table-cell>
          <table:table-cell office:value-type="float" office:value="29.7201676661245" table:style-name="ce5">
            <text:p>29.72016767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.9432442827522696" table:style-name="ce5">
            <text:p>9.943244283</text:p>
          </table:table-cell>
          <table:table-cell office:value-type="float" office:value="9.4914149112844406" table:style-name="ce5">
            <text:p>9.491414911</text:p>
          </table:table-cell>
          <table:table-cell office:value-type="float" office:value="9.3262582172226001" table:style-name="ce5">
            <text:p>9.326258217</text:p>
          </table:table-cell>
          <table:table-cell office:value-type="float" office:value="9.0258423765399005" table:style-name="ce5">
            <text:p>9.025842377</text:p>
          </table:table-cell>
          <table:table-cell office:value-type="float" office:value="8.8932689957591791" table:style-name="ce5">
            <text:p>8.893268996</text:p>
          </table:table-cell>
          <table:table-cell office:value-type="float" office:value="8.8356702604975599" table:style-name="ce5">
            <text:p>8.83567026</text:p>
          </table:table-cell>
          <table:table-cell office:value-type="float" office:value="9.5747910302426895" table:style-name="ce5">
            <text:p>9.57479103</text:p>
          </table:table-cell>
          <table:table-cell office:value-type="float" office:value="11.244834050385" table:style-name="ce5">
            <text:p>11.24483405</text:p>
          </table:table-cell>
          <table:table-cell office:value-type="float" office:value="12.7759573245391" table:style-name="ce5">
            <text:p>12.77595732</text:p>
          </table:table-cell>
          <table:table-cell office:value-type="float" office:value="13.517113307954201" table:style-name="ce5">
            <text:p>13.51711331</text:p>
          </table:table-cell>
          <table:table-cell office:value-type="float" office:value="13.852382431417" table:style-name="ce5">
            <text:p>13.85238243</text:p>
          </table:table-cell>
          <table:table-cell office:value-type="float" office:value="13.9900428516445" table:style-name="ce5">
            <text:p>13.99004285</text:p>
          </table:table-cell>
          <table:table-cell office:value-type="float" office:value="14.033908370910302" table:style-name="ce5">
            <text:p>14.03390837</text:p>
          </table:table-cell>
          <table:table-cell office:value-type="float" office:value="13.9015399041159" table:style-name="ce5">
            <text:p>13.9015399</text:p>
          </table:table-cell>
          <table:table-cell office:value-type="float" office:value="13.7312623498522" table:style-name="ce5">
            <text:p>13.73126235</text:p>
          </table:table-cell>
          <table:table-cell office:value-type="float" office:value="13.639174402291101" table:style-name="ce5">
            <text:p>13.6391744</text:p>
          </table:table-cell>
          <table:table-cell office:value-type="float" office:value="13.836856715404899" table:style-name="ce5">
            <text:p>13.83685672</text:p>
          </table:table-cell>
          <table:table-cell office:value-type="float" office:value="14.4525556027875" table:style-name="ce5">
            <text:p>14.4525556</text:p>
          </table:table-cell>
          <table:table-cell office:value-type="float" office:value="14.798937828459801" table:style-name="ce5">
            <text:p>14.79893783</text:p>
          </table:table-cell>
          <table:table-cell office:value-type="float" office:value="14.631348029492401" table:style-name="ce5">
            <text:p>14.63134803</text:p>
          </table:table-cell>
          <table:table-cell office:value-type="float" office:value="14.1728042434243" table:style-name="ce5">
            <text:p>14.17280424</text:p>
          </table:table-cell>
          <table:table-cell office:value-type="float" office:value="13.550755011922" table:style-name="ce5">
            <text:p>13.55075501</text:p>
          </table:table-cell>
          <table:table-cell office:value-type="float" office:value="12.5958598145815" table:style-name="ce5">
            <text:p>12.59585981</text:p>
          </table:table-cell>
          <table:table-cell office:value-type="float" office:value="11.1907904733132" table:style-name="ce5">
            <text:p>11.19079047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0595797158634799" table:style-name="ce5">
            <text:p>5.059579716</text:p>
          </table:table-cell>
          <table:table-cell office:value-type="float" office:value="4.8296681640699299" table:style-name="ce5">
            <text:p>4.829668164</text:p>
          </table:table-cell>
          <table:table-cell office:value-type="float" office:value="4.7456288469766301" table:style-name="ce5">
            <text:p>4.745628847</text:p>
          </table:table-cell>
          <table:table-cell office:value-type="float" office:value="4.5927634591193796" table:style-name="ce5">
            <text:p>4.592763459</text:p>
          </table:table-cell>
          <table:table-cell office:value-type="float" office:value="4.5253040294616902" table:style-name="ce5">
            <text:p>4.525304029</text:p>
          </table:table-cell>
          <table:table-cell office:value-type="float" office:value="4.4959951455298501" table:style-name="ce5">
            <text:p>4.495995146</text:p>
          </table:table-cell>
          <table:table-cell office:value-type="float" office:value="4.8720937656414698" table:style-name="ce5">
            <text:p>4.872093766</text:p>
          </table:table-cell>
          <table:table-cell office:value-type="float" office:value="5.7218884150586993" table:style-name="ce5">
            <text:p>5.721888415</text:p>
          </table:table-cell>
          <table:table-cell office:value-type="float" office:value="6.5009943125004996" table:style-name="ce5">
            <text:p>6.500994313</text:p>
          </table:table-cell>
          <table:table-cell office:value-type="float" office:value="6.8781285428726298" table:style-name="ce5">
            <text:p>6.878128543</text:p>
          </table:table-cell>
          <table:table-cell office:value-type="float" office:value="7.0487288829819397" table:style-name="ce5">
            <text:p>7.048728883</text:p>
          </table:table-cell>
          <table:table-cell office:value-type="float" office:value="7.1187768321275406" table:style-name="ce5">
            <text:p>7.118776832</text:p>
          </table:table-cell>
          <table:table-cell office:value-type="float" office:value="7.1410976245361102" table:style-name="ce5">
            <text:p>7.141097625</text:p>
          </table:table-cell>
          <table:table-cell office:value-type="float" office:value="7.0737424645331899" table:style-name="ce5">
            <text:p>7.073742465</text:p>
          </table:table-cell>
          <table:table-cell office:value-type="float" office:value="6.9870974183973207" table:style-name="ce5">
            <text:p>6.987097418</text:p>
          </table:table-cell>
          <table:table-cell office:value-type="float" office:value="6.9402388380078195" table:style-name="ce5">
            <text:p>6.940238838</text:p>
          </table:table-cell>
          <table:table-cell office:value-type="float" office:value="7.0408286850611104" table:style-name="ce5">
            <text:p>7.040828685</text:p>
          </table:table-cell>
          <table:table-cell office:value-type="float" office:value="7.3541245785437104" table:style-name="ce5">
            <text:p>7.354124579</text:p>
          </table:table-cell>
          <table:table-cell office:value-type="float" office:value="7.5303797758526301" table:style-name="ce5">
            <text:p>7.530379776</text:p>
          </table:table-cell>
          <table:table-cell office:value-type="float" office:value="7.4451023831497505" table:style-name="ce5">
            <text:p>7.445102383</text:p>
          </table:table-cell>
          <table:table-cell office:value-type="float" office:value="7.2117742285905795" table:style-name="ce5">
            <text:p>7.211774229</text:p>
          </table:table-cell>
          <table:table-cell office:value-type="float" office:value="6.89524698813677" table:style-name="ce5">
            <text:p>6.895246988</text:p>
          </table:table-cell>
          <table:table-cell office:value-type="float" office:value="6.4093524215494995" table:style-name="ce5">
            <text:p>6.409352422</text:p>
          </table:table-cell>
          <table:table-cell office:value-type="float" office:value="5.6943885590208296" table:style-name="ce5">
            <text:p>5.694388559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4572350106449199" table:style-name="ce5">
            <text:p>3.457235011</text:p>
          </table:table-cell>
          <table:table-cell office:value-type="float" office:value="3.3001353480543201" table:style-name="ce5">
            <text:p>3.300135348</text:p>
          </table:table-cell>
          <table:table-cell office:value-type="float" office:value="3.2427108808768002" table:style-name="ce5">
            <text:p>3.242710881</text:p>
          </table:table-cell>
          <table:table-cell office:value-type="float" office:value="3.1382572304759799" table:style-name="ce5">
            <text:p>3.13825723</text:p>
          </table:table-cell>
          <table:table-cell office:value-type="float" office:value="3.0921618796547499" table:style-name="ce5">
            <text:p>3.09216188</text:p>
          </table:table-cell>
          <table:table-cell office:value-type="float" office:value="3.0721349791328798" table:style-name="ce5">
            <text:p>3.072134979</text:p>
          </table:table-cell>
          <table:table-cell office:value-type="float" office:value="3.32912496445288" table:style-name="ce5">
            <text:p>3.329124964</text:p>
          </table:table-cell>
          <table:table-cell office:value-type="float" office:value="3.9097937114265697" table:style-name="ce5">
            <text:p>3.909793711</text:p>
          </table:table-cell>
          <table:table-cell office:value-type="float" office:value="4.4421604961993397" table:style-name="ce5">
            <text:p>4.442160496</text:p>
          </table:table-cell>
          <table:table-cell office:value-type="float" office:value="4.6998581189617896" table:style-name="ce5">
            <text:p>4.699858119</text:p>
          </table:table-cell>
          <table:table-cell office:value-type="float" office:value="4.8164301470305704" table:style-name="ce5">
            <text:p>4.816430147</text:p>
          </table:table-cell>
          <table:table-cell office:value-type="float" office:value="4.8642942455940803" table:style-name="ce5">
            <text:p>4.864294246</text:p>
          </table:table-cell>
          <table:table-cell office:value-type="float" office:value="4.8795461497667301" table:style-name="ce5">
            <text:p>4.87954615</text:p>
          </table:table-cell>
          <table:table-cell office:value-type="float" office:value="4.83352204689914" table:style-name="ce5">
            <text:p>4.833522047</text:p>
          </table:table-cell>
          <table:table-cell office:value-type="float" office:value="4.7743170726083504" table:style-name="ce5">
            <text:p>4.774317073</text:p>
          </table:table-cell>
          <table:table-cell office:value-type="float" office:value="4.7422983805885801" table:style-name="ce5">
            <text:p>4.742298381</text:p>
          </table:table-cell>
          <table:table-cell office:value-type="float" office:value="4.8110319040189395" table:style-name="ce5">
            <text:p>4.811031904</text:p>
          </table:table-cell>
          <table:table-cell office:value-type="float" office:value="5.0251084859617698" table:style-name="ce5">
            <text:p>5.025108486</text:p>
          </table:table-cell>
          <table:table-cell office:value-type="float" office:value="5.1455445049919692" table:style-name="ce5">
            <text:p>5.145544505</text:p>
          </table:table-cell>
          <table:table-cell office:value-type="float" office:value="5.0872740548309503" table:style-name="ce5">
            <text:p>5.087274055</text:p>
          </table:table-cell>
          <table:table-cell office:value-type="float" office:value="4.9278398112351995" table:style-name="ce5">
            <text:p>4.927839811</text:p>
          </table:table-cell>
          <table:table-cell office:value-type="float" office:value="4.7115552344572595" table:style-name="ce5">
            <text:p>4.711555234</text:p>
          </table:table-cell>
          <table:table-cell office:value-type="float" office:value="4.3795411539555298" table:style-name="ce5">
            <text:p>4.379541154</text:p>
          </table:table-cell>
          <table:table-cell office:value-type="float" office:value="3.89100292831395" table:style-name="ce5">
            <text:p>3.891002928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.963201879449791" table:style-name="ce5">
            <text:p>8.963201879</text:p>
          </table:table-cell>
          <table:table-cell office:value-type="float" office:value="8.5559064579186206" table:style-name="ce5">
            <text:p>8.555906458</text:p>
          </table:table-cell>
          <table:table-cell office:value-type="float" office:value="8.4070282096806004" table:style-name="ce5">
            <text:p>8.40702821</text:p>
          </table:table-cell>
          <table:table-cell office:value-type="float" office:value="8.1362224493821902" table:style-name="ce5">
            <text:p>8.136222449</text:p>
          </table:table-cell>
          <table:table-cell office:value-type="float" office:value="8.0167159842900997" table:style-name="ce5">
            <text:p>8.016715984</text:p>
          </table:table-cell>
          <table:table-cell office:value-type="float" office:value="7.9647943903445109" table:style-name="ce5">
            <text:p>7.96479439</text:p>
          </table:table-cell>
          <table:table-cell office:value-type="float" office:value="8.631064722655621" table:style-name="ce5">
            <text:p>8.631064723</text:p>
          </table:table-cell>
          <table:table-cell office:value-type="float" office:value="10.1365022148096" table:style-name="ce5">
            <text:p>10.13650221</text:p>
          </table:table-cell>
          <table:table-cell office:value-type="float" office:value="11.5167123975538" table:style-name="ce5">
            <text:p>11.5167124</text:p>
          </table:table-cell>
          <table:table-cell office:value-type="float" office:value="12.1848173454565" table:style-name="ce5">
            <text:p>12.18481735</text:p>
          </table:table-cell>
          <table:table-cell office:value-type="float" office:value="12.487041121931099" table:style-name="ce5">
            <text:p>12.48704112</text:p>
          </table:table-cell>
          <table:table-cell office:value-type="float" office:value="12.611133229318" table:style-name="ce5">
            <text:p>12.61113323</text:p>
          </table:table-cell>
          <table:table-cell office:value-type="float" office:value="12.650675203098899" table:style-name="ce5">
            <text:p>12.6506752</text:p>
          </table:table-cell>
          <table:table-cell office:value-type="float" office:value="12.531353454923702" table:style-name="ce5">
            <text:p>12.53135345</text:p>
          </table:table-cell>
          <table:table-cell office:value-type="float" office:value="12.377859077132801" table:style-name="ce5">
            <text:p>12.37785908</text:p>
          </table:table-cell>
          <table:table-cell office:value-type="float" office:value="12.294847653377799" table:style-name="ce5">
            <text:p>12.29484765</text:p>
          </table:table-cell>
          <table:table-cell office:value-type="float" office:value="12.4730456770861" table:style-name="ce5">
            <text:p>12.47304568</text:p>
          </table:table-cell>
          <table:table-cell office:value-type="float" office:value="13.0280590376787" table:style-name="ce5">
            <text:p>13.02805904</text:p>
          </table:table-cell>
          <table:table-cell office:value-type="float" office:value="13.340300568497701" table:style-name="ce5">
            <text:p>13.34030057</text:p>
          </table:table-cell>
          <table:table-cell office:value-type="float" office:value="13.189229031043201" table:style-name="ce5">
            <text:p>13.18922903</text:p>
          </table:table-cell>
          <table:table-cell office:value-type="float" office:value="12.775880992091199" table:style-name="ce5">
            <text:p>12.77588099</text:p>
          </table:table-cell>
          <table:table-cell office:value-type="float" office:value="12.2151432004448" table:style-name="ce5">
            <text:p>12.2151432</text:p>
          </table:table-cell>
          <table:table-cell office:value-type="float" office:value="11.354365954699499" table:style-name="ce5">
            <text:p>11.35436595</text:p>
          </table:table-cell>
          <table:table-cell office:value-type="float" office:value="10.0877853697028" table:style-name="ce5">
            <text:p>10.0877853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.314174558964499" table:style-name="ce5">
            <text:p>23.31417456</text:p>
          </table:table-cell>
          <table:table-cell office:value-type="float" office:value="22.254758885597099" table:style-name="ce5">
            <text:p>22.25475889</text:p>
          </table:table-cell>
          <table:table-cell office:value-type="float" office:value="21.867511837707699" table:style-name="ce5">
            <text:p>21.86751184</text:p>
          </table:table-cell>
          <table:table-cell office:value-type="float" office:value="21.163119272184201" table:style-name="ce5">
            <text:p>21.16311927</text:p>
          </table:table-cell>
          <table:table-cell office:value-type="float" office:value="20.852271137159001" table:style-name="ce5">
            <text:p>20.85227114</text:p>
          </table:table-cell>
          <table:table-cell office:value-type="float" office:value="20.717217936203802" table:style-name="ce5">
            <text:p>20.71721794</text:p>
          </table:table-cell>
          <table:table-cell office:value-type="float" office:value="22.450252965413" table:style-name="ce5">
            <text:p>22.45025297</text:p>
          </table:table-cell>
          <table:table-cell office:value-type="float" office:value="26.3660447719279" table:style-name="ce5">
            <text:p>26.36604477</text:p>
          </table:table-cell>
          <table:table-cell office:value-type="float" office:value="29.956107961549399" table:style-name="ce5">
            <text:p>29.95610796</text:p>
          </table:table-cell>
          <table:table-cell office:value-type="float" office:value="31.693915007357699" table:style-name="ce5">
            <text:p>31.69391501</text:p>
          </table:table-cell>
          <table:table-cell office:value-type="float" office:value="32.480028940231797" table:style-name="ce5">
            <text:p>32.48002894</text:p>
          </table:table-cell>
          <table:table-cell office:value-type="float" office:value="32.802804784390801" table:style-name="ce5">
            <text:p>32.80280478</text:p>
          </table:table-cell>
          <table:table-cell office:value-type="float" office:value="32.905657368939799" table:style-name="ce5">
            <text:p>32.90565737</text:p>
          </table:table-cell>
          <table:table-cell office:value-type="float" office:value="32.595289700883903" table:style-name="ce5">
            <text:p>32.5952897</text:p>
          </table:table-cell>
          <table:table-cell office:value-type="float" office:value="32.1960356434871" table:style-name="ce5">
            <text:p>32.19603564</text:p>
          </table:table-cell>
          <table:table-cell office:value-type="float" office:value="31.980114720379401" table:style-name="ce5">
            <text:p>31.98011472</text:p>
          </table:table-cell>
          <table:table-cell office:value-type="float" office:value="32.443625404025099" table:style-name="ce5">
            <text:p>32.4436254</text:p>
          </table:table-cell>
          <table:table-cell office:value-type="float" office:value="33.8872700463576" table:style-name="ce5">
            <text:p>33.88727005</text:p>
          </table:table-cell>
          <table:table-cell office:value-type="float" office:value="34.699441149048397" table:style-name="ce5">
            <text:p>34.69944115</text:p>
          </table:table-cell>
          <table:table-cell office:value-type="float" office:value="34.306489138988198" table:style-name="ce5">
            <text:p>34.30648914</text:p>
          </table:table-cell>
          <table:table-cell office:value-type="float" office:value="33.231330009098905" table:style-name="ce5">
            <text:p>33.23133001</text:p>
          </table:table-cell>
          <table:table-cell office:value-type="float" office:value="31.772795555442599" table:style-name="ce5">
            <text:p>31.77279556</text:p>
          </table:table-cell>
          <table:table-cell office:value-type="float" office:value="29.533828807443701" table:style-name="ce5">
            <text:p>29.53382881</text:p>
          </table:table-cell>
          <table:table-cell office:value-type="float" office:value="26.2393274396556" table:style-name="ce5">
            <text:p>26.23932744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.9834177280548397" table:style-name="ce5">
            <text:p>6.983417728</text:p>
          </table:table-cell>
          <table:table-cell office:value-type="float" office:value="6.6660853611695599" table:style-name="ce5">
            <text:p>6.666085361</text:p>
          </table:table-cell>
          <table:table-cell office:value-type="float" office:value="6.5500912095203798" table:style-name="ce5">
            <text:p>6.55009121</text:p>
          </table:table-cell>
          <table:table-cell office:value-type="float" office:value="6.3391007874856804" table:style-name="ce5">
            <text:p>6.339100787</text:p>
          </table:table-cell>
          <table:table-cell office:value-type="float" office:value="6.2459908053425002" table:style-name="ce5">
            <text:p>6.245990805</text:p>
          </table:table-cell>
          <table:table-cell office:value-type="float" office:value="6.2055376074222606" table:style-name="ce5">
            <text:p>6.205537607</text:p>
          </table:table-cell>
          <table:table-cell office:value-type="float" office:value="6.7246427344646493" table:style-name="ce5">
            <text:p>6.724642734</text:p>
          </table:table-cell>
          <table:table-cell office:value-type="float" office:value="7.8975605168132201" table:style-name="ce5">
            <text:p>7.897560517</text:p>
          </table:table-cell>
          <table:table-cell office:value-type="float" office:value="8.97291108776448" table:style-name="ce5">
            <text:p>8.972911088</text:p>
          </table:table-cell>
          <table:table-cell office:value-type="float" office:value="9.4934456021194098" table:style-name="ce5">
            <text:p>9.493445602</text:p>
          </table:table-cell>
          <table:table-cell office:value-type="float" office:value="9.7289144565375292" table:style-name="ce5">
            <text:p>9.728914457</text:p>
          </table:table-cell>
          <table:table-cell office:value-type="float" office:value="9.8255972083367595" table:style-name="ce5">
            <text:p>9.825597208</text:p>
          </table:table-cell>
          <table:table-cell office:value-type="float" office:value="9.8564051857111501" table:style-name="ce5">
            <text:p>9.856405186</text:p>
          </table:table-cell>
          <table:table-cell office:value-type="float" office:value="9.7634391203746098" table:style-name="ce5">
            <text:p>9.76343912</text:p>
          </table:table-cell>
          <table:table-cell office:value-type="float" office:value="9.6438484458100291" table:style-name="ce5">
            <text:p>9.643848446</text:p>
          </table:table-cell>
          <table:table-cell office:value-type="float" office:value="9.5791725123569993" table:style-name="ce5">
            <text:p>9.579172512</text:p>
          </table:table-cell>
          <table:table-cell office:value-type="float" office:value="9.7180103132462303" table:style-name="ce5">
            <text:p>9.718010313</text:p>
          </table:table-cell>
          <table:table-cell office:value-type="float" office:value="10.1504328106749" table:style-name="ce5">
            <text:p>10.15043281</text:p>
          </table:table-cell>
          <table:table-cell office:value-type="float" office:value="10.3937067066647" table:style-name="ce5">
            <text:p>10.39370671</text:p>
          </table:table-cell>
          <table:table-cell office:value-type="float" office:value="10.276003717593001" table:style-name="ce5">
            <text:p>10.27600372</text:p>
          </table:table-cell>
          <table:table-cell office:value-type="float" office:value="9.953955630101861" table:style-name="ce5">
            <text:p>9.95395563</text:p>
          </table:table-cell>
          <table:table-cell office:value-type="float" office:value="9.5170731089179501" table:style-name="ce5">
            <text:p>9.517073109</text:p>
          </table:table-cell>
          <table:table-cell office:value-type="float" office:value="8.8464235844856702" table:style-name="ce5">
            <text:p>8.846423584</text:p>
          </table:table-cell>
          <table:table-cell office:value-type="float" office:value="7.8596042056256206" table:style-name="ce5">
            <text:p>7.859604206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7.938355546463896" table:style-name="ce5">
            <text:p>47.93835555</text:p>
          </table:table-cell>
          <table:table-cell office:value-type="float" office:value="45.759996407351601" table:style-name="ce5">
            <text:p>45.75999641</text:p>
          </table:table-cell>
          <table:table-cell office:value-type="float" office:value="44.963743182983997" table:style-name="ce5">
            <text:p>44.96374318</text:p>
          </table:table-cell>
          <table:table-cell office:value-type="float" office:value="43.515378748508901" table:style-name="ce5">
            <text:p>43.51537875</text:p>
          </table:table-cell>
          <table:table-cell office:value-type="float" office:value="42.876216148944906" table:style-name="ce5">
            <text:p>42.87621615</text:p>
          </table:table-cell>
          <table:table-cell office:value-type="float" office:value="42.598521206381001" table:style-name="ce5">
            <text:p>42.59852121</text:p>
          </table:table-cell>
          <table:table-cell office:value-type="float" office:value="46.161969236445003" table:style-name="ce5">
            <text:p>46.16196924</text:p>
          </table:table-cell>
          <table:table-cell office:value-type="float" office:value="54.213578329097302" table:style-name="ce5">
            <text:p>54.21357833</text:p>
          </table:table-cell>
          <table:table-cell office:value-type="float" office:value="61.595427735049" table:style-name="ce5">
            <text:p>61.59542774</text:p>
          </table:table-cell>
          <table:table-cell office:value-type="float" office:value="65.168687934436008" table:style-name="ce5">
            <text:p>65.16868793</text:p>
          </table:table-cell>
          <table:table-cell office:value-type="float" office:value="66.785086967514999" table:style-name="ce5">
            <text:p>66.78508697</text:p>
          </table:table-cell>
          <table:table-cell office:value-type="float" office:value="67.448775194605091" table:style-name="ce5">
            <text:p>67.44877519</text:p>
          </table:table-cell>
          <table:table-cell office:value-type="float" office:value="67.660259575255608" table:style-name="ce5">
            <text:p>67.66025958</text:p>
          </table:table-cell>
          <table:table-cell office:value-type="float" office:value="67.022084906718305" table:style-name="ce5">
            <text:p>67.02208491</text:p>
          </table:table-cell>
          <table:table-cell office:value-type="float" office:value="66.201142998247391" table:style-name="ce5">
            <text:p>66.201143</text:p>
          </table:table-cell>
          <table:table-cell office:value-type="float" office:value="65.757168713175602" table:style-name="ce5">
            <text:p>65.75716871</text:p>
          </table:table-cell>
          <table:table-cell office:value-type="float" office:value="66.710234407008997" table:style-name="ce5">
            <text:p>66.71023441</text:p>
          </table:table-cell>
          <table:table-cell office:value-type="float" office:value="69.678641028991294" table:style-name="ce5">
            <text:p>69.67864103</text:p>
          </table:table-cell>
          <table:table-cell office:value-type="float" office:value="71.348618535031108" table:style-name="ce5">
            <text:p>71.34861854</text:p>
          </table:table-cell>
          <table:table-cell office:value-type="float" office:value="70.540634828667294" table:style-name="ce5">
            <text:p>70.54063483</text:p>
          </table:table-cell>
          <table:table-cell office:value-type="float" office:value="68.329904163195692" table:style-name="ce5">
            <text:p>68.32990416</text:p>
          </table:table-cell>
          <table:table-cell office:value-type="float" office:value="65.330881270950101" table:style-name="ce5">
            <text:p>65.33088127</text:p>
          </table:table-cell>
          <table:table-cell office:value-type="float" office:value="60.727141869805003" table:style-name="ce5">
            <text:p>60.72714187</text:p>
          </table:table-cell>
          <table:table-cell office:value-type="float" office:value="53.953023510267805" table:style-name="ce5">
            <text:p>53.9530235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.0129667452398401" table:style-name="ce5">
            <text:p>7.012966745</text:p>
          </table:table-cell>
          <table:table-cell office:value-type="float" office:value="6.6942916461956603" table:style-name="ce5">
            <text:p>6.694291646</text:p>
          </table:table-cell>
          <table:table-cell office:value-type="float" office:value="6.5778066871347098" table:style-name="ce5">
            <text:p>6.577806687</text:p>
          </table:table-cell>
          <table:table-cell office:value-type="float" office:value="6.3659234988572697" table:style-name="ce5">
            <text:p>6.365923499</text:p>
          </table:table-cell>
          <table:table-cell office:value-type="float" office:value="6.2724195393566502" table:style-name="ce5">
            <text:p>6.272419539</text:p>
          </table:table-cell>
          <table:table-cell office:value-type="float" office:value="6.2317951713464694" table:style-name="ce5">
            <text:p>6.231795171</text:p>
          </table:table-cell>
          <table:table-cell office:value-type="float" office:value="6.75309679398989" table:style-name="ce5">
            <text:p>6.753096794</text:p>
          </table:table-cell>
          <table:table-cell office:value-type="float" office:value="7.9309775570818202" table:style-name="ce5">
            <text:p>7.930977557</text:p>
          </table:table-cell>
          <table:table-cell office:value-type="float" office:value="9.0108782714926807" table:style-name="ce5">
            <text:p>9.010878271</text:p>
          </table:table-cell>
          <table:table-cell office:value-type="float" office:value="9.5336153296318997" table:style-name="ce5">
            <text:p>9.53361533</text:p>
          </table:table-cell>
          <table:table-cell office:value-type="float" office:value="9.7700805261702701" table:style-name="ce5">
            <text:p>9.770080526</text:p>
          </table:table-cell>
          <table:table-cell office:value-type="float" office:value="9.8671723728290104" table:style-name="ce5">
            <text:p>9.867172373</text:p>
          </table:table-cell>
          <table:table-cell office:value-type="float" office:value="9.8981107083587307" table:style-name="ce5">
            <text:p>9.898110708</text:p>
          </table:table-cell>
          <table:table-cell office:value-type="float" office:value="9.8047512746216103" table:style-name="ce5">
            <text:p>9.804751275</text:p>
          </table:table-cell>
          <table:table-cell office:value-type="float" office:value="9.6846545746357506" table:style-name="ce5">
            <text:p>9.684654575</text:p>
          </table:table-cell>
          <table:table-cell office:value-type="float" office:value="9.6197049771483503" table:style-name="ce5">
            <text:p>9.619704977</text:p>
          </table:table-cell>
          <table:table-cell office:value-type="float" office:value="9.7591302440498104" table:style-name="ce5">
            <text:p>9.759130244</text:p>
          </table:table-cell>
          <table:table-cell office:value-type="float" office:value="10.193382455854101" table:style-name="ce5">
            <text:p>10.19338246</text:p>
          </table:table-cell>
          <table:table-cell office:value-type="float" office:value="10.437685719527899" table:style-name="ce5">
            <text:p>10.43768572</text:p>
          </table:table-cell>
          <table:table-cell office:value-type="float" office:value="10.319484692420598" table:style-name="ce5">
            <text:p>10.31948469</text:p>
          </table:table-cell>
          <table:table-cell office:value-type="float" office:value="9.9960739190867791" table:style-name="ce5">
            <text:p>9.996073919</text:p>
          </table:table-cell>
          <table:table-cell office:value-type="float" office:value="9.5573428117765609" table:style-name="ce5">
            <text:p>9.557342812</text:p>
          </table:table-cell>
          <table:table-cell office:value-type="float" office:value="8.8838555601604998" table:style-name="ce5">
            <text:p>8.88385556</text:p>
          </table:table-cell>
          <table:table-cell office:value-type="float" office:value="7.8928606409103494" table:style-name="ce5">
            <text:p>7.89286064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2506501422574501" table:style-name="ce5">
            <text:p>2.250650142</text:p>
          </table:table-cell>
          <table:table-cell office:value-type="float" office:value="2.1483787094883602" table:style-name="ce5">
            <text:p>2.148378709</text:p>
          </table:table-cell>
          <table:table-cell office:value-type="float" office:value="2.1109955449582598" table:style-name="ce5">
            <text:p>2.110995545</text:p>
          </table:table-cell>
          <table:table-cell office:value-type="float" office:value="2.0429965161360801" table:style-name="ce5">
            <text:p>2.042996516</text:p>
          </table:table-cell>
          <table:table-cell office:value-type="float" office:value="2.01298857407724" table:style-name="ce5">
            <text:p>2.012988574</text:p>
          </table:table-cell>
          <table:table-cell office:value-type="float" office:value="1.9999511188942001" table:style-name="ce5">
            <text:p>1.999951119</text:p>
          </table:table-cell>
          <table:table-cell office:value-type="float" office:value="2.1672508671723199" table:style-name="ce5">
            <text:p>2.167250867</text:p>
          </table:table-cell>
          <table:table-cell office:value-type="float" office:value="2.54526456712528" table:style-name="ce5">
            <text:p>2.545264567</text:p>
          </table:table-cell>
          <table:table-cell office:value-type="float" office:value="2.8918338272978601" table:style-name="ce5">
            <text:p>2.891833827</text:p>
          </table:table-cell>
          <table:table-cell office:value-type="float" office:value="3.0595942455349596" table:style-name="ce5">
            <text:p>3.059594246</text:p>
          </table:table-cell>
          <table:table-cell office:value-type="float" office:value="3.1354823036936899" table:style-name="ce5">
            <text:p>3.135482304</text:p>
          </table:table-cell>
          <table:table-cell office:value-type="float" office:value="3.1666416954935799" table:style-name="ce5">
            <text:p>3.166641695</text:p>
          </table:table-cell>
          <table:table-cell office:value-type="float" office:value="3.1765706416572601" table:style-name="ce5">
            <text:p>3.176570642</text:p>
          </table:table-cell>
          <table:table-cell office:value-type="float" office:value="3.1466090818132604" table:style-name="ce5">
            <text:p>3.146609082</text:p>
          </table:table-cell>
          <table:table-cell office:value-type="float" office:value="3.1080668122250898" table:style-name="ce5">
            <text:p>3.108066812</text:p>
          </table:table-cell>
          <table:table-cell office:value-type="float" office:value="3.08722273494157" table:style-name="ce5">
            <text:p>3.087222735</text:p>
          </table:table-cell>
          <table:table-cell office:value-type="float" office:value="3.1319680628727298" table:style-name="ce5">
            <text:p>3.131968063</text:p>
          </table:table-cell>
          <table:table-cell office:value-type="float" office:value="3.2713313078127197" table:style-name="ce5">
            <text:p>3.271331308</text:p>
          </table:table-cell>
          <table:table-cell office:value-type="float" office:value="3.34973481307882" table:style-name="ce5">
            <text:p>3.349734813</text:p>
          </table:table-cell>
          <table:table-cell office:value-type="float" office:value="3.3118009160366699" table:style-name="ce5">
            <text:p>3.311800916</text:p>
          </table:table-cell>
          <table:table-cell office:value-type="float" office:value="3.20800967768445" table:style-name="ce5">
            <text:p>3.208009678</text:p>
          </table:table-cell>
          <table:table-cell office:value-type="float" office:value="3.0672090343973899" table:style-name="ce5">
            <text:p>3.067209034</text:p>
          </table:table-cell>
          <table:table-cell office:value-type="float" office:value="2.8510688138998201" table:style-name="ce5">
            <text:p>2.851068814</text:p>
          </table:table-cell>
          <table:table-cell office:value-type="float" office:value="2.53303182085395" table:style-name="ce5">
            <text:p>2.53303182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.5482243793222" table:style-name="ce5">
            <text:p>13.54822438</text:p>
          </table:table-cell>
          <table:table-cell office:value-type="float" office:value="12.932581684469302" table:style-name="ce5">
            <text:p>12.93258168</text:p>
          </table:table-cell>
          <table:table-cell office:value-type="float" office:value="12.7075464861711" table:style-name="ce5">
            <text:p>12.70754649</text:p>
          </table:table-cell>
          <table:table-cell office:value-type="float" office:value="12.2982131638738" table:style-name="ce5">
            <text:p>12.29821316</text:p>
          </table:table-cell>
          <table:table-cell office:value-type="float" office:value="12.117574545484699" table:style-name="ce5">
            <text:p>12.11757455</text:p>
          </table:table-cell>
          <table:table-cell office:value-type="float" office:value="12.039093059251499" table:style-name="ce5">
            <text:p>12.03909306</text:p>
          </table:table-cell>
          <table:table-cell office:value-type="float" office:value="13.046186292321799" table:style-name="ce5">
            <text:p>13.04618629</text:p>
          </table:table-cell>
          <table:table-cell office:value-type="float" office:value="15.321712963154601" table:style-name="ce5">
            <text:p>15.32171296</text:p>
          </table:table-cell>
          <table:table-cell office:value-type="float" office:value="17.407953739379501" table:style-name="ce5">
            <text:p>17.40795374</text:p>
          </table:table-cell>
          <table:table-cell office:value-type="float" office:value="18.417820064478502" table:style-name="ce5">
            <text:p>18.41782006</text:p>
          </table:table-cell>
          <table:table-cell office:value-type="float" office:value="18.874642926611202" table:style-name="ce5">
            <text:p>18.87464293</text:p>
          </table:table-cell>
          <table:table-cell office:value-type="float" office:value="19.062212919699899" table:style-name="ce5">
            <text:p>19.06221292</text:p>
          </table:table-cell>
          <table:table-cell office:value-type="float" office:value="19.121982133914901" table:style-name="ce5">
            <text:p>19.12198213</text:p>
          </table:table-cell>
          <table:table-cell office:value-type="float" office:value="18.941622722249999" table:style-name="ce5">
            <text:p>18.94162272</text:p>
          </table:table-cell>
          <table:table-cell office:value-type="float" office:value="18.7096100665891" table:style-name="ce5">
            <text:p>18.70961007</text:p>
          </table:table-cell>
          <table:table-cell office:value-type="float" office:value="18.584135106836499" table:style-name="ce5">
            <text:p>18.58413511</text:p>
          </table:table-cell>
          <table:table-cell office:value-type="float" office:value="18.853488273441702" table:style-name="ce5">
            <text:p>18.85348827</text:p>
          </table:table-cell>
          <table:table-cell office:value-type="float" office:value="19.6924123146451" table:style-name="ce5">
            <text:p>19.69241231</text:p>
          </table:table-cell>
          <table:table-cell office:value-type="float" office:value="20.164377397767701" table:style-name="ce5">
            <text:p>20.1643774</text:p>
          </table:table-cell>
          <table:table-cell office:value-type="float" office:value="19.9360269584615" table:style-name="ce5">
            <text:p>19.93602696</text:p>
          </table:table-cell>
          <table:table-cell office:value-type="float" office:value="19.3112354995841" table:style-name="ce5">
            <text:p>19.3112355</text:p>
          </table:table-cell>
          <table:table-cell office:value-type="float" office:value="18.463658760672299" table:style-name="ce5">
            <text:p>18.46365876</text:p>
          </table:table-cell>
          <table:table-cell office:value-type="float" office:value="17.162560846911198" table:style-name="ce5">
            <text:p>17.16256085</text:p>
          </table:table-cell>
          <table:table-cell office:value-type="float" office:value="15.2480755780508" table:style-name="ce5">
            <text:p>15.24807558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.691302880957201" table:style-name="ce5">
            <text:p>12.69130288</text:p>
          </table:table-cell>
          <table:table-cell office:value-type="float" office:value="12.114599418712201" table:style-name="ce5">
            <text:p>12.11459942</text:p>
          </table:table-cell>
          <table:table-cell office:value-type="float" office:value="11.903797635355399" table:style-name="ce5">
            <text:p>11.90379764</text:p>
          </table:table-cell>
          <table:table-cell office:value-type="float" office:value="11.5203545340977" table:style-name="ce5">
            <text:p>11.52035453</text:p>
          </table:table-cell>
          <table:table-cell office:value-type="float" office:value="11.351141259074501" table:style-name="ce5">
            <text:p>11.35114126</text:p>
          </table:table-cell>
          <table:table-cell office:value-type="float" office:value="11.277623705449301" table:style-name="ce5">
            <text:p>11.27762371</text:p>
          </table:table-cell>
          <table:table-cell office:value-type="float" office:value="12.221018566089899" table:style-name="ce5">
            <text:p>12.22101857</text:p>
          </table:table-cell>
          <table:table-cell office:value-type="float" office:value="14.3526187953651" table:style-name="ce5">
            <text:p>14.3526188</text:p>
          </table:table-cell>
          <table:table-cell office:value-type="float" office:value="16.306905411261699" table:style-name="ce5">
            <text:p>16.30690541</text:p>
          </table:table-cell>
          <table:table-cell office:value-type="float" office:value="17.252897966616199" table:style-name="ce5">
            <text:p>17.25289797</text:p>
          </table:table-cell>
          <table:table-cell office:value-type="float" office:value="17.6808269072618" table:style-name="ce5">
            <text:p>17.68082691</text:p>
          </table:table-cell>
          <table:table-cell office:value-type="float" office:value="17.856533149424401" table:style-name="ce5">
            <text:p>17.85653315</text:p>
          </table:table-cell>
          <table:table-cell office:value-type="float" office:value="17.9125219771351" table:style-name="ce5">
            <text:p>17.91252198</text:p>
          </table:table-cell>
          <table:table-cell office:value-type="float" office:value="17.743570249087" table:style-name="ce5">
            <text:p>17.74357025</text:p>
          </table:table-cell>
          <table:table-cell office:value-type="float" office:value="17.526232330643499" table:style-name="ce5">
            <text:p>17.52623233</text:p>
          </table:table-cell>
          <table:table-cell office:value-type="float" office:value="17.4086936278872" table:style-name="ce5">
            <text:p>17.40869363</text:p>
          </table:table-cell>
          <table:table-cell office:value-type="float" office:value="17.661010280137901" table:style-name="ce5">
            <text:p>17.66101028</text:p>
          </table:table-cell>
          <table:table-cell office:value-type="float" office:value="18.4468726044494" table:style-name="ce5">
            <text:p>18.4468726</text:p>
          </table:table-cell>
          <table:table-cell office:value-type="float" office:value="18.888986024735502" table:style-name="ce5">
            <text:p>18.88898602</text:p>
          </table:table-cell>
          <table:table-cell office:value-type="float" office:value="18.675078688460601" table:style-name="ce5">
            <text:p>18.67507869</text:p>
          </table:table-cell>
          <table:table-cell office:value-type="float" office:value="18.089805119021502" table:style-name="ce5">
            <text:p>18.08980512</text:p>
          </table:table-cell>
          <table:table-cell office:value-type="float" office:value="17.2958373777726" table:style-name="ce5">
            <text:p>17.29583738</text:p>
          </table:table-cell>
          <table:table-cell office:value-type="float" office:value="16.077033552341" table:style-name="ce5">
            <text:p>16.07703355</text:p>
          </table:table-cell>
          <table:table-cell office:value-type="float" office:value="14.283638954793501" table:style-name="ce5">
            <text:p>14.2836389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0233329214498901" table:style-name="ce5">
            <text:p>0.502333292</text:p>
          </table:table-cell>
          <table:table-cell office:value-type="float" office:value="0.47950684544379102" table:style-name="ce5">
            <text:p>0.479506845</text:p>
          </table:table-cell>
          <table:table-cell office:value-type="float" office:value="0.47116311944363803" table:style-name="ce5">
            <text:p>0.471163119</text:p>
          </table:table-cell>
          <table:table-cell office:value-type="float" office:value="0.455986093317024" table:style-name="ce5">
            <text:p>0.455986093</text:p>
          </table:table-cell>
          <table:table-cell office:value-type="float" office:value="0.449288478240434" table:style-name="ce5">
            <text:p>0.449288478</text:p>
          </table:table-cell>
          <table:table-cell office:value-type="float" office:value="0.44637858671161501" table:style-name="ce5">
            <text:p>0.446378587</text:p>
          </table:table-cell>
          <table:table-cell office:value-type="float" office:value="0.48371901192905098" table:style-name="ce5">
            <text:p>0.483719012</text:p>
          </table:table-cell>
          <table:table-cell office:value-type="float" office:value="0.56808968456625397" table:style-name="ce5">
            <text:p>0.568089685</text:p>
          </table:table-cell>
          <table:table-cell office:value-type="float" office:value="0.645442123379391" table:style-name="ce5">
            <text:p>0.645442123</text:p>
          </table:table-cell>
          <table:table-cell office:value-type="float" office:value="0.68288536771239805" table:style-name="ce5">
            <text:p>0.682885368</text:p>
          </table:table-cell>
          <table:table-cell office:value-type="float" office:value="0.69982318375657793" table:style-name="ce5">
            <text:p>0.699823184</text:p>
          </table:table-cell>
          <table:table-cell office:value-type="float" office:value="0.70677779636837101" table:style-name="ce5">
            <text:p>0.706777796</text:p>
          </table:table-cell>
          <table:table-cell office:value-type="float" office:value="0.70899388500884197" table:style-name="ce5">
            <text:p>0.708993885</text:p>
          </table:table-cell>
          <table:table-cell office:value-type="float" office:value="0.70230662219901996" table:style-name="ce5">
            <text:p>0.702306622</text:p>
          </table:table-cell>
          <table:table-cell office:value-type="float" office:value="0.69370419003711103" table:style-name="ce5">
            <text:p>0.69370419</text:p>
          </table:table-cell>
          <table:table-cell office:value-type="float" office:value="0.68905190145304207" table:style-name="ce5">
            <text:p>0.689051901</text:p>
          </table:table-cell>
          <table:table-cell office:value-type="float" office:value="0.699038823660871" table:style-name="ce5">
            <text:p>0.699038824</text:p>
          </table:table-cell>
          <table:table-cell office:value-type="float" office:value="0.73014396804572701" table:style-name="ce5">
            <text:p>0.730143968</text:p>
          </table:table-cell>
          <table:table-cell office:value-type="float" office:value="0.74764321867404704" table:style-name="ce5">
            <text:p>0.747643219</text:p>
          </table:table-cell>
          <table:table-cell office:value-type="float" office:value="0.73917657206945409" table:style-name="ce5">
            <text:p>0.739176572</text:p>
          </table:table-cell>
          <table:table-cell office:value-type="float" office:value="0.71601091274357498" table:style-name="ce5">
            <text:p>0.716010913</text:p>
          </table:table-cell>
          <table:table-cell office:value-type="float" office:value="0.68458494859635488" table:style-name="ce5">
            <text:p>0.684584949</text:p>
          </table:table-cell>
          <table:table-cell office:value-type="float" office:value="0.63634358647217093" table:style-name="ce5">
            <text:p>0.636343586</text:p>
          </table:table-cell>
          <table:table-cell office:value-type="float" office:value="0.565359399840489" table:style-name="ce5">
            <text:p>0.5653594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56506490317487" table:style-name="ce5">
            <text:p>0.55650649</text:p>
          </table:table-cell>
          <table:table-cell office:value-type="float" office:value="0.53121836799165001" table:style-name="ce5">
            <text:p>0.531218368</text:p>
          </table:table-cell>
          <table:table-cell office:value-type="float" office:value="0.52197482840324594" table:style-name="ce5">
            <text:p>0.521974828</text:p>
          </table:table-cell>
          <table:table-cell office:value-type="float" office:value="0.505161064164938" table:style-name="ce5">
            <text:p>0.505161064</text:p>
          </table:table-cell>
          <table:table-cell office:value-type="float" office:value="0.49774115726636303" table:style-name="ce5">
            <text:p>0.497741157</text:p>
          </table:table-cell>
          <table:table-cell office:value-type="float" office:value="0.49451745390600499" table:style-name="ce5">
            <text:p>0.494517454</text:p>
          </table:table-cell>
          <table:table-cell office:value-type="float" office:value="0.535884787725321" table:style-name="ce5">
            <text:p>0.535884788</text:p>
          </table:table-cell>
          <table:table-cell office:value-type="float" office:value="0.62935425839202697" table:style-name="ce5">
            <text:p>0.629354258</text:p>
          </table:table-cell>
          <table:table-cell office:value-type="float" office:value="0.71504862688109005" table:style-name="ce5">
            <text:p>0.715048627</text:p>
          </table:table-cell>
          <table:table-cell office:value-type="float" office:value="0.75652986815196999" table:style-name="ce5">
            <text:p>0.756529868</text:p>
          </table:table-cell>
          <table:table-cell office:value-type="float" office:value="0.77529431141660099" table:style-name="ce5">
            <text:p>0.775294311</text:p>
          </table:table-cell>
          <table:table-cell office:value-type="float" office:value="0.78299893127084208" table:style-name="ce5">
            <text:p>0.782998931</text:p>
          </table:table-cell>
          <table:table-cell office:value-type="float" office:value="0.78545400986273706" table:style-name="ce5">
            <text:p>0.78545401</text:p>
          </table:table-cell>
          <table:table-cell office:value-type="float" office:value="0.77804557165185495" table:style-name="ce5">
            <text:p>0.778045572</text:p>
          </table:table-cell>
          <table:table-cell office:value-type="float" office:value="0.76851542621758395" table:style-name="ce5">
            <text:p>0.768515426</text:p>
          </table:table-cell>
          <table:table-cell office:value-type="float" office:value="0.763361420237194" table:style-name="ce5">
            <text:p>0.76336142</text:p>
          </table:table-cell>
          <table:table-cell office:value-type="float" office:value="0.77442536346743596" table:style-name="ce5">
            <text:p>0.774425363</text:p>
          </table:table-cell>
          <table:table-cell office:value-type="float" office:value="0.80888498420752097" table:style-name="ce5">
            <text:p>0.808884984</text:p>
          </table:table-cell>
          <table:table-cell office:value-type="float" office:value="0.82827140892320794" table:style-name="ce5">
            <text:p>0.828271409</text:p>
          </table:table-cell>
          <table:table-cell office:value-type="float" office:value="0.81889169258674799" table:style-name="ce5">
            <text:p>0.818891693</text:p>
          </table:table-cell>
          <table:table-cell office:value-type="float" office:value="0.79322777588258797" table:style-name="ce5">
            <text:p>0.793227776</text:p>
          </table:table-cell>
          <table:table-cell office:value-type="float" office:value="0.75841273717047097" table:style-name="ce5">
            <text:p>0.758412737</text:p>
          </table:table-cell>
          <table:table-cell office:value-type="float" office:value="0.70496887520936591" table:style-name="ce5">
            <text:p>0.704968875</text:p>
          </table:table-cell>
          <table:table-cell office:value-type="float" office:value="0.62632953119583601" table:style-name="ce5">
            <text:p>0.626329531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1710780073748797" table:style-name="ce5">
            <text:p>0.517107801</text:p>
          </table:table-cell>
          <table:table-cell office:value-type="float" office:value="0.49360998795684302" table:style-name="ce5">
            <text:p>0.493609988</text:p>
          </table:table-cell>
          <table:table-cell office:value-type="float" office:value="0.48502085825080399" table:style-name="ce5">
            <text:p>0.485020858</text:p>
          </table:table-cell>
          <table:table-cell office:value-type="float" office:value="0.46939744900281805" table:style-name="ce5">
            <text:p>0.469397449</text:p>
          </table:table-cell>
          <table:table-cell office:value-type="float" office:value="0.46250284524750496" table:style-name="ce5">
            <text:p>0.462502845</text:p>
          </table:table-cell>
          <table:table-cell office:value-type="float" office:value="0.45950736867372199" table:style-name="ce5">
            <text:p>0.459507369</text:p>
          </table:table-cell>
          <table:table-cell office:value-type="float" office:value="0.49794604169167" table:style-name="ce5">
            <text:p>0.497946042</text:p>
          </table:table-cell>
          <table:table-cell office:value-type="float" office:value="0.58479820470055599" table:style-name="ce5">
            <text:p>0.584798205</text:p>
          </table:table-cell>
          <table:table-cell office:value-type="float" office:value="0.66442571524349103" table:style-name="ce5">
            <text:p>0.664425715</text:p>
          </table:table-cell>
          <table:table-cell office:value-type="float" office:value="0.70297023146864401" table:style-name="ce5">
            <text:p>0.702970231</text:p>
          </table:table-cell>
          <table:table-cell office:value-type="float" office:value="0.72040621857294795" table:style-name="ce5">
            <text:p>0.720406219</text:p>
          </table:table-cell>
          <table:table-cell office:value-type="float" office:value="0.72756537861449899" table:style-name="ce5">
            <text:p>0.727565379</text:p>
          </table:table-cell>
          <table:table-cell office:value-type="float" office:value="0.72984664633263097" table:style-name="ce5">
            <text:p>0.729846646</text:p>
          </table:table-cell>
          <table:table-cell office:value-type="float" office:value="0.722962699322521" table:style-name="ce5">
            <text:p>0.722962699</text:p>
          </table:table-cell>
          <table:table-cell office:value-type="float" office:value="0.71410725444996703" table:style-name="ce5">
            <text:p>0.714107254</text:p>
          </table:table-cell>
          <table:table-cell office:value-type="float" office:value="0.70931813384872" table:style-name="ce5">
            <text:p>0.709318134</text:p>
          </table:table-cell>
          <table:table-cell office:value-type="float" office:value="0.71959878906266195" table:style-name="ce5">
            <text:p>0.719598789</text:p>
          </table:table-cell>
          <table:table-cell office:value-type="float" office:value="0.75161879063530801" table:style-name="ce5">
            <text:p>0.751618791</text:p>
          </table:table-cell>
          <table:table-cell office:value-type="float" office:value="0.76963272510563596" table:style-name="ce5">
            <text:p>0.769632725</text:p>
          </table:table-cell>
          <table:table-cell office:value-type="float" office:value="0.76091705948326194" table:style-name="ce5">
            <text:p>0.760917059</text:p>
          </table:table-cell>
          <table:table-cell office:value-type="float" office:value="0.73707005723603303" table:style-name="ce5">
            <text:p>0.737070057</text:p>
          </table:table-cell>
          <table:table-cell office:value-type="float" office:value="0.70471980002565904" table:style-name="ce5">
            <text:p>0.7047198</text:p>
          </table:table-cell>
          <table:table-cell office:value-type="float" office:value="0.65505957430958806" table:style-name="ce5">
            <text:p>0.655059574</text:p>
          </table:table-cell>
          <table:table-cell office:value-type="float" office:value="0.58198761748285599" table:style-name="ce5">
            <text:p>0.581987617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5611730746074599" table:style-name="ce5">
            <text:p>1.561173075</text:p>
          </table:table-cell>
          <table:table-cell office:value-type="float" office:value="1.4902320588792302" table:style-name="ce5">
            <text:p>1.490232059</text:p>
          </table:table-cell>
          <table:table-cell office:value-type="float" office:value="1.4643010672905199" table:style-name="ce5">
            <text:p>1.464301067</text:p>
          </table:table-cell>
          <table:table-cell office:value-type="float" office:value="1.41713325079898" table:style-name="ce5">
            <text:p>1.417133251</text:p>
          </table:table-cell>
          <table:table-cell office:value-type="float" office:value="1.3963181137472298" table:style-name="ce5">
            <text:p>1.396318114</text:p>
          </table:table-cell>
          <table:table-cell office:value-type="float" office:value="1.38727462732924" table:style-name="ce5">
            <text:p>1.387274627</text:p>
          </table:table-cell>
          <table:table-cell office:value-type="float" office:value="1.5033228115834201" table:style-name="ce5">
            <text:p>1.503322812</text:p>
          </table:table-cell>
          <table:table-cell office:value-type="float" office:value="1.7655336275245401" table:style-name="ce5">
            <text:p>1.765533628</text:p>
          </table:table-cell>
          <table:table-cell office:value-type="float" office:value="2.0059328736398698" table:style-name="ce5">
            <text:p>2.005932874</text:p>
          </table:table-cell>
          <table:table-cell office:value-type="float" office:value="2.1223006035767598" table:style-name="ce5">
            <text:p>2.122300604</text:p>
          </table:table-cell>
          <table:table-cell office:value-type="float" office:value="2.1749406789297598" table:style-name="ce5">
            <text:p>2.174940679</text:p>
          </table:table-cell>
          <table:table-cell office:value-type="float" office:value="2.1965545240075799" table:style-name="ce5">
            <text:p>2.196554524</text:p>
          </table:table-cell>
          <table:table-cell office:value-type="float" office:value="2.20344177988042" table:style-name="ce5">
            <text:p>2.20344178</text:p>
          </table:table-cell>
          <table:table-cell office:value-type="float" office:value="2.1826588160499001" table:style-name="ce5">
            <text:p>2.182658816</text:p>
          </table:table-cell>
          <table:table-cell office:value-type="float" office:value="2.1559238062918102" table:style-name="ce5">
            <text:p>2.155923806</text:p>
          </table:table-cell>
          <table:table-cell office:value-type="float" office:value="2.14146522314328" table:style-name="ce5">
            <text:p>2.141465223</text:p>
          </table:table-cell>
          <table:table-cell office:value-type="float" office:value="2.1725030107891801" table:style-name="ce5">
            <text:p>2.172503011</text:p>
          </table:table-cell>
          <table:table-cell office:value-type="float" office:value="2.2691729202989799" table:style-name="ce5">
            <text:p>2.26917292</text:p>
          </table:table-cell>
          <table:table-cell office:value-type="float" office:value="2.3235578462712998" table:style-name="ce5">
            <text:p>2.323557846</text:p>
          </table:table-cell>
          <table:table-cell office:value-type="float" office:value="2.2972448367256599" table:style-name="ce5">
            <text:p>2.297244837</text:p>
          </table:table-cell>
          <table:table-cell office:value-type="float" office:value="2.22524960136974" table:style-name="ce5">
            <text:p>2.225249601</text:p>
          </table:table-cell>
          <table:table-cell office:value-type="float" office:value="2.1275826343631801" table:style-name="ce5">
            <text:p>2.127582634</text:p>
          </table:table-cell>
          <table:table-cell office:value-type="float" office:value="1.97765604815371" table:style-name="ce5">
            <text:p>1.977656048</text:p>
          </table:table-cell>
          <table:table-cell office:value-type="float" office:value="1.7570483308768101" table:style-name="ce5">
            <text:p>1.757048331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3037903327998501" table:style-name="ce5">
            <text:p>0.630379033</text:p>
          </table:table-cell>
          <table:table-cell office:value-type="float" office:value="0.60173408055691402" table:style-name="ce5">
            <text:p>0.601734081</text:p>
          </table:table-cell>
          <table:table-cell office:value-type="float" office:value="0.59126352243907498" table:style-name="ce5">
            <text:p>0.591263522</text:p>
          </table:table-cell>
          <table:table-cell office:value-type="float" office:value="0.57221784259391195" table:style-name="ce5">
            <text:p>0.572217843</text:p>
          </table:table-cell>
          <table:table-cell office:value-type="float" office:value="0.56381299230172099" table:style-name="ce5">
            <text:p>0.563812992</text:p>
          </table:table-cell>
          <table:table-cell office:value-type="float" office:value="0.56016136371653702" table:style-name="ce5">
            <text:p>0.560161364</text:p>
          </table:table-cell>
          <table:table-cell office:value-type="float" office:value="0.60701993653841702" table:style-name="ce5">
            <text:p>0.607019937</text:p>
          </table:table-cell>
          <table:table-cell office:value-type="float" office:value="0.71289685906353495" table:style-name="ce5">
            <text:p>0.712896859</text:p>
          </table:table-cell>
          <table:table-cell office:value-type="float" office:value="0.80996658620158901" table:style-name="ce5">
            <text:p>0.809966586</text:p>
          </table:table-cell>
          <table:table-cell office:value-type="float" office:value="0.85695418693320402" table:style-name="ce5">
            <text:p>0.856954187</text:p>
          </table:table-cell>
          <table:table-cell office:value-type="float" office:value="0.87820948549845101" table:style-name="ce5">
            <text:p>0.878209485</text:p>
          </table:table-cell>
          <table:table-cell office:value-type="float" office:value="0.88693684250148397" table:style-name="ce5">
            <text:p>0.886936843</text:p>
          </table:table-cell>
          <table:table-cell office:value-type="float" office:value="0.88971781648168402" table:style-name="ce5">
            <text:p>0.889717816</text:p>
          </table:table-cell>
          <table:table-cell office:value-type="float" office:value="0.88132595726935903" table:style-name="ce5">
            <text:p>0.881325957</text:p>
          </table:table-cell>
          <table:table-cell office:value-type="float" office:value="0.87053074828186494" table:style-name="ce5">
            <text:p>0.870530748</text:p>
          </table:table-cell>
          <table:table-cell office:value-type="float" office:value="0.8646925822155821" table:style-name="ce5">
            <text:p>0.864692582</text:p>
          </table:table-cell>
          <table:table-cell office:value-type="float" office:value="0.87722519047638703" table:style-name="ce5">
            <text:p>0.87722519</text:p>
          </table:table-cell>
          <table:table-cell office:value-type="float" office:value="0.91625909715542309" table:style-name="ce5">
            <text:p>0.916259097</text:p>
          </table:table-cell>
          <table:table-cell office:value-type="float" office:value="0.938218941081157" table:style-name="ce5">
            <text:p>0.938218941</text:p>
          </table:table-cell>
          <table:table-cell office:value-type="float" office:value="0.92759412965578503" table:style-name="ce5">
            <text:p>0.92759413</text:p>
          </table:table-cell>
          <table:table-cell office:value-type="float" office:value="0.89852349834487899" table:style-name="ce5">
            <text:p>0.898523498</text:p>
          </table:table-cell>
          <table:table-cell office:value-type="float" office:value="0.85908699431699409" table:style-name="ce5">
            <text:p>0.859086994</text:p>
          </table:table-cell>
          <table:table-cell office:value-type="float" office:value="0.79854881439644998" table:style-name="ce5">
            <text:p>0.798548814</text:p>
          </table:table-cell>
          <table:table-cell office:value-type="float" office:value="0.70947061940767198" table:style-name="ce5">
            <text:p>0.709470619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55132340221246" table:style-name="ce5">
            <text:p>1.551323402</text:p>
          </table:table-cell>
          <table:table-cell office:value-type="float" office:value="1.4808299638705298" table:style-name="ce5">
            <text:p>1.480829964</text:p>
          </table:table-cell>
          <table:table-cell office:value-type="float" office:value="1.45506257475241" table:style-name="ce5">
            <text:p>1.455062575</text:p>
          </table:table-cell>
          <table:table-cell office:value-type="float" office:value="1.4081923470084601" table:style-name="ce5">
            <text:p>1.408192347</text:p>
          </table:table-cell>
          <table:table-cell office:value-type="float" office:value="1.3875085357425201" table:style-name="ce5">
            <text:p>1.387508536</text:p>
          </table:table-cell>
          <table:table-cell office:value-type="float" office:value="1.3785221060211699" table:style-name="ce5">
            <text:p>1.378522106</text:p>
          </table:table-cell>
          <table:table-cell office:value-type="float" office:value="1.4938381250750101" table:style-name="ce5">
            <text:p>1.493838125</text:p>
          </table:table-cell>
          <table:table-cell office:value-type="float" office:value="1.7543946141016702" table:style-name="ce5">
            <text:p>1.754394614</text:p>
          </table:table-cell>
          <table:table-cell office:value-type="float" office:value="1.9932771457304699" table:style-name="ce5">
            <text:p>1.993277146</text:p>
          </table:table-cell>
          <table:table-cell office:value-type="float" office:value="2.1089106944059299" table:style-name="ce5">
            <text:p>2.108910694</text:p>
          </table:table-cell>
          <table:table-cell office:value-type="float" office:value="2.16121865571884" table:style-name="ce5">
            <text:p>2.161218656</text:p>
          </table:table-cell>
          <table:table-cell office:value-type="float" office:value="2.1826961358435" table:style-name="ce5">
            <text:p>2.182696136</text:p>
          </table:table-cell>
          <table:table-cell office:value-type="float" office:value="2.18953993899789" table:style-name="ce5">
            <text:p>2.189539939</text:p>
          </table:table-cell>
          <table:table-cell office:value-type="float" office:value="2.1688880979675598" table:style-name="ce5">
            <text:p>2.168888098</text:p>
          </table:table-cell>
          <table:table-cell office:value-type="float" office:value="2.1423217633498997" table:style-name="ce5">
            <text:p>2.142321763</text:p>
          </table:table-cell>
          <table:table-cell office:value-type="float" office:value="2.1279544015461598" table:style-name="ce5">
            <text:p>2.127954402</text:p>
          </table:table-cell>
          <table:table-cell office:value-type="float" office:value="2.15879636718799" table:style-name="ce5">
            <text:p>2.158796367</text:p>
          </table:table-cell>
          <table:table-cell office:value-type="float" office:value="2.25485637190592" table:style-name="ce5">
            <text:p>2.254856372</text:p>
          </table:table-cell>
          <table:table-cell office:value-type="float" office:value="2.30889817531691" table:style-name="ce5">
            <text:p>2.308898175</text:p>
          </table:table-cell>
          <table:table-cell office:value-type="float" office:value="2.28275117844978" table:style-name="ce5">
            <text:p>2.282751178</text:p>
          </table:table-cell>
          <table:table-cell office:value-type="float" office:value="2.2112101717081001" table:style-name="ce5">
            <text:p>2.211210172</text:p>
          </table:table-cell>
          <table:table-cell office:value-type="float" office:value="2.1141594000769799" table:style-name="ce5">
            <text:p>2.1141594</text:p>
          </table:table-cell>
          <table:table-cell office:value-type="float" office:value="1.9651787229287601" table:style-name="ce5">
            <text:p>1.965178723</text:p>
          </table:table-cell>
          <table:table-cell office:value-type="float" office:value="1.74596285244857" table:style-name="ce5">
            <text:p>1.745962852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84214698977248104" table:style-name="ce5">
            <text:p>0.84214699</text:p>
          </table:table-cell>
          <table:table-cell office:value-type="float" office:value="0.80387912324400201" table:style-name="ce5">
            <text:p>0.803879123</text:p>
          </table:table-cell>
          <table:table-cell office:value-type="float" office:value="0.78989111200845197" table:style-name="ce5">
            <text:p>0.789891112</text:p>
          </table:table-cell>
          <table:table-cell office:value-type="float" office:value="0.76444727409030411" table:style-name="ce5">
            <text:p>0.764447274</text:p>
          </table:table-cell>
          <table:table-cell office:value-type="float" office:value="0.75321891940308106" table:style-name="ce5">
            <text:p>0.753218919</text:p>
          </table:table-cell>
          <table:table-cell office:value-type="float" office:value="0.74834057184006098" table:style-name="ce5">
            <text:p>0.748340572</text:p>
          </table:table-cell>
          <table:table-cell office:value-type="float" office:value="0.81094069646929101" table:style-name="ce5">
            <text:p>0.810940696</text:p>
          </table:table-cell>
          <table:table-cell office:value-type="float" office:value="0.95238564765519096" table:style-name="ce5">
            <text:p>0.952385648</text:p>
          </table:table-cell>
          <table:table-cell office:value-type="float" office:value="1.0820647362536899" table:style-name="ce5">
            <text:p>1.082064736</text:p>
          </table:table-cell>
          <table:table-cell office:value-type="float" office:value="1.14483723410608" table:style-name="ce5">
            <text:p>1.144837234</text:p>
          </table:table-cell>
          <table:table-cell office:value-type="float" office:value="1.17323298453309" table:style-name="ce5">
            <text:p>1.173232985</text:p>
          </table:table-cell>
          <table:table-cell office:value-type="float" office:value="1.1848921880293299" table:style-name="ce5">
            <text:p>1.184892188</text:p>
          </table:table-cell>
          <table:table-cell office:value-type="float" office:value="1.1886073954559999" table:style-name="ce5">
            <text:p>1.188607395</text:p>
          </table:table-cell>
          <table:table-cell office:value-type="float" office:value="1.1773963960395299" table:style-name="ce5">
            <text:p>1.177396396</text:p>
          </table:table-cell>
          <table:table-cell office:value-type="float" office:value="1.1629746715328" table:style-name="ce5">
            <text:p>1.162974672</text:p>
          </table:table-cell>
          <table:table-cell office:value-type="float" office:value="1.15517524655363" table:style-name="ce5">
            <text:p>1.155175247</text:p>
          </table:table-cell>
          <table:table-cell office:value-type="float" office:value="1.17191802790205" table:style-name="ce5">
            <text:p>1.171918028</text:p>
          </table:table-cell>
          <table:table-cell office:value-type="float" office:value="1.22406488760607" table:style-name="ce5">
            <text:p>1.224064888</text:p>
          </table:table-cell>
          <table:table-cell office:value-type="float" office:value="1.2534018666006099" table:style-name="ce5">
            <text:p>1.253401867</text:p>
          </table:table-cell>
          <table:table-cell office:value-type="float" office:value="1.23920778258703" table:style-name="ce5">
            <text:p>1.239207783</text:p>
          </table:table-cell>
          <table:table-cell office:value-type="float" office:value="1.20037123607011" table:style-name="ce5">
            <text:p>1.200371236</text:p>
          </table:table-cell>
          <table:table-cell office:value-type="float" office:value="1.1476865314703601" table:style-name="ce5">
            <text:p>1.147686531</text:p>
          </table:table-cell>
          <table:table-cell office:value-type="float" office:value="1.06681130673276" table:style-name="ce5">
            <text:p>1.066811307</text:p>
          </table:table-cell>
          <table:table-cell office:value-type="float" office:value="0.94780840561493707" table:style-name="ce5">
            <text:p>0.947808406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8418887378649601" table:style-name="ce5">
            <text:p>0.184188874</text:p>
          </table:table-cell>
          <table:table-cell office:value-type="float" office:value="0.17581917666272301" table:style-name="ce5">
            <text:p>0.175819177</text:p>
          </table:table-cell>
          <table:table-cell office:value-type="float" office:value="0.172759810462667" table:style-name="ce5">
            <text:p>0.17275981</text:p>
          </table:table-cell>
          <table:table-cell office:value-type="float" office:value="0.167194900882909" table:style-name="ce5">
            <text:p>0.167194901</text:p>
          </table:table-cell>
          <table:table-cell office:value-type="float" office:value="0.164739108688159" table:style-name="ce5">
            <text:p>0.164739109</text:p>
          </table:table-cell>
          <table:table-cell office:value-type="float" office:value="0.16367214846092601" table:style-name="ce5">
            <text:p>0.163672148</text:p>
          </table:table-cell>
          <table:table-cell office:value-type="float" office:value="0.177363637707319" table:style-name="ce5">
            <text:p>0.177363638</text:p>
          </table:table-cell>
          <table:table-cell office:value-type="float" office:value="0.20829955100762698" table:style-name="ce5">
            <text:p>0.208299551</text:p>
          </table:table-cell>
          <table:table-cell office:value-type="float" office:value="0.23666211190577702" table:style-name="ce5">
            <text:p>0.236662112</text:p>
          </table:table-cell>
          <table:table-cell office:value-type="float" office:value="0.25039130149454603" table:style-name="ce5">
            <text:p>0.250391301</text:p>
          </table:table-cell>
          <table:table-cell office:value-type="float" office:value="0.25660183404407899" table:style-name="ce5">
            <text:p>0.256601834</text:p>
          </table:table-cell>
          <table:table-cell office:value-type="float" office:value="0.25915185866840201" table:style-name="ce5">
            <text:p>0.259151859</text:p>
          </table:table-cell>
          <table:table-cell office:value-type="float" office:value="0.25996442450324198" table:style-name="ce5">
            <text:p>0.259964425</text:p>
          </table:table-cell>
          <table:table-cell office:value-type="float" office:value="0.25751242813964104" table:style-name="ce5">
            <text:p>0.257512428</text:p>
          </table:table-cell>
          <table:table-cell office:value-type="float" office:value="0.25435820301360701" table:style-name="ce5">
            <text:p>0.254358203</text:p>
          </table:table-cell>
          <table:table-cell office:value-type="float" office:value="0.252652363866115" table:style-name="ce5">
            <text:p>0.252652364</text:p>
          </table:table-cell>
          <table:table-cell office:value-type="float" office:value="0.25631423534231901" table:style-name="ce5">
            <text:p>0.256314235</text:p>
          </table:table-cell>
          <table:table-cell office:value-type="float" office:value="0.26771945495010002" table:style-name="ce5">
            <text:p>0.267719455</text:p>
          </table:table-cell>
          <table:table-cell office:value-type="float" office:value="0.27413584684715003" table:style-name="ce5">
            <text:p>0.274135847</text:p>
          </table:table-cell>
          <table:table-cell office:value-type="float" office:value="0.27103140975879997" table:style-name="ce5">
            <text:p>0.27103141</text:p>
          </table:table-cell>
          <table:table-cell office:value-type="float" office:value="0.26253733467264401" table:style-name="ce5">
            <text:p>0.262537335</text:p>
          </table:table-cell>
          <table:table-cell office:value-type="float" office:value="0.25101448115199704" table:style-name="ce5">
            <text:p>0.251014481</text:p>
          </table:table-cell>
          <table:table-cell office:value-type="float" office:value="0.23332598170646299" table:style-name="ce5">
            <text:p>0.233325982</text:p>
          </table:table-cell>
          <table:table-cell office:value-type="float" office:value="0.207298446608179" table:style-name="ce5">
            <text:p>0.207298447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26101631846749401" table:style-name="ce5">
            <text:p>0.261016318</text:p>
          </table:table-cell>
          <table:table-cell office:value-type="float" office:value="0.24915551773059699" table:style-name="ce5">
            <text:p>0.249155518</text:p>
          </table:table-cell>
          <table:table-cell office:value-type="float" office:value="0.24482005225993" table:style-name="ce5">
            <text:p>0.244820052</text:p>
          </table:table-cell>
          <table:table-cell office:value-type="float" office:value="0.236933950449042" table:style-name="ce5">
            <text:p>0.23693395</text:p>
          </table:table-cell>
          <table:table-cell office:value-type="float" office:value="0.23345381712493102" table:style-name="ce5">
            <text:p>0.233453817</text:p>
          </table:table-cell>
          <table:table-cell office:value-type="float" office:value="0.231941814663878" table:style-name="ce5">
            <text:p>0.231941815</text:p>
          </table:table-cell>
          <table:table-cell office:value-type="float" office:value="0.25134419247293799" table:style-name="ce5">
            <text:p>0.251344192</text:p>
          </table:table-cell>
          <table:table-cell office:value-type="float" office:value="0.29518385570599498" table:style-name="ce5">
            <text:p>0.295183856</text:p>
          </table:table-cell>
          <table:table-cell office:value-type="float" office:value="0.335376789599096" table:style-name="ce5">
            <text:p>0.33537679</text:p>
          </table:table-cell>
          <table:table-cell office:value-type="float" office:value="0.35483259302702996" table:style-name="ce5">
            <text:p>0.354832593</text:p>
          </table:table-cell>
          <table:table-cell office:value-type="float" office:value="0.363633615089203" table:style-name="ce5">
            <text:p>0.363633615</text:p>
          </table:table-cell>
          <table:table-cell office:value-type="float" office:value="0.36724728634827103" table:style-name="ce5">
            <text:p>0.367247286</text:p>
          </table:table-cell>
          <table:table-cell office:value-type="float" office:value="0.36839878338694704" table:style-name="ce5">
            <text:p>0.368398783</text:p>
          </table:table-cell>
          <table:table-cell office:value-type="float" office:value="0.36492402918184402" table:style-name="ce5">
            <text:p>0.364924029</text:p>
          </table:table-cell>
          <table:table-cell office:value-type="float" office:value="0.36045413796046" table:style-name="ce5">
            <text:p>0.360454138</text:p>
          </table:table-cell>
          <table:table-cell office:value-type="float" office:value="0.35803677232363901" table:style-name="ce5">
            <text:p>0.358036772</text:p>
          </table:table-cell>
          <table:table-cell office:value-type="float" office:value="0.363226055431629" table:style-name="ce5">
            <text:p>0.363226055</text:p>
          </table:table-cell>
          <table:table-cell office:value-type="float" office:value="0.37938853241591702" table:style-name="ce5">
            <text:p>0.379388532</text:p>
          </table:table-cell>
          <table:table-cell office:value-type="float" office:value="0.38848128029141699" table:style-name="ce5">
            <text:p>0.38848128</text:p>
          </table:table-cell>
          <table:table-cell office:value-type="float" office:value="0.38408194431059894" table:style-name="ce5">
            <text:p>0.384081944</text:p>
          </table:table-cell>
          <table:table-cell office:value-type="float" office:value="0.37204488603342595" table:style-name="ce5">
            <text:p>0.372044886</text:p>
          </table:table-cell>
          <table:table-cell office:value-type="float" office:value="0.35571570858438001" table:style-name="ce5">
            <text:p>0.355715709</text:p>
          </table:table-cell>
          <table:table-cell office:value-type="float" office:value="0.33064911846103001" table:style-name="ce5">
            <text:p>0.330649118</text:p>
          </table:table-cell>
          <table:table-cell office:value-type="float" office:value="0.29376517834848903" table:style-name="ce5">
            <text:p>0.29376517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2900488318374501" table:style-name="ce5">
            <text:p>2.290048832</text:p>
          </table:table-cell>
          <table:table-cell office:value-type="float" office:value="2.1859870895231599" table:style-name="ce5">
            <text:p>2.18598709</text:p>
          </table:table-cell>
          <table:table-cell office:value-type="float" office:value="2.1479495151107" table:style-name="ce5">
            <text:p>2.147949515</text:p>
          </table:table-cell>
          <table:table-cell office:value-type="float" office:value="2.0787601312981998" table:style-name="ce5">
            <text:p>2.078760131</text:p>
          </table:table-cell>
          <table:table-cell office:value-type="float" office:value="2.0482268860961002" table:style-name="ce5">
            <text:p>2.048226886</text:p>
          </table:table-cell>
          <table:table-cell office:value-type="float" office:value="2.0349612041264802" table:style-name="ce5">
            <text:p>2.034961204</text:p>
          </table:table-cell>
          <table:table-cell office:value-type="float" office:value="2.2051896132059698" table:style-name="ce5">
            <text:p>2.205189613</text:p>
          </table:table-cell>
          <table:table-cell office:value-type="float" office:value="2.58982062081675" table:style-name="ce5">
            <text:p>2.589820621</text:p>
          </table:table-cell>
          <table:table-cell office:value-type="float" office:value="2.9424567389354599" table:style-name="ce5">
            <text:p>2.942456739</text:p>
          </table:table-cell>
          <table:table-cell office:value-type="float" office:value="3.1131538822182803" table:style-name="ce5">
            <text:p>3.113153882</text:p>
          </table:table-cell>
          <table:table-cell office:value-type="float" office:value="3.19037039653734" table:style-name="ce5">
            <text:p>3.190370397</text:p>
          </table:table-cell>
          <table:table-cell office:value-type="float" office:value="3.22207524814992" table:style-name="ce5">
            <text:p>3.222075248</text:p>
          </table:table-cell>
          <table:table-cell office:value-type="float" office:value="3.2321780051873703" table:style-name="ce5">
            <text:p>3.232178005</text:p>
          </table:table-cell>
          <table:table-cell office:value-type="float" office:value="3.2016919541425897" table:style-name="ce5">
            <text:p>3.201691954</text:p>
          </table:table-cell>
          <table:table-cell office:value-type="float" office:value="3.1624749839927104" table:style-name="ce5">
            <text:p>3.162474984</text:p>
          </table:table-cell>
          <table:table-cell office:value-type="float" office:value="3.1412660213300398" table:style-name="ce5">
            <text:p>3.141266021</text:p>
          </table:table-cell>
          <table:table-cell office:value-type="float" office:value="3.1867946372774996" table:style-name="ce5">
            <text:p>3.186794637</text:p>
          </table:table-cell>
          <table:table-cell office:value-type="float" office:value="3.3285975013849298" table:style-name="ce5">
            <text:p>3.328597501</text:p>
          </table:table-cell>
          <table:table-cell office:value-type="float" office:value="3.4083734968963899" table:style-name="ce5">
            <text:p>3.408373497</text:p>
          </table:table-cell>
          <table:table-cell office:value-type="float" office:value="3.3697755491401602" table:style-name="ce5">
            <text:p>3.369775549</text:p>
          </table:table-cell>
          <table:table-cell office:value-type="float" office:value="3.2641673963310098" table:style-name="ce5">
            <text:p>3.264167396</text:p>
          </table:table-cell>
          <table:table-cell office:value-type="float" office:value="3.1209019715421999" table:style-name="ce5">
            <text:p>3.120901972</text:p>
          </table:table-cell>
          <table:table-cell office:value-type="float" office:value="2.9009781147995999" table:style-name="ce5">
            <text:p>2.900978115</text:p>
          </table:table-cell>
          <table:table-cell office:value-type="float" office:value="2.5773737345669296" table:style-name="ce5">
            <text:p>2.57737373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7428755100999198" table:style-name="ce5">
            <text:p>3.74287551</text:p>
          </table:table-cell>
          <table:table-cell office:value-type="float" office:value="3.57279610330668" table:style-name="ce5">
            <text:p>3.572796103</text:p>
          </table:table-cell>
          <table:table-cell office:value-type="float" office:value="3.5106271644820102" table:style-name="ce5">
            <text:p>3.510627164</text:p>
          </table:table-cell>
          <table:table-cell office:value-type="float" office:value="3.3975434404013498" table:style-name="ce5">
            <text:p>3.39754344</text:p>
          </table:table-cell>
          <table:table-cell office:value-type="float" office:value="3.3476396417914702" table:style-name="ce5">
            <text:p>3.347639642</text:p>
          </table:table-cell>
          <table:table-cell office:value-type="float" office:value="3.3259580970669402" table:style-name="ce5">
            <text:p>3.325958097</text:p>
          </table:table-cell>
          <table:table-cell office:value-type="float" office:value="3.6041808731968503" table:style-name="ce5">
            <text:p>3.604180873</text:p>
          </table:table-cell>
          <table:table-cell office:value-type="float" office:value="4.2328251006897402" table:style-name="ce5">
            <text:p>4.232825101</text:p>
          </table:table-cell>
          <table:table-cell office:value-type="float" office:value="4.8091766055719303" table:style-name="ce5">
            <text:p>4.809176606</text:p>
          </table:table-cell>
          <table:table-cell office:value-type="float" office:value="5.0881654849159004" table:style-name="ce5">
            <text:p>5.088165485</text:p>
          </table:table-cell>
          <table:table-cell office:value-type="float" office:value="5.2143688201470502" table:style-name="ce5">
            <text:p>5.21436882</text:p>
          </table:table-cell>
          <table:table-cell office:value-type="float" office:value="5.2661875023525706" table:style-name="ce5">
            <text:p>5.266187502</text:p>
          </table:table-cell>
          <table:table-cell office:value-type="float" office:value="5.2826995353599999" table:style-name="ce5">
            <text:p>5.282699535</text:p>
          </table:table-cell>
          <table:table-cell office:value-type="float" office:value="5.2328728712868102" table:style-name="ce5">
            <text:p>5.232872871</text:p>
          </table:table-cell>
          <table:table-cell office:value-type="float" office:value="5.1687763179235695" table:style-name="ce5">
            <text:p>5.168776318</text:p>
          </table:table-cell>
          <table:table-cell office:value-type="float" office:value="5.1341122069050193" table:style-name="ce5">
            <text:p>5.134112207</text:p>
          </table:table-cell>
          <table:table-cell office:value-type="float" office:value="5.2085245684535506" table:style-name="ce5">
            <text:p>5.208524568</text:p>
          </table:table-cell>
          <table:table-cell office:value-type="float" office:value="5.4402883893603198" table:style-name="ce5">
            <text:p>5.440288389</text:p>
          </table:table-cell>
          <table:table-cell office:value-type="float" office:value="5.5706749626693703" table:style-name="ce5">
            <text:p>5.570674963</text:p>
          </table:table-cell>
          <table:table-cell office:value-type="float" office:value="5.5075901448312301" table:style-name="ce5">
            <text:p>5.507590145</text:p>
          </table:table-cell>
          <table:table-cell office:value-type="float" office:value="5.3349832714227201" table:style-name="ce5">
            <text:p>5.334983271</text:p>
          </table:table-cell>
          <table:table-cell office:value-type="float" office:value="5.1008290287571496" table:style-name="ce5">
            <text:p>5.100829029</text:p>
          </table:table-cell>
          <table:table-cell office:value-type="float" office:value="4.7413835854789195" table:style-name="ce5">
            <text:p>4.741383585</text:p>
          </table:table-cell>
          <table:table-cell office:value-type="float" office:value="4.2124818027330502" table:style-name="ce5">
            <text:p>4.212481803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645946347549598" table:style-name="ce5">
            <text:p>1.664594635</text:p>
          </table:table-cell>
          <table:table-cell office:value-type="float" office:value="1.5889540564706" table:style-name="ce5">
            <text:p>1.588954056</text:p>
          </table:table-cell>
          <table:table-cell office:value-type="float" office:value="1.5613052389406801" table:style-name="ce5">
            <text:p>1.561305239</text:p>
          </table:table-cell>
          <table:table-cell office:value-type="float" office:value="1.5110127405995499" table:style-name="ce5">
            <text:p>1.511012741</text:p>
          </table:table-cell>
          <table:table-cell office:value-type="float" office:value="1.48881868279673" table:style-name="ce5">
            <text:p>1.488818683</text:p>
          </table:table-cell>
          <table:table-cell office:value-type="float" office:value="1.4791761010639801" table:style-name="ce5">
            <text:p>1.479176101</text:p>
          </table:table-cell>
          <table:table-cell office:value-type="float" office:value="1.6029120199217601" table:style-name="ce5">
            <text:p>1.60291202</text:p>
          </table:table-cell>
          <table:table-cell office:value-type="float" office:value="1.88249326846465" table:style-name="ce5">
            <text:p>1.882493268</text:p>
          </table:table-cell>
          <table:table-cell office:value-type="float" office:value="2.1388180166885702" table:style-name="ce5">
            <text:p>2.138818017</text:p>
          </table:table-cell>
          <table:table-cell office:value-type="float" office:value="2.26289464987049" table:style-name="ce5">
            <text:p>2.26289465</text:p>
          </table:table-cell>
          <table:table-cell office:value-type="float" office:value="2.31902192264435" table:style-name="ce5">
            <text:p>2.319021923</text:p>
          </table:table-cell>
          <table:table-cell office:value-type="float" office:value="2.3420675997304801" table:style-name="ce5">
            <text:p>2.3420676</text:p>
          </table:table-cell>
          <table:table-cell office:value-type="float" office:value="2.3494111091469501" table:style-name="ce5">
            <text:p>2.349411109</text:p>
          </table:table-cell>
          <table:table-cell office:value-type="float" office:value="2.3272513559144001" table:style-name="ce5">
            <text:p>2.327251356</text:p>
          </table:table-cell>
          <table:table-cell office:value-type="float" office:value="2.2987452571818001" table:style-name="ce5">
            <text:p>2.298745257</text:p>
          </table:table-cell>
          <table:table-cell office:value-type="float" office:value="2.28332884991302" table:style-name="ce5">
            <text:p>2.28332885</text:p>
          </table:table-cell>
          <table:table-cell office:value-type="float" office:value="2.31642276860171" table:style-name="ce5">
            <text:p>2.316422769</text:p>
          </table:table-cell>
          <table:table-cell office:value-type="float" office:value="2.4194966784260399" table:style-name="ce5">
            <text:p>2.419496678</text:p>
          </table:table-cell>
          <table:table-cell office:value-type="float" office:value="2.47748439129243" table:style-name="ce5">
            <text:p>2.477484391</text:p>
          </table:table-cell>
          <table:table-cell office:value-type="float" office:value="2.44942824862231" table:style-name="ce5">
            <text:p>2.449428249</text:p>
          </table:table-cell>
          <table:table-cell office:value-type="float" office:value="2.3726636128169498" table:style-name="ce5">
            <text:p>2.372663613</text:p>
          </table:table-cell>
          <table:table-cell office:value-type="float" office:value="2.2685265943683102" table:style-name="ce5">
            <text:p>2.268526594</text:p>
          </table:table-cell>
          <table:table-cell office:value-type="float" office:value="2.10866796301563" table:style-name="ce5">
            <text:p>2.108667963</text:p>
          </table:table-cell>
          <table:table-cell office:value-type="float" office:value="1.8734458543733801" table:style-name="ce5">
            <text:p>1.873445854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77242452728491" table:style-name="ce5">
            <text:p>3.772424527</text:p>
          </table:table-cell>
          <table:table-cell office:value-type="float" office:value="3.60100238833278" table:style-name="ce5">
            <text:p>3.601002388</text:p>
          </table:table-cell>
          <table:table-cell office:value-type="float" office:value="3.5383426420963402" table:style-name="ce5">
            <text:p>3.538342642</text:p>
          </table:table-cell>
          <table:table-cell office:value-type="float" office:value="3.42436615177294" table:style-name="ce5">
            <text:p>3.424366152</text:p>
          </table:table-cell>
          <table:table-cell office:value-type="float" office:value="3.37406837580561" table:style-name="ce5">
            <text:p>3.374068376</text:p>
          </table:table-cell>
          <table:table-cell office:value-type="float" office:value="3.3522156609911504" table:style-name="ce5">
            <text:p>3.352215661</text:p>
          </table:table-cell>
          <table:table-cell office:value-type="float" office:value="3.6326349327220901" table:style-name="ce5">
            <text:p>3.632634933</text:p>
          </table:table-cell>
          <table:table-cell office:value-type="float" office:value="4.2662421409583402" table:style-name="ce5">
            <text:p>4.266242141</text:p>
          </table:table-cell>
          <table:table-cell office:value-type="float" office:value="4.8471437893001399" table:style-name="ce5">
            <text:p>4.847143789</text:p>
          </table:table-cell>
          <table:table-cell office:value-type="float" office:value="5.1283352124283894" table:style-name="ce5">
            <text:p>5.128335212</text:p>
          </table:table-cell>
          <table:table-cell office:value-type="float" office:value="5.2555348897797902" table:style-name="ce5">
            <text:p>5.25553489</text:p>
          </table:table-cell>
          <table:table-cell office:value-type="float" office:value="5.3077626668448206" table:style-name="ce5">
            <text:p>5.307762667</text:p>
          </table:table-cell>
          <table:table-cell office:value-type="float" office:value="5.3244050580075806" table:style-name="ce5">
            <text:p>5.324405058</text:p>
          </table:table-cell>
          <table:table-cell office:value-type="float" office:value="5.2741850255338205" table:style-name="ce5">
            <text:p>5.274185026</text:p>
          </table:table-cell>
          <table:table-cell office:value-type="float" office:value="5.2095824467492795" table:style-name="ce5">
            <text:p>5.209582447</text:p>
          </table:table-cell>
          <table:table-cell office:value-type="float" office:value="5.174644671696381" table:style-name="ce5">
            <text:p>5.174644672</text:p>
          </table:table-cell>
          <table:table-cell office:value-type="float" office:value="5.2496444992571298" table:style-name="ce5">
            <text:p>5.249644499</text:p>
          </table:table-cell>
          <table:table-cell office:value-type="float" office:value="5.4832380345394798" table:style-name="ce5">
            <text:p>5.483238035</text:p>
          </table:table-cell>
          <table:table-cell office:value-type="float" office:value="5.6146539755325504" table:style-name="ce5">
            <text:p>5.614653976</text:p>
          </table:table-cell>
          <table:table-cell office:value-type="float" office:value="5.5510711196588396" table:style-name="ce5">
            <text:p>5.55107112</text:p>
          </table:table-cell>
          <table:table-cell office:value-type="float" office:value="5.3771015604076293" table:style-name="ce5">
            <text:p>5.37710156</text:p>
          </table:table-cell>
          <table:table-cell office:value-type="float" office:value="5.1410987316157604" table:style-name="ce5">
            <text:p>5.141098732</text:p>
          </table:table-cell>
          <table:table-cell office:value-type="float" office:value="4.7788155611537499" table:style-name="ce5">
            <text:p>4.778815561</text:p>
          </table:table-cell>
          <table:table-cell office:value-type="float" office:value="4.2457382380177897" table:style-name="ce5">
            <text:p>4.24573823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78991970588369" table:style-name="ce5">
            <text:p>2.789919706</text:p>
          </table:table-cell>
          <table:table-cell office:value-type="float" office:value="2.6631434112147798" table:style-name="ce5">
            <text:p>2.663143411</text:p>
          </table:table-cell>
          <table:table-cell office:value-type="float" office:value="2.61680301141981" table:style-name="ce5">
            <text:p>2.616803011</text:p>
          </table:table-cell>
          <table:table-cell office:value-type="float" office:value="2.5325109986675902" table:style-name="ce5">
            <text:p>2.532510999</text:p>
          </table:table-cell>
          <table:table-cell office:value-type="float" office:value="2.49531296983535" table:style-name="ce5">
            <text:p>2.49531297</text:p>
          </table:table-cell>
          <table:table-cell office:value-type="float" office:value="2.4791516605110799" table:style-name="ce5">
            <text:p>2.479151661</text:p>
          </table:table-cell>
          <table:table-cell office:value-type="float" office:value="2.6865374535079201" table:style-name="ce5">
            <text:p>2.686537454</text:p>
          </table:table-cell>
          <table:table-cell office:value-type="float" office:value="3.1551255520272901" table:style-name="ce5">
            <text:p>3.155125552</text:p>
          </table:table-cell>
          <table:table-cell office:value-type="float" office:value="3.5847349303375" table:style-name="ce5">
            <text:p>3.58473493</text:p>
          </table:table-cell>
          <table:table-cell office:value-type="float" office:value="3.7926917726379701" table:style-name="ce5">
            <text:p>3.792691773</text:p>
          </table:table-cell>
          <table:table-cell office:value-type="float" office:value="3.8867630744911903" table:style-name="ce5">
            <text:p>3.886763074</text:p>
          </table:table-cell>
          <table:table-cell office:value-type="float" office:value="3.9253884474772702" table:style-name="ce5">
            <text:p>3.925388447</text:p>
          </table:table-cell>
          <table:table-cell office:value-type="float" office:value="3.9376964299755799" table:style-name="ce5">
            <text:p>3.93769643</text:p>
          </table:table-cell>
          <table:table-cell office:value-type="float" office:value="3.9005558968210301" table:style-name="ce5">
            <text:p>3.900555897</text:p>
          </table:table-cell>
          <table:table-cell office:value-type="float" office:value="3.8527786632943504" table:style-name="ce5">
            <text:p>3.852778663</text:p>
          </table:table-cell>
          <table:table-cell office:value-type="float" office:value="3.8269402173838101" table:style-name="ce5">
            <text:p>3.826940217</text:p>
          </table:table-cell>
          <table:table-cell office:value-type="float" office:value="3.8824068000380798" table:style-name="ce5">
            <text:p>3.8824068</text:p>
          </table:table-cell>
          <table:table-cell office:value-type="float" office:value="4.0551623323324" table:style-name="ce5">
            <text:p>4.055162332</text:p>
          </table:table-cell>
          <table:table-cell office:value-type="float" office:value="4.1523517978318401" table:style-name="ce5">
            <text:p>4.152351798</text:p>
          </table:table-cell>
          <table:table-cell office:value-type="float" office:value="4.1053287066406501" table:style-name="ce5">
            <text:p>4.105328707</text:p>
          </table:table-cell>
          <table:table-cell office:value-type="float" office:value="3.9766684516591697" table:style-name="ce5">
            <text:p>3.976668452</text:p>
          </table:table-cell>
          <table:table-cell office:value-type="float" office:value="3.80213111156701" table:style-name="ce5">
            <text:p>3.802131112</text:p>
          </table:table-cell>
          <table:table-cell office:value-type="float" office:value="3.53420236996554" table:style-name="ce5">
            <text:p>3.53420237</text:p>
          </table:table-cell>
          <table:table-cell office:value-type="float" office:value="3.1399617648003599" table:style-name="ce5">
            <text:p>3.1399617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4207912227834201" table:style-name="ce5">
            <text:p>3.420791223</text:p>
          </table:table-cell>
          <table:table-cell office:value-type="float" office:value="3.2653475965221297" table:style-name="ce5">
            <text:p>3.265347597</text:p>
          </table:table-cell>
          <table:table-cell office:value-type="float" office:value="3.2085284584857998" table:style-name="ce5">
            <text:p>3.208528458</text:p>
          </table:table-cell>
          <table:table-cell office:value-type="float" office:value="3.1051758864510299" table:style-name="ce5">
            <text:p>3.105175886</text:p>
          </table:table-cell>
          <table:table-cell office:value-type="float" office:value="3.05956644103731" table:style-name="ce5">
            <text:p>3.059566441</text:p>
          </table:table-cell>
          <table:table-cell office:value-type="float" office:value="3.0397506502930201" table:style-name="ce5">
            <text:p>3.03975065</text:p>
          </table:table-cell>
          <table:table-cell office:value-type="float" office:value="3.29403162437176" table:style-name="ce5">
            <text:p>3.294031624</text:p>
          </table:table-cell>
          <table:table-cell office:value-type="float" office:value="3.8685793617619599" table:style-name="ce5">
            <text:p>3.868579362</text:p>
          </table:table-cell>
          <table:table-cell office:value-type="float" office:value="4.3953343029345602" table:style-name="ce5">
            <text:p>4.395334303</text:p>
          </table:table-cell>
          <table:table-cell office:value-type="float" office:value="4.6503154550297197" table:style-name="ce5">
            <text:p>4.650315455</text:p>
          </table:table-cell>
          <table:table-cell office:value-type="float" office:value="4.7656586611501899" table:style-name="ce5">
            <text:p>4.765658661</text:p>
          </table:table-cell>
          <table:table-cell office:value-type="float" office:value="4.8130182093869598" table:style-name="ce5">
            <text:p>4.813018209</text:p>
          </table:table-cell>
          <table:table-cell office:value-type="float" office:value="4.82810933850139" table:style-name="ce5">
            <text:p>4.828109339</text:p>
          </table:table-cell>
          <table:table-cell office:value-type="float" office:value="4.7825703899945102" table:style-name="ce5">
            <text:p>4.78257039</text:p>
          </table:table-cell>
          <table:table-cell office:value-type="float" office:value="4.7239895137232999" table:style-name="ce5">
            <text:p>4.723989514</text:p>
          </table:table-cell>
          <table:table-cell office:value-type="float" office:value="4.6923083406792401" table:style-name="ce5">
            <text:p>4.692308341</text:p>
          </table:table-cell>
          <table:table-cell office:value-type="float" office:value="4.7603173226945197" table:style-name="ce5">
            <text:p>4.760317323</text:p>
          </table:table-cell>
          <table:table-cell office:value-type="float" office:value="4.9721372569074704" table:style-name="ce5">
            <text:p>4.972137257</text:p>
          </table:table-cell>
          <table:table-cell office:value-type="float" office:value="5.0913037224607098" table:style-name="ce5">
            <text:p>5.091303722</text:p>
          </table:table-cell>
          <table:table-cell office:value-type="float" office:value="5.0336475192102306" table:style-name="ce5">
            <text:p>5.033647519</text:p>
          </table:table-cell>
          <table:table-cell office:value-type="float" office:value="4.8758939214871297" table:style-name="ce5">
            <text:p>4.875893921</text:p>
          </table:table-cell>
          <table:table-cell office:value-type="float" office:value="4.6618892675983101" table:style-name="ce5">
            <text:p>4.661889268</text:p>
          </table:table-cell>
          <table:table-cell office:value-type="float" office:value="4.3333750506232294" table:style-name="ce5">
            <text:p>4.333375051</text:p>
          </table:table-cell>
          <table:table-cell office:value-type="float" office:value="3.84998665812945" table:style-name="ce5">
            <text:p>3.849986658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22576770936243" table:style-name="ce5">
            <text:p>3.225767709</text:p>
          </table:table-cell>
          <table:table-cell office:value-type="float" office:value="3.0791861153498297" table:style-name="ce5">
            <text:p>3.079186115</text:p>
          </table:table-cell>
          <table:table-cell office:value-type="float" office:value="3.0256063062312104" table:style-name="ce5">
            <text:p>3.025606306</text:p>
          </table:table-cell>
          <table:table-cell office:value-type="float" office:value="2.9281459913985297" table:style-name="ce5">
            <text:p>2.928145991</text:p>
          </table:table-cell>
          <table:table-cell office:value-type="float" office:value="2.8851367965439603" table:style-name="ce5">
            <text:p>2.885136797</text:p>
          </table:table-cell>
          <table:table-cell office:value-type="float" office:value="2.8664507283932199" table:style-name="ce5">
            <text:p>2.866450728</text:p>
          </table:table-cell>
          <table:table-cell office:value-type="float" office:value="3.10623483150518" table:style-name="ce5">
            <text:p>3.106234832</text:p>
          </table:table-cell>
          <table:table-cell office:value-type="float" office:value="3.64802689598918" table:style-name="ce5">
            <text:p>3.648026896</text:p>
          </table:table-cell>
          <table:table-cell office:value-type="float" office:value="4.1447508903284396" table:style-name="ce5">
            <text:p>4.14475089</text:p>
          </table:table-cell>
          <table:table-cell office:value-type="float" office:value="4.38519525344726" table:style-name="ce5">
            <text:p>4.385195253</text:p>
          </table:table-cell>
          <table:table-cell office:value-type="float" office:value="4.4939626015740997" table:style-name="ce5">
            <text:p>4.493962602</text:p>
          </table:table-cell>
          <table:table-cell office:value-type="float" office:value="4.5386221237380697" table:style-name="ce5">
            <text:p>4.538622124</text:p>
          </table:table-cell>
          <table:table-cell office:value-type="float" office:value="4.5528528890273705" table:style-name="ce5">
            <text:p>4.552852889</text:p>
          </table:table-cell>
          <table:table-cell office:value-type="float" office:value="4.5099101719643002" table:style-name="ce5">
            <text:p>4.509910172</text:p>
          </table:table-cell>
          <table:table-cell office:value-type="float" office:value="4.4546690634735997" table:style-name="ce5">
            <text:p>4.454669063</text:p>
          </table:table-cell>
          <table:table-cell office:value-type="float" office:value="4.4247940730563" table:style-name="ce5">
            <text:p>4.424794073</text:p>
          </table:table-cell>
          <table:table-cell office:value-type="float" office:value="4.4889257793908897" table:style-name="ce5">
            <text:p>4.488925779</text:p>
          </table:table-cell>
          <table:table-cell office:value-type="float" office:value="4.68866959872501" table:style-name="ce5">
            <text:p>4.688669599</text:p>
          </table:table-cell>
          <table:table-cell office:value-type="float" office:value="4.8010422375637303" table:style-name="ce5">
            <text:p>4.801042238</text:p>
          </table:table-cell>
          <table:table-cell office:value-type="float" office:value="4.7466730853479602" table:style-name="ce5">
            <text:p>4.746673085</text:p>
          </table:table-cell>
          <table:table-cell office:value-type="float" office:value="4.5979132141866899" table:style-name="ce5">
            <text:p>4.597913214</text:p>
          </table:table-cell>
          <table:table-cell office:value-type="float" office:value="4.3961092287314898" table:style-name="ce5">
            <text:p>4.396109229</text:p>
          </table:table-cell>
          <table:table-cell office:value-type="float" office:value="4.0863240111693298" table:style-name="ce5">
            <text:p>4.086324011</text:p>
          </table:table-cell>
          <table:table-cell office:value-type="float" office:value="3.6304941852501997" table:style-name="ce5">
            <text:p>3.63049418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8271142292724598" table:style-name="ce5">
            <text:p>1.827114229</text:p>
          </table:table-cell>
          <table:table-cell office:value-type="float" office:value="1.74408862411418" table:style-name="ce5">
            <text:p>1.744088624</text:p>
          </table:table-cell>
          <table:table-cell office:value-type="float" office:value="1.7137403658195101" table:style-name="ce5">
            <text:p>1.713740366</text:p>
          </table:table-cell>
          <table:table-cell office:value-type="float" office:value="1.65853765314329" table:style-name="ce5">
            <text:p>1.658537653</text:p>
          </table:table-cell>
          <table:table-cell office:value-type="float" office:value="1.6341767198745201" table:style-name="ce5">
            <text:p>1.63417672</text:p>
          </table:table-cell>
          <table:table-cell office:value-type="float" office:value="1.6235927026471502" table:style-name="ce5">
            <text:p>1.623592703</text:p>
          </table:table-cell>
          <table:table-cell office:value-type="float" office:value="1.7594093473105701" table:style-name="ce5">
            <text:p>1.759409347</text:p>
          </table:table-cell>
          <table:table-cell office:value-type="float" office:value="2.0662869899419598" table:style-name="ce5">
            <text:p>2.06628699</text:p>
          </table:table-cell>
          <table:table-cell office:value-type="float" office:value="2.3476375271936702" table:style-name="ce5">
            <text:p>2.347637527</text:p>
          </table:table-cell>
          <table:table-cell office:value-type="float" office:value="2.48382815118921" table:style-name="ce5">
            <text:p>2.483828151</text:p>
          </table:table-cell>
          <table:table-cell office:value-type="float" office:value="2.5454353056244199" table:style-name="ce5">
            <text:p>2.545435306</text:p>
          </table:table-cell>
          <table:table-cell office:value-type="float" office:value="2.5707310044379001" table:style-name="ce5">
            <text:p>2.570731004</text:p>
          </table:table-cell>
          <table:table-cell office:value-type="float" office:value="2.5787914837086299" table:style-name="ce5">
            <text:p>2.578791484</text:p>
          </table:table-cell>
          <table:table-cell office:value-type="float" office:value="2.5544682042729097" table:style-name="ce5">
            <text:p>2.554468204</text:p>
          </table:table-cell>
          <table:table-cell office:value-type="float" office:value="2.5231789657232202" table:style-name="ce5">
            <text:p>2.523178966</text:p>
          </table:table-cell>
          <table:table-cell office:value-type="float" office:value="2.5062574062654801" table:style-name="ce5">
            <text:p>2.506257406</text:p>
          </table:table-cell>
          <table:table-cell office:value-type="float" office:value="2.5425823880213998" table:style-name="ce5">
            <text:p>2.542582388</text:p>
          </table:table-cell>
          <table:table-cell office:value-type="float" office:value="2.6557197269114199" table:style-name="ce5">
            <text:p>2.655719727</text:p>
          </table:table-cell>
          <table:table-cell office:value-type="float" office:value="2.7193689620399102" table:style-name="ce5">
            <text:p>2.719368962</text:p>
          </table:table-cell>
          <table:table-cell office:value-type="float" office:value="2.6885736101741902" table:style-name="ce5">
            <text:p>2.68857361</text:p>
          </table:table-cell>
          <table:table-cell office:value-type="float" office:value="2.6043142022339798" table:style-name="ce5">
            <text:p>2.604314202</text:p>
          </table:table-cell>
          <table:table-cell office:value-type="float" office:value="2.49000996009066" table:style-name="ce5">
            <text:p>2.49000996</text:p>
          </table:table-cell>
          <table:table-cell office:value-type="float" office:value="2.31454382922721" table:style-name="ce5">
            <text:p>2.314543829</text:p>
          </table:table-cell>
          <table:table-cell office:value-type="float" office:value="2.05635624843943" table:style-name="ce5">
            <text:p>2.056356248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.5295580421622805" table:style-name="ce5">
            <text:p>9.529558042</text:p>
          </table:table-cell>
          <table:table-cell office:value-type="float" office:value="9.0965269209189703" table:style-name="ce5">
            <text:p>9.096526921</text:p>
          </table:table-cell>
          <table:table-cell office:value-type="float" office:value="8.9382415306219603" table:style-name="ce5">
            <text:p>8.938241531</text:p>
          </table:table-cell>
          <table:table-cell office:value-type="float" office:value="8.6503244173376501" table:style-name="ce5">
            <text:p>8.650324417</text:p>
          </table:table-cell>
          <table:table-cell office:value-type="float" office:value="8.5232667195611711" table:style-name="ce5">
            <text:p>8.52326672</text:p>
          </table:table-cell>
          <table:table-cell office:value-type="float" office:value="8.4680643655585808" table:style-name="ce5">
            <text:p>8.468064366</text:p>
          </table:table-cell>
          <table:table-cell office:value-type="float" office:value="9.1764341968893497" table:style-name="ce5">
            <text:p>9.176434197</text:p>
          </table:table-cell>
          <table:table-cell office:value-type="float" office:value="10.7769954866245" table:style-name="ce5">
            <text:p>10.77699549</text:p>
          </table:table-cell>
          <table:table-cell office:value-type="float" office:value="12.2444167523443" table:style-name="ce5">
            <text:p>12.24441675</text:p>
          </table:table-cell>
          <table:table-cell office:value-type="float" office:value="12.954737122779299" table:style-name="ce5">
            <text:p>12.95473712</text:p>
          </table:table-cell>
          <table:table-cell office:value-type="float" office:value="13.276057456558599" table:style-name="ce5">
            <text:p>13.27605746</text:p>
          </table:table-cell>
          <table:table-cell office:value-type="float" office:value="13.407990548752901" table:style-name="ce5">
            <text:p>13.40799055</text:p>
          </table:table-cell>
          <table:table-cell office:value-type="float" office:value="13.450031053844199" table:style-name="ce5">
            <text:p>13.45003105</text:p>
          </table:table-cell>
          <table:table-cell office:value-type="float" office:value="13.3231697446579" table:style-name="ce5">
            <text:p>13.32316974</text:p>
          </table:table-cell>
          <table:table-cell office:value-type="float" office:value="13.159976546292301" table:style-name="ce5">
            <text:p>13.15997655</text:p>
          </table:table-cell>
          <table:table-cell office:value-type="float" office:value="13.0717198952121" table:style-name="ce5">
            <text:p>13.0717199</text:p>
          </table:table-cell>
          <table:table-cell office:value-type="float" office:value="13.2611776841548" table:style-name="ce5">
            <text:p>13.26117768</text:p>
          </table:table-cell>
          <table:table-cell office:value-type="float" office:value="13.851260570279202" table:style-name="ce5">
            <text:p>13.85126057</text:p>
          </table:table-cell>
          <table:table-cell office:value-type="float" office:value="14.183231648375299" table:style-name="ce5">
            <text:p>14.18323165</text:p>
          </table:table-cell>
          <table:table-cell office:value-type="float" office:value="14.0226143819058" table:style-name="ce5">
            <text:p>14.02261438</text:p>
          </table:table-cell>
          <table:table-cell office:value-type="float" office:value="13.5831481976355" table:style-name="ce5">
            <text:p>13.5831482</text:p>
          </table:table-cell>
          <table:table-cell office:value-type="float" office:value="12.986979171901401" table:style-name="ce5">
            <text:p>12.98697917</text:p>
          </table:table-cell>
          <table:table-cell office:value-type="float" office:value="12.0718121551338" table:style-name="ce5">
            <text:p>12.07181216</text:p>
          </table:table-cell>
          <table:table-cell office:value-type="float" office:value="10.7252003793269" table:style-name="ce5">
            <text:p>10.72520038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19129385597993" table:style-name="ce5">
            <text:p>3.191293856</text:p>
          </table:table-cell>
          <table:table-cell office:value-type="float" office:value="3.04627878281938" table:style-name="ce5">
            <text:p>3.046278783</text:p>
          </table:table-cell>
          <table:table-cell office:value-type="float" office:value="2.9932715823478202" table:style-name="ce5">
            <text:p>2.993271582</text:p>
          </table:table-cell>
          <table:table-cell office:value-type="float" office:value="2.8968528281316797" table:style-name="ce5">
            <text:p>2.896852828</text:p>
          </table:table-cell>
          <table:table-cell office:value-type="float" office:value="2.85430327352746" table:style-name="ce5">
            <text:p>2.854303274</text:p>
          </table:table-cell>
          <table:table-cell office:value-type="float" office:value="2.8358169038149703" table:style-name="ce5">
            <text:p>2.835816904</text:p>
          </table:table-cell>
          <table:table-cell office:value-type="float" office:value="3.0730384287257402" table:style-name="ce5">
            <text:p>3.073038429</text:p>
          </table:table-cell>
          <table:table-cell office:value-type="float" office:value="3.6090403490091401" table:style-name="ce5">
            <text:p>3.609040349</text:p>
          </table:table-cell>
          <table:table-cell office:value-type="float" office:value="4.10045584264555" table:style-name="ce5">
            <text:p>4.100455843</text:p>
          </table:table-cell>
          <table:table-cell office:value-type="float" office:value="4.3383305713493501" table:style-name="ce5">
            <text:p>4.338330571</text:p>
          </table:table-cell>
          <table:table-cell office:value-type="float" office:value="4.4459355203359099" table:style-name="ce5">
            <text:p>4.44593552</text:p>
          </table:table-cell>
          <table:table-cell office:value-type="float" office:value="4.4901177651637703" table:style-name="ce5">
            <text:p>4.490117765</text:p>
          </table:table-cell>
          <table:table-cell office:value-type="float" office:value="4.5041964459385202" table:style-name="ce5">
            <text:p>4.504196446</text:p>
          </table:table-cell>
          <table:table-cell office:value-type="float" office:value="4.46171265867613" table:style-name="ce5">
            <text:p>4.461712659</text:p>
          </table:table-cell>
          <table:table-cell office:value-type="float" office:value="4.40706191317694" table:style-name="ce5">
            <text:p>4.407061913</text:p>
          </table:table-cell>
          <table:table-cell office:value-type="float" office:value="4.3775061974663902" table:style-name="ce5">
            <text:p>4.377506197</text:p>
          </table:table-cell>
          <table:table-cell office:value-type="float" office:value="4.4409525267867096" table:style-name="ce5">
            <text:p>4.440952527</text:p>
          </table:table-cell>
          <table:table-cell office:value-type="float" office:value="4.6385616793493298" table:style-name="ce5">
            <text:p>4.638561679</text:p>
          </table:table-cell>
          <table:table-cell office:value-type="float" office:value="4.7497333892233504" table:style-name="ce5">
            <text:p>4.749733389</text:p>
          </table:table-cell>
          <table:table-cell office:value-type="float" office:value="4.6959452813824205" table:style-name="ce5">
            <text:p>4.695945281</text:p>
          </table:table-cell>
          <table:table-cell office:value-type="float" office:value="4.54877521037095" table:style-name="ce5">
            <text:p>4.54877521</text:p>
          </table:table-cell>
          <table:table-cell office:value-type="float" office:value="4.3491279087297805" table:style-name="ce5">
            <text:p>4.349127909</text:p>
          </table:table-cell>
          <table:table-cell office:value-type="float" office:value="4.0426533728820297" table:style-name="ce5">
            <text:p>4.042653373</text:p>
          </table:table-cell>
          <table:table-cell office:value-type="float" office:value="3.5916950107513399" table:style-name="ce5">
            <text:p>3.591695011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50601490919547" table:style-name="ce5">
            <text:p>1.506014909</text:p>
          </table:table-cell>
          <table:table-cell office:value-type="float" office:value="1.4375803268305001" table:style-name="ce5">
            <text:p>1.437580327</text:p>
          </table:table-cell>
          <table:table-cell office:value-type="float" office:value="1.4125655090770999" table:style-name="ce5">
            <text:p>1.412565509</text:p>
          </table:table-cell>
          <table:table-cell office:value-type="float" office:value="1.3670641895720201" table:style-name="ce5">
            <text:p>1.36706419</text:p>
          </table:table-cell>
          <table:table-cell office:value-type="float" office:value="1.3469844769208299" table:style-name="ce5">
            <text:p>1.346984477</text:p>
          </table:table-cell>
          <table:table-cell office:value-type="float" office:value="1.33826050800404" table:style-name="ce5">
            <text:p>1.338260508</text:p>
          </table:table-cell>
          <table:table-cell office:value-type="float" office:value="1.4502085671363099" table:style-name="ce5">
            <text:p>1.450208567</text:p>
          </table:table-cell>
          <table:table-cell office:value-type="float" office:value="1.7031551523564801" table:style-name="ce5">
            <text:p>1.703155152</text:p>
          </table:table-cell>
          <table:table-cell office:value-type="float" office:value="1.9350607973472298" table:style-name="ce5">
            <text:p>1.935060797</text:p>
          </table:table-cell>
          <table:table-cell office:value-type="float" office:value="2.0473171122201101" table:style-name="ce5">
            <text:p>2.047317112</text:p>
          </table:table-cell>
          <table:table-cell office:value-type="float" office:value="2.0980973489486399" table:style-name="ce5">
            <text:p>2.098097349</text:p>
          </table:table-cell>
          <table:table-cell office:value-type="float" office:value="2.1189475502887003" table:style-name="ce5">
            <text:p>2.11894755</text:p>
          </table:table-cell>
          <table:table-cell office:value-type="float" office:value="2.1255914709382697" table:style-name="ce5">
            <text:p>2.125591471</text:p>
          </table:table-cell>
          <table:table-cell office:value-type="float" office:value="2.1055427947888301" table:style-name="ce5">
            <text:p>2.105542795</text:p>
          </table:table-cell>
          <table:table-cell office:value-type="float" office:value="2.0797523658171402" table:style-name="ce5">
            <text:p>2.079752366</text:p>
          </table:table-cell>
          <table:table-cell office:value-type="float" office:value="2.0658046221994102" table:style-name="ce5">
            <text:p>2.065804622</text:p>
          </table:table-cell>
          <table:table-cell office:value-type="float" office:value="2.0957458066224901" table:style-name="ce5">
            <text:p>2.095745807</text:p>
          </table:table-cell>
          <table:table-cell office:value-type="float" office:value="2.1890002492978802" table:style-name="ce5">
            <text:p>2.189000249</text:p>
          </table:table-cell>
          <table:table-cell office:value-type="float" office:value="2.2414636889267001" table:style-name="ce5">
            <text:p>2.241463689</text:p>
          </table:table-cell>
          <table:table-cell office:value-type="float" office:value="2.2160803503807798" table:style-name="ce5">
            <text:p>2.21608035</text:p>
          </table:table-cell>
          <table:table-cell office:value-type="float" office:value="2.1466287952645602" table:style-name="ce5">
            <text:p>2.146628795</text:p>
          </table:table-cell>
          <table:table-cell office:value-type="float" office:value="2.0524125223604401" table:style-name="ce5">
            <text:p>2.052412522</text:p>
          </table:table-cell>
          <table:table-cell office:value-type="float" office:value="1.9077830268940201" table:style-name="ce5">
            <text:p>1.907783027</text:p>
          </table:table-cell>
          <table:table-cell office:value-type="float" office:value="1.6949696516786401" table:style-name="ce5">
            <text:p>1.694969652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99580187913447704" table:style-name="ce5">
            <text:p>0.995801879</text:p>
          </table:table-cell>
          <table:table-cell office:value-type="float" office:value="0.95055180537974904" table:style-name="ce5">
            <text:p>0.950551805</text:p>
          </table:table-cell>
          <table:table-cell office:value-type="float" office:value="0.93401159560297597" table:style-name="ce5">
            <text:p>0.934011596</text:p>
          </table:table-cell>
          <table:table-cell office:value-type="float" office:value="0.90392537322256994" table:style-name="ce5">
            <text:p>0.903925373</text:p>
          </table:table-cell>
          <table:table-cell office:value-type="float" office:value="0.89064833627662499" table:style-name="ce5">
            <text:p>0.890648336</text:p>
          </table:table-cell>
          <table:table-cell office:value-type="float" office:value="0.88487990424596608" table:style-name="ce5">
            <text:p>0.884879904</text:p>
          </table:table-cell>
          <table:table-cell office:value-type="float" office:value="0.95890180600053099" table:style-name="ce5">
            <text:p>0.958901806</text:p>
          </table:table-cell>
          <table:table-cell office:value-type="float" office:value="1.1261542570519301" table:style-name="ce5">
            <text:p>1.126154257</text:p>
          </table:table-cell>
          <table:table-cell office:value-type="float" office:value="1.2794940916403201" table:style-name="ce5">
            <text:p>1.279494092</text:p>
          </table:table-cell>
          <table:table-cell office:value-type="float" office:value="1.3537198171710501" table:style-name="ce5">
            <text:p>1.353719817</text:p>
          </table:table-cell>
          <table:table-cell office:value-type="float" office:value="1.3872965466233298" table:style-name="ce5">
            <text:p>1.387296547</text:p>
          </table:table-cell>
          <table:table-cell office:value-type="float" office:value="1.4010830433890602" table:style-name="ce5">
            <text:p>1.401083043</text:p>
          </table:table-cell>
          <table:table-cell office:value-type="float" office:value="1.4054761132234099" table:style-name="ce5">
            <text:p>1.405476113</text:p>
          </table:table-cell>
          <table:table-cell office:value-type="float" office:value="1.39221959812394" table:style-name="ce5">
            <text:p>1.392219598</text:p>
          </table:table-cell>
          <table:table-cell office:value-type="float" office:value="1.37516654142651" table:style-name="ce5">
            <text:p>1.375166541</text:p>
          </table:table-cell>
          <table:table-cell office:value-type="float" office:value="1.3659440634686799" table:style-name="ce5">
            <text:p>1.365944063</text:p>
          </table:table-cell>
          <table:table-cell office:value-type="float" office:value="1.38574166808067" table:style-name="ce5">
            <text:p>1.385741668</text:p>
          </table:table-cell>
          <table:table-cell office:value-type="float" office:value="1.44740304253771" table:style-name="ce5">
            <text:p>1.447403043</text:p>
          </table:table-cell>
          <table:table-cell office:value-type="float" office:value="1.4820927334891401" table:style-name="ce5">
            <text:p>1.482092733</text:p>
          </table:table-cell>
          <table:table-cell office:value-type="float" office:value="1.4653088516906201" table:style-name="ce5">
            <text:p>1.465308852</text:p>
          </table:table-cell>
          <table:table-cell office:value-type="float" office:value="1.4193863387916801" table:style-name="ce5">
            <text:p>1.419386339</text:p>
          </table:table-cell>
          <table:table-cell office:value-type="float" office:value="1.3570889863351301" table:style-name="ce5">
            <text:p>1.357088986</text:p>
          </table:table-cell>
          <table:table-cell office:value-type="float" office:value="1.2614575802418901" table:style-name="ce5">
            <text:p>1.26145758</text:p>
          </table:table-cell>
          <table:table-cell office:value-type="float" office:value="1.12074186909556" table:style-name="ce5">
            <text:p>1.120741869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750160713374301" table:style-name="ce5">
            <text:p>3.275016071</text:p>
          </table:table-cell>
          <table:table-cell office:value-type="float" office:value="3.1261965903933402" table:style-name="ce5">
            <text:p>3.12619659</text:p>
          </table:table-cell>
          <table:table-cell office:value-type="float" office:value="3.0717987689217603" table:style-name="ce5">
            <text:p>3.071798769</text:p>
          </table:table-cell>
          <table:table-cell office:value-type="float" office:value="2.9728505103511798" table:style-name="ce5">
            <text:p>2.97285051</text:p>
          </table:table-cell>
          <table:table-cell office:value-type="float" office:value="2.9291846865675399" table:style-name="ce5">
            <text:p>2.929184687</text:p>
          </table:table-cell>
          <table:table-cell office:value-type="float" office:value="2.9102133349335704" table:style-name="ce5">
            <text:p>2.910213335</text:p>
          </table:table-cell>
          <table:table-cell office:value-type="float" office:value="3.1536582640472499" table:style-name="ce5">
            <text:p>3.153658264</text:p>
          </table:table-cell>
          <table:table-cell office:value-type="float" office:value="3.7037219631035203" table:style-name="ce5">
            <text:p>3.703721963</text:p>
          </table:table-cell>
          <table:table-cell office:value-type="float" office:value="4.20802952987545" table:style-name="ce5">
            <text:p>4.20802953</text:p>
          </table:table-cell>
          <table:table-cell office:value-type="float" office:value="4.4521447993014105" table:style-name="ce5">
            <text:p>4.452144799</text:p>
          </table:table-cell>
          <table:table-cell office:value-type="float" office:value="4.5625727176286697" table:style-name="ce5">
            <text:p>4.562572718</text:p>
          </table:table-cell>
          <table:table-cell office:value-type="float" office:value="4.6079140645584999" table:style-name="ce5">
            <text:p>4.607914065</text:p>
          </table:table-cell>
          <table:table-cell office:value-type="float" office:value="4.6223620934399996" table:style-name="ce5">
            <text:p>4.622362093</text:p>
          </table:table-cell>
          <table:table-cell office:value-type="float" office:value="4.5787637623759601" table:style-name="ce5">
            <text:p>4.578763762</text:p>
          </table:table-cell>
          <table:table-cell office:value-type="float" office:value="4.5226792781831202" table:style-name="ce5">
            <text:p>4.522679278</text:p>
          </table:table-cell>
          <table:table-cell office:value-type="float" office:value="4.4923481810418897" table:style-name="ce5">
            <text:p>4.492348181</text:p>
          </table:table-cell>
          <table:table-cell office:value-type="float" office:value="4.5574589973968607" table:style-name="ce5">
            <text:p>4.557458997</text:p>
          </table:table-cell>
          <table:table-cell office:value-type="float" office:value="4.7602523406902799" table:style-name="ce5">
            <text:p>4.760252341</text:p>
          </table:table-cell>
          <table:table-cell office:value-type="float" office:value="4.8743405923356997" table:style-name="ce5">
            <text:p>4.874340592</text:p>
          </table:table-cell>
          <table:table-cell office:value-type="float" office:value="4.8191413767273197" table:style-name="ce5">
            <text:p>4.819141377</text:p>
          </table:table-cell>
          <table:table-cell office:value-type="float" office:value="4.6681103624948799" table:style-name="ce5">
            <text:p>4.668110362</text:p>
          </table:table-cell>
          <table:table-cell office:value-type="float" office:value="4.4632254001625107" table:style-name="ce5">
            <text:p>4.4632254</text:p>
          </table:table-cell>
          <table:table-cell office:value-type="float" office:value="4.1487106372940596" table:style-name="ce5">
            <text:p>4.148710637</text:p>
          </table:table-cell>
          <table:table-cell office:value-type="float" office:value="3.68592157739142" table:style-name="ce5">
            <text:p>3.68592157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.5845059960573495" table:style-name="ce5">
            <text:p>6.584505996</text:p>
          </table:table-cell>
          <table:table-cell office:value-type="float" office:value="6.2853005133171402" table:style-name="ce5">
            <text:p>6.285300513</text:p>
          </table:table-cell>
          <table:table-cell office:value-type="float" office:value="6.1759322617269099" table:style-name="ce5">
            <text:p>6.175932262</text:p>
          </table:table-cell>
          <table:table-cell office:value-type="float" office:value="5.9769941839692207" table:style-name="ce5">
            <text:p>5.976994184</text:p>
          </table:table-cell>
          <table:table-cell office:value-type="float" office:value="5.8892028961515699" table:style-name="ce5">
            <text:p>5.889202896</text:p>
          </table:table-cell>
          <table:table-cell office:value-type="float" office:value="5.8510604944453908" table:style-name="ce5">
            <text:p>5.851060494</text:p>
          </table:table-cell>
          <table:table-cell office:value-type="float" office:value="6.3405129308739401" table:style-name="ce5">
            <text:p>6.340512931</text:p>
          </table:table-cell>
          <table:table-cell office:value-type="float" office:value="7.4464304731870801" table:style-name="ce5">
            <text:p>7.446430473</text:p>
          </table:table-cell>
          <table:table-cell office:value-type="float" office:value="8.4603541074337905" table:style-name="ce5">
            <text:p>8.460354107</text:p>
          </table:table-cell>
          <table:table-cell office:value-type="float" office:value="8.9511542807007398" table:style-name="ce5">
            <text:p>8.951154281</text:p>
          </table:table-cell>
          <table:table-cell office:value-type="float" office:value="9.1731725164955407" table:style-name="ce5">
            <text:p>9.173172516</text:p>
          </table:table-cell>
          <table:table-cell office:value-type="float" office:value="9.2643324876912896" table:style-name="ce5">
            <text:p>9.264332488</text:p>
          </table:table-cell>
          <table:table-cell office:value-type="float" office:value="9.2933806299688406" table:style-name="ce5">
            <text:p>9.29338063</text:p>
          </table:table-cell>
          <table:table-cell office:value-type="float" office:value="9.2057250380401001" table:style-name="ce5">
            <text:p>9.205725038</text:p>
          </table:table-cell>
          <table:table-cell office:value-type="float" office:value="9.0929657066629197" table:style-name="ce5">
            <text:p>9.092965707</text:p>
          </table:table-cell>
          <table:table-cell office:value-type="float" office:value="9.031984237673699" table:style-name="ce5">
            <text:p>9.031984238</text:p>
          </table:table-cell>
          <table:table-cell office:value-type="float" office:value="9.1628912473978907" table:style-name="ce5">
            <text:p>9.162891247</text:p>
          </table:table-cell>
          <table:table-cell office:value-type="float" office:value="9.57061260075624" table:style-name="ce5">
            <text:p>9.570612601</text:p>
          </table:table-cell>
          <table:table-cell office:value-type="float" office:value="9.7999900330117704" table:style-name="ce5">
            <text:p>9.799990033</text:p>
          </table:table-cell>
          <table:table-cell office:value-type="float" office:value="9.6890105574202003" table:style-name="ce5">
            <text:p>9.689010557</text:p>
          </table:table-cell>
          <table:table-cell office:value-type="float" office:value="9.3853587288054907" table:style-name="ce5">
            <text:p>9.385358729</text:p>
          </table:table-cell>
          <table:table-cell office:value-type="float" office:value="8.9734321203267307" table:style-name="ce5">
            <text:p>8.97343212</text:p>
          </table:table-cell>
          <table:table-cell office:value-type="float" office:value="8.3410919128754202" table:style-name="ce5">
            <text:p>8.341091913</text:p>
          </table:table-cell>
          <table:table-cell office:value-type="float" office:value="7.4106423292816999" table:style-name="ce5">
            <text:p>7.410642329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6003135122799397" table:style-name="ce5">
            <text:p>2.600313512</text:p>
          </table:table-cell>
          <table:table-cell office:value-type="float" office:value="2.4821530822972697" table:style-name="ce5">
            <text:p>2.482153082</text:p>
          </table:table-cell>
          <table:table-cell office:value-type="float" office:value="2.4389620300611901" table:style-name="ce5">
            <text:p>2.43896203</text:p>
          </table:table-cell>
          <table:table-cell office:value-type="float" office:value="2.3603986006998898" table:style-name="ce5">
            <text:p>2.360398601</text:p>
          </table:table-cell>
          <table:table-cell office:value-type="float" office:value="2.3257285932445999" table:style-name="ce5">
            <text:p>2.325728593</text:p>
          </table:table-cell>
          <table:table-cell office:value-type="float" office:value="2.3106656253307101" table:style-name="ce5">
            <text:p>2.310665625</text:p>
          </table:table-cell>
          <table:table-cell office:value-type="float" office:value="2.5039572382209703" table:style-name="ce5">
            <text:p>2.503957238</text:p>
          </table:table-cell>
          <table:table-cell office:value-type="float" office:value="2.9406995436370802" table:style-name="ce5">
            <text:p>2.940699544</text:p>
          </table:table-cell>
          <table:table-cell office:value-type="float" office:value="3.3411121680815596" table:style-name="ce5">
            <text:p>3.341112168</text:p>
          </table:table-cell>
          <table:table-cell office:value-type="float" office:value="3.5349360210994702" table:style-name="ce5">
            <text:p>3.534936021</text:p>
          </table:table-cell>
          <table:table-cell office:value-type="float" office:value="3.6226141276811097" table:style-name="ce5">
            <text:p>3.622614128</text:p>
          </table:table-cell>
          <table:table-cell office:value-type="float" office:value="3.6586144753186201" table:style-name="ce5">
            <text:p>3.658614475</text:p>
          </table:table-cell>
          <table:table-cell office:value-type="float" office:value="3.6700859929869498" table:style-name="ce5">
            <text:p>3.670085993</text:p>
          </table:table-cell>
          <table:table-cell office:value-type="float" office:value="3.6354695737361" table:style-name="ce5">
            <text:p>3.635469574</text:p>
          </table:table-cell>
          <table:table-cell office:value-type="float" office:value="3.5909393366626898" table:style-name="ce5">
            <text:p>3.590939337</text:p>
          </table:table-cell>
          <table:table-cell office:value-type="float" office:value="3.5668569016392797" table:style-name="ce5">
            <text:p>3.566856902</text:p>
          </table:table-cell>
          <table:table-cell office:value-type="float" office:value="3.6185539107150997" table:style-name="ce5">
            <text:p>3.618553911</text:p>
          </table:table-cell>
          <table:table-cell office:value-type="float" office:value="3.77956877576612" table:style-name="ce5">
            <text:p>3.779568776</text:p>
          </table:table-cell>
          <table:table-cell office:value-type="float" office:value="3.87015313195977" table:style-name="ce5">
            <text:p>3.870153132</text:p>
          </table:table-cell>
          <table:table-cell office:value-type="float" office:value="3.8263257848301202" table:style-name="ce5">
            <text:p>3.826325785</text:p>
          </table:table-cell>
          <table:table-cell office:value-type="float" office:value="3.7064094306726298" table:style-name="ce5">
            <text:p>3.706409431</text:p>
          </table:table-cell>
          <table:table-cell office:value-type="float" office:value="3.5437338515576" table:style-name="ce5">
            <text:p>3.543733852</text:p>
          </table:table-cell>
          <table:table-cell office:value-type="float" office:value="3.2940138593853603" table:style-name="ce5">
            <text:p>3.294013859</text:p>
          </table:table-cell>
          <table:table-cell office:value-type="float" office:value="2.9265663050566504" table:style-name="ce5">
            <text:p>2.926566305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.2918746451447" table:style-name="ce5">
            <text:p>14.29187465</text:p>
          </table:table-cell>
          <table:table-cell office:value-type="float" office:value="13.6424398576263" table:style-name="ce5">
            <text:p>13.64243986</text:p>
          </table:table-cell>
          <table:table-cell office:value-type="float" office:value="13.4050526727984" table:style-name="ce5">
            <text:p>13.40505267</text:p>
          </table:table-cell>
          <table:table-cell office:value-type="float" office:value="12.9732514000588" table:style-name="ce5">
            <text:p>12.9732514</text:p>
          </table:table-cell>
          <table:table-cell office:value-type="float" office:value="12.782697684840601" table:style-name="ce5">
            <text:p>12.78269768</text:p>
          </table:table-cell>
          <table:table-cell office:value-type="float" office:value="12.699908418010899" table:style-name="ce5">
            <text:p>12.69990842</text:p>
          </table:table-cell>
          <table:table-cell office:value-type="float" office:value="13.762280123706901" table:style-name="ce5">
            <text:p>13.76228012</text:p>
          </table:table-cell>
          <table:table-cell office:value-type="float" office:value="16.162708476581098" table:style-name="ce5">
            <text:p>16.16270848</text:p>
          </table:table-cell>
          <table:table-cell office:value-type="float" office:value="18.363461196539198" table:style-name="ce5">
            <text:p>18.3634612</text:p>
          </table:table-cell>
          <table:table-cell office:value-type="float" office:value="19.4287582068762" table:style-name="ce5">
            <text:p>19.42875821</text:p>
          </table:table-cell>
          <table:table-cell office:value-type="float" office:value="19.910655679035202" table:style-name="ce5">
            <text:p>19.91065568</text:p>
          </table:table-cell>
          <table:table-cell office:value-type="float" office:value="20.1085212260883" table:style-name="ce5">
            <text:p>20.10852123</text:p>
          </table:table-cell>
          <table:table-cell office:value-type="float" office:value="20.1715711205457" table:style-name="ce5">
            <text:p>20.17157112</text:p>
          </table:table-cell>
          <table:table-cell office:value-type="float" office:value="19.981311937466202" table:style-name="ce5">
            <text:p>19.98131194</text:p>
          </table:table-cell>
          <table:table-cell office:value-type="float" office:value="19.736564308702899" table:style-name="ce5">
            <text:p>19.73656431</text:p>
          </table:table-cell>
          <table:table-cell office:value-type="float" office:value="19.604202137418898" table:style-name="ce5">
            <text:p>19.60420214</text:p>
          </table:table-cell>
          <table:table-cell office:value-type="float" office:value="19.888339865331901" table:style-name="ce5">
            <text:p>19.88833987</text:p>
          </table:table-cell>
          <table:table-cell office:value-type="float" office:value="20.773311718320603" table:style-name="ce5">
            <text:p>20.77331172</text:p>
          </table:table-cell>
          <table:table-cell office:value-type="float" office:value="21.271182554824399" table:style-name="ce5">
            <text:p>21.27118255</text:p>
          </table:table-cell>
          <table:table-cell office:value-type="float" office:value="21.030298158289803" table:style-name="ce5">
            <text:p>21.03029816</text:p>
          </table:table-cell>
          <table:table-cell office:value-type="float" office:value="20.371212439037798" table:style-name="ce5">
            <text:p>20.37121244</text:p>
          </table:table-cell>
          <table:table-cell office:value-type="float" office:value="19.477112949280599" table:style-name="ce5">
            <text:p>19.47711295</text:p>
          </table:table-cell>
          <table:table-cell office:value-type="float" office:value="18.1045989013945" table:style-name="ce5">
            <text:p>18.1045989</text:p>
          </table:table-cell>
          <table:table-cell office:value-type="float" office:value="16.0850291993833" table:style-name="ce5">
            <text:p>16.0850292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13737890971495" table:style-name="ce5">
            <text:p>2.13737891</text:p>
          </table:table-cell>
          <table:table-cell office:value-type="float" office:value="2.0402546168882902" table:style-name="ce5">
            <text:p>2.040254617</text:p>
          </table:table-cell>
          <table:table-cell office:value-type="float" office:value="2.0047528807699901" table:style-name="ce5">
            <text:p>2.004752881</text:p>
          </table:table-cell>
          <table:table-cell office:value-type="float" office:value="1.9401761225449801" table:style-name="ce5">
            <text:p>1.940176123</text:p>
          </table:table-cell>
          <table:table-cell office:value-type="float" office:value="1.91167842702302" table:style-name="ce5">
            <text:p>1.911678427</text:p>
          </table:table-cell>
          <table:table-cell office:value-type="float" office:value="1.8992971238513801" table:style-name="ce5">
            <text:p>1.899297124</text:p>
          </table:table-cell>
          <table:table-cell office:value-type="float" office:value="2.0581769723255703" table:style-name="ce5">
            <text:p>2.058176972</text:p>
          </table:table-cell>
          <table:table-cell office:value-type="float" office:value="2.4171659127622998" table:style-name="ce5">
            <text:p>2.417165913</text:p>
          </table:table-cell>
          <table:table-cell office:value-type="float" office:value="2.7462929563397602" table:style-name="ce5">
            <text:p>2.746292956</text:p>
          </table:table-cell>
          <table:table-cell office:value-type="float" office:value="2.9056102900704004" table:style-name="ce5">
            <text:p>2.90561029</text:p>
          </table:table-cell>
          <table:table-cell office:value-type="float" office:value="2.97767903676819" table:style-name="ce5">
            <text:p>2.977679037</text:p>
          </table:table-cell>
          <table:table-cell office:value-type="float" office:value="3.0072702316065998" table:style-name="ce5">
            <text:p>3.007270232</text:p>
          </table:table-cell>
          <table:table-cell office:value-type="float" office:value="3.0166994715082098" table:style-name="ce5">
            <text:p>3.016699472</text:p>
          </table:table-cell>
          <table:table-cell office:value-type="float" office:value="2.98824582386642" table:style-name="ce5">
            <text:p>2.988245824</text:p>
          </table:table-cell>
          <table:table-cell office:value-type="float" office:value="2.9516433183932005" table:style-name="ce5">
            <text:p>2.951643318</text:p>
          </table:table-cell>
          <table:table-cell office:value-type="float" office:value="2.9318482865747097" table:style-name="ce5">
            <text:p>2.931848287</text:p>
          </table:table-cell>
          <table:table-cell office:value-type="float" office:value="2.9743416614589999" table:style-name="ce5">
            <text:p>2.974341661</text:p>
          </table:table-cell>
          <table:table-cell office:value-type="float" office:value="3.1066910012926097" table:style-name="ce5">
            <text:p>3.106691001</text:p>
          </table:table-cell>
          <table:table-cell office:value-type="float" office:value="3.1811485971033" table:style-name="ce5">
            <text:p>3.181148597</text:p>
          </table:table-cell>
          <table:table-cell office:value-type="float" office:value="3.1451238458641502" table:style-name="ce5">
            <text:p>3.145123846</text:p>
          </table:table-cell>
          <table:table-cell office:value-type="float" office:value="3.0465562365755998" table:style-name="ce5">
            <text:p>3.046556237</text:p>
          </table:table-cell>
          <table:table-cell office:value-type="float" office:value="2.9128418401060601" table:style-name="ce5">
            <text:p>2.91284184</text:p>
          </table:table-cell>
          <table:table-cell office:value-type="float" office:value="2.7075795738129602" table:style-name="ce5">
            <text:p>2.707579574</text:p>
          </table:table-cell>
          <table:table-cell office:value-type="float" office:value="2.4055488189291401" table:style-name="ce5">
            <text:p>2.405548819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67962739525498406" table:style-name="ce5">
            <text:p>0.679627395</text:p>
          </table:table-cell>
          <table:table-cell office:value-type="float" office:value="0.6487445556004231" table:style-name="ce5">
            <text:p>0.648744556</text:p>
          </table:table-cell>
          <table:table-cell office:value-type="float" office:value="0.63745598512962798" table:style-name="ce5">
            <text:p>0.637455985</text:p>
          </table:table-cell>
          <table:table-cell office:value-type="float" office:value="0.61692236154656099" table:style-name="ce5">
            <text:p>0.616922362</text:p>
          </table:table-cell>
          <table:table-cell office:value-type="float" office:value="0.60786088232529301" table:style-name="ce5">
            <text:p>0.607860882</text:p>
          </table:table-cell>
          <table:table-cell office:value-type="float" office:value="0.60392397025689104" table:style-name="ce5">
            <text:p>0.60392397</text:p>
          </table:table-cell>
          <table:table-cell office:value-type="float" office:value="0.65444336908048095" table:style-name="ce5">
            <text:p>0.654443369</text:p>
          </table:table-cell>
          <table:table-cell office:value-type="float" office:value="0.76859192617787297" table:style-name="ce5">
            <text:p>0.768591926</text:p>
          </table:table-cell>
          <table:table-cell office:value-type="float" office:value="0.87324522574858898" table:style-name="ce5">
            <text:p>0.873245226</text:p>
          </table:table-cell>
          <table:table-cell office:value-type="float" office:value="0.92390373278736104" table:style-name="ce5">
            <text:p>0.923903733</text:p>
          </table:table-cell>
          <table:table-cell office:value-type="float" office:value="0.94681960155301692" table:style-name="ce5">
            <text:p>0.946819602</text:p>
          </table:table-cell>
          <table:table-cell office:value-type="float" office:value="0.95622878332191308" table:style-name="ce5">
            <text:p>0.956228783</text:p>
          </table:table-cell>
          <table:table-cell office:value-type="float" office:value="0.959227020894315" table:style-name="ce5">
            <text:p>0.959227021</text:p>
          </table:table-cell>
          <table:table-cell office:value-type="float" office:value="0.95017954768102797" table:style-name="ce5">
            <text:p>0.950179548</text:p>
          </table:table-cell>
          <table:table-cell office:value-type="float" office:value="0.93854096299138601" table:style-name="ce5">
            <text:p>0.938540963</text:p>
          </table:table-cell>
          <table:table-cell office:value-type="float" office:value="0.93224669020117501" table:style-name="ce5">
            <text:p>0.93224669</text:p>
          </table:table-cell>
          <table:table-cell office:value-type="float" office:value="0.94575840848235504" table:style-name="ce5">
            <text:p>0.945758408</text:p>
          </table:table-cell>
          <table:table-cell office:value-type="float" office:value="0.98784183912069001" table:style-name="ce5">
            <text:p>0.987841839</text:p>
          </table:table-cell>
          <table:table-cell office:value-type="float" office:value="1.01151729585312" table:style-name="ce5">
            <text:p>1.011517296</text:p>
          </table:table-cell>
          <table:table-cell office:value-type="float" office:value="1.0000624210351399" table:style-name="ce5">
            <text:p>1.000062421</text:p>
          </table:table-cell>
          <table:table-cell office:value-type="float" office:value="0.96872064665307211" table:style-name="ce5">
            <text:p>0.968720647</text:p>
          </table:table-cell>
          <table:table-cell office:value-type="float" office:value="0.92620316574800898" table:style-name="ce5">
            <text:p>0.926203166</text:p>
          </table:table-cell>
          <table:table-cell office:value-type="float" office:value="0.86093544052117199" table:style-name="ce5">
            <text:p>0.860935441</text:p>
          </table:table-cell>
          <table:table-cell office:value-type="float" office:value="0.76489801154889703" table:style-name="ce5">
            <text:p>0.764898012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1417872420974104" table:style-name="ce5">
            <text:p>4.141787242</text:p>
          </table:table-cell>
          <table:table-cell office:value-type="float" office:value="3.9535809511590996" table:style-name="ce5">
            <text:p>3.953580951</text:p>
          </table:table-cell>
          <table:table-cell office:value-type="float" office:value="3.8847861122754899" table:style-name="ce5">
            <text:p>3.884786112</text:p>
          </table:table-cell>
          <table:table-cell office:value-type="float" office:value="3.75965004391781" table:style-name="ce5">
            <text:p>3.759650044</text:p>
          </table:table-cell>
          <table:table-cell office:value-type="float" office:value="3.7044275509824001" table:style-name="ce5">
            <text:p>3.704427551</text:p>
          </table:table-cell>
          <table:table-cell office:value-type="float" office:value="3.6804352100438096" table:style-name="ce5">
            <text:p>3.68043521</text:p>
          </table:table-cell>
          <table:table-cell office:value-type="float" office:value="3.9883106767875698" table:style-name="ce5">
            <text:p>3.988310677</text:p>
          </table:table-cell>
          <table:table-cell office:value-type="float" office:value="4.6839551443158802" table:style-name="ce5">
            <text:p>4.683955144</text:p>
          </table:table-cell>
          <table:table-cell office:value-type="float" office:value="5.3217335859026296" table:style-name="ce5">
            <text:p>5.321733586</text:p>
          </table:table-cell>
          <table:table-cell office:value-type="float" office:value="5.6304568063345695" table:style-name="ce5">
            <text:p>5.630456806</text:p>
          </table:table-cell>
          <table:table-cell office:value-type="float" office:value="5.7701107601890396" table:style-name="ce5">
            <text:p>5.77011076</text:p>
          </table:table-cell>
          <table:table-cell office:value-type="float" office:value="5.8274522229980406" table:style-name="ce5">
            <text:p>5.827452223</text:p>
          </table:table-cell>
          <table:table-cell office:value-type="float" office:value="5.8457240911023094" table:style-name="ce5">
            <text:p>5.845724091</text:p>
          </table:table-cell>
          <table:table-cell office:value-type="float" office:value="5.7905869536213297" table:style-name="ce5">
            <text:p>5.790586954</text:p>
          </table:table-cell>
          <table:table-cell office:value-type="float" office:value="5.7196590570706904" table:style-name="ce5">
            <text:p>5.719659057</text:p>
          </table:table-cell>
          <table:table-cell office:value-type="float" office:value="5.6813004815883197" table:style-name="ce5">
            <text:p>5.681300482</text:p>
          </table:table-cell>
          <table:table-cell office:value-type="float" office:value="5.7636436343018893" table:style-name="ce5">
            <text:p>5.763643634</text:p>
          </table:table-cell>
          <table:table-cell office:value-type="float" office:value="6.0201085992789896" table:style-name="ce5">
            <text:p>6.020108599</text:p>
          </table:table-cell>
          <table:table-cell office:value-type="float" office:value="6.1643916363222901" table:style-name="ce5">
            <text:p>6.164391636</text:p>
          </table:table-cell>
          <table:table-cell office:value-type="float" office:value="6.0945833050040301" table:style-name="ce5">
            <text:p>6.094583305</text:p>
          </table:table-cell>
          <table:table-cell office:value-type="float" office:value="5.9035801727190904" table:style-name="ce5">
            <text:p>5.903580173</text:p>
          </table:table-cell>
          <table:table-cell office:value-type="float" office:value="5.6444700173483708" table:style-name="ce5">
            <text:p>5.644470017</text:p>
          </table:table-cell>
          <table:table-cell office:value-type="float" office:value="5.2467152570891695" table:style-name="ce5">
            <text:p>5.246715257</text:p>
          </table:table-cell>
          <table:table-cell office:value-type="float" office:value="4.66144367907697" table:style-name="ce5">
            <text:p>4.661443679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75324168630996" table:style-name="ce5">
            <text:p>1.753241686</text:p>
          </table:table-cell>
          <table:table-cell office:value-type="float" office:value="1.6735729115489202" table:style-name="ce5">
            <text:p>1.673572912</text:p>
          </table:table-cell>
          <table:table-cell office:value-type="float" office:value="1.6444516717836799" table:style-name="ce5">
            <text:p>1.644451672</text:p>
          </table:table-cell>
          <table:table-cell office:value-type="float" office:value="1.5914808747143201" table:style-name="ce5">
            <text:p>1.591480875</text:p>
          </table:table-cell>
          <table:table-cell office:value-type="float" office:value="1.5681048848391601" table:style-name="ce5">
            <text:p>1.568104885</text:p>
          </table:table-cell>
          <table:table-cell office:value-type="float" office:value="1.55794879283662" table:style-name="ce5">
            <text:p>1.557948793</text:p>
          </table:table-cell>
          <table:table-cell office:value-type="float" office:value="1.6882741984974701" table:style-name="ce5">
            <text:p>1.688274198</text:p>
          </table:table-cell>
          <table:table-cell office:value-type="float" office:value="1.9827443892704599" table:style-name="ce5">
            <text:p>1.982744389</text:p>
          </table:table-cell>
          <table:table-cell office:value-type="float" office:value="2.2527195678731702" table:style-name="ce5">
            <text:p>2.252719568</text:p>
          </table:table-cell>
          <table:table-cell office:value-type="float" office:value="2.3834038324079798" table:style-name="ce5">
            <text:p>2.383403832</text:p>
          </table:table-cell>
          <table:table-cell office:value-type="float" office:value="2.4425201315425702" table:style-name="ce5">
            <text:p>2.442520132</text:p>
          </table:table-cell>
          <table:table-cell office:value-type="float" office:value="2.4667930932072499" table:style-name="ce5">
            <text:p>2.466793093</text:p>
          </table:table-cell>
          <table:table-cell office:value-type="float" office:value="2.47452767708968" table:style-name="ce5">
            <text:p>2.474527677</text:p>
          </table:table-cell>
          <table:table-cell office:value-type="float" office:value="2.4511878186553999" table:style-name="ce5">
            <text:p>2.451187819</text:p>
          </table:table-cell>
          <table:table-cell office:value-type="float" office:value="2.4211636436589399" table:style-name="ce5">
            <text:p>2.421163644</text:p>
          </table:table-cell>
          <table:table-cell office:value-type="float" office:value="2.4049262442870902" table:style-name="ce5">
            <text:p>2.404926244</text:p>
          </table:table-cell>
          <table:table-cell office:value-type="float" office:value="2.4397825610124499" table:style-name="ce5">
            <text:p>2.439782561</text:p>
          </table:table-cell>
          <table:table-cell office:value-type="float" office:value="2.5483456139635199" table:style-name="ce5">
            <text:p>2.548345614</text:p>
          </table:table-cell>
          <table:table-cell office:value-type="float" office:value="2.6094214298819702" table:style-name="ce5">
            <text:p>2.60942143</text:p>
          </table:table-cell>
          <table:table-cell office:value-type="float" office:value="2.5798711731051496" table:style-name="ce5">
            <text:p>2.579871173</text:p>
          </table:table-cell>
          <table:table-cell office:value-type="float" office:value="2.4990184797716903" table:style-name="ce5">
            <text:p>2.49901848</text:p>
          </table:table-cell>
          <table:table-cell office:value-type="float" office:value="2.3893357029441402" table:style-name="ce5">
            <text:p>2.389335703</text:p>
          </table:table-cell>
          <table:table-cell office:value-type="float" office:value="2.2209638900401298" table:style-name="ce5">
            <text:p>2.22096389</text:p>
          </table:table-cell>
          <table:table-cell office:value-type="float" office:value="1.97321516022759" table:style-name="ce5">
            <text:p>1.97321516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6">
            <text:p>Bus</text:p>
          </table:table-cell>
          <table:table-cell office:value-type="string" table:style-name="ce6">
            <text:p>Ps</text:p>
          </table:table-cell>
          <table:table-cell office:value-type="string" table:style-name="ce6">
            <text:p>Qs</text:p>
          </table:table-cell>
          <table:table-cell office:value-type="string" table:style-name="ce7">
            <text:p>Energy (MWh)</text:p>
          </table:table-cell>
          <table:table-cell office:value-type="string" table:style-name="ce7">
            <text:p>E_rating (MWh)</text:p>
          </table:table-cell>
          <table:table-cell office:value-type="string" table:style-name="ce7">
            <text:p>Charge_rating (MW)</text:p>
          </table:table-cell>
          <table:table-cell office:value-type="string" table:style-name="ce7">
            <text:p>Discharge_rating (MW)</text:p>
          </table:table-cell>
          <table:table-cell office:value-type="string" table:style-name="ce7">
            <text:p>Charge_efficiency</text:p>
          </table:table-cell>
          <table:table-cell office:value-type="string" table:style-name="ce7">
            <text:p>Discharge_efficiency</text:p>
          </table:table-cell>
          <table:table-cell office:value-type="string" table:style-name="ce7">
            <text:p>Thermal_rating (MVA)</text:p>
          </table:table-cell>
          <table:table-cell office:value-type="string" table:style-name="ce7">
            <text:p>Qmin (MVAr)</text:p>
          </table:table-cell>
          <table:table-cell office:value-type="string" table:style-name="ce7">
            <text:p>Qmax (MVAr)</text:p>
          </table:table-cell>
          <table:table-cell office:value-type="string" table:style-name="ce6">
            <text:p>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P_loss</text:p>
          </table:table-cell>
          <table:table-cell office:value-type="string" table:style-name="ce6">
            <text:p>Q_loss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soc_initial</text:p>
          </table:table-cell>
          <table:table-cell office:value-type="string" table:style-name="ce6">
            <text:p>soc_min</text:p>
          </table:table-cell>
          <table:table-cell office:value-type="string" table:style-name="ce6">
            <text:p>soc_max</text:p>
          </table:table-cell>
          <table:table-cell office:value-type="string" table:style-name="ce6">
            <text:p>E_rating_min (MWh)</text:p>
          </table:table-cell>
          <table:table-cell office:value-type="string" table:style-name="ce6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17:Buses.I313">
          <table:sort>
            <table:sort-by table:field-number="0"/>
          </table:sort>
        </table:database-range>
        <table:database-range table:target-range-address="Lines.A17:Lines.H379">
          <table:sort>
            <table:sort-by table:field-number="0"/>
          </table:sort>
        </table:database-range>
        <table:database-range table:target-range-address="Gens.A18:Gens.K309">
          <table:sort>
            <table:sort-by table:field-number="0"/>
          </table:sort>
        </table:database-range>
        <table:database-range table:target-range-address="FL.A17:FL.C92">
          <table:sort>
            <table:sort-by table:field-number="0"/>
          </table:sort>
        </table:database-range>
        <table:database-range table:target-range-address="Transformers.A17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Andrey Churkin</dc:creator>
    <meta:creation-date>2022-08-23T13:45:08Z</meta:creation-date>
    <dc:date>2023-09-11T19:49:22Z</dc:date>
    <meta:editing-cycles>59</meta:editing-cycles>
  </office:meta>
</office:document-meta>
</file>